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506cm" svg:height="9.004cm" svg:x="11.725cm" svg:y="110.738cm">
            <draw:object draw:notify-on-update-of-ranges="Sheet1.B246:Sheet1.B246 Sheet1.B247:Sheet1.B277 Sheet1.C246:Sheet1.C246 Sheet1.C247:Sheet1.C277 Sheet1.D246:Sheet1.D246 Sheet1.D247:Sheet1.D277 Sheet1.E246:Sheet1.E246 Sheet1.E247:Sheet1.E277 Sheet1.F246:Sheet1.F246 Sheet1.F247:Sheet1.F277 Sheet1.G246:Sheet1.G246 Sheet1.G247:Sheet1.G27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479cm" svg:height="9.005cm" svg:x="11.807cm" svg:y="125.16cm">
            <draw:object draw:notify-on-update-of-ranges="Sheet1.B278:Sheet1.B278 Sheet1.B279:Sheet1.B330 Sheet1.C278:Sheet1.C278 Sheet1.C279:Sheet1.C330 Sheet1.D278:Sheet1.D278 Sheet1.D279:Sheet1.D330 Sheet1.E278:Sheet1.E278 Sheet1.E279:Sheet1.E330 Sheet1.F278:Sheet1.F278 Sheet1.F279:Sheet1.F330 Sheet1.G278:Sheet1.G278 Sheet1.G279:Sheet1.G3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.67cm" svg:height="9.005cm" svg:x="11.807cm" svg:y="149.04cm">
            <draw:object draw:notify-on-update-of-ranges="Sheet1.B331:Sheet1.B331 Sheet1.B332:Sheet1.B404 Sheet1.C331:Sheet1.C331 Sheet1.C332:Sheet1.C404 Sheet1.D331:Sheet1.D331 Sheet1.D332:Sheet1.D404 Sheet1.E331:Sheet1.E331 Sheet1.E332:Sheet1.E404 Sheet1.F331:Sheet1.F331 Sheet1.F332:Sheet1.F404 Sheet1.G331:Sheet1.G331 Sheet1.G332:Sheet1.G40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.777cm" svg:height="8.999cm" svg:x="11.783cm" svg:y="182.423cm">
            <draw:object draw:notify-on-update-of-ranges="Sheet1.B405:Sheet1.B405 Sheet1.B406:Sheet1.B489 Sheet1.C405:Sheet1.C405 Sheet1.C406:Sheet1.C489 Sheet1.D405:Sheet1.D405 Sheet1.D406:Sheet1.D489 Sheet1.E405:Sheet1.E405 Sheet1.E406:Sheet1.E489 Sheet1.F405:Sheet1.F405 Sheet1.F406:Sheet1.F489 Sheet1.G405:Sheet1.G405 Sheet1.G406:Sheet1.G48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4.135cm" svg:height="14.238cm" svg:x="31.861cm" svg:y="110.737cm">
            <draw:object draw:notify-on-update-of-ranges="Sheet1.R1:Sheet1.R1 Sheet1.R2:Sheet1.R241 Sheet1.S1:Sheet1.S1 Sheet1.S2:Sheet1.S241 Sheet1.T1:Sheet1.T1 Sheet1.T2:Sheet1.T241 Sheet1.U1:Sheet1.U1 Sheet1.U2:Sheet1.U241 Sheet1.V1:Sheet1.V1 Sheet1.V2:Sheet1.V241 Sheet1.W1:Sheet1.W1 Sheet1.W2:Sheet1.W241 Sheet1.X1:Sheet1.X1 Sheet1.X2:Sheet1.X2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  <table:table-cell/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642129" calcext:value-type="float">
            <text:p>642129</text:p>
          </table:table-cell>
          <table:table-cell office:value-type="float" office:value="66239" calcext:value-type="float">
            <text:p>66239</text:p>
          </table:table-cell>
          <table:table-cell office:value-type="float" office:value="16706" calcext:value-type="float">
            <text:p>16706</text:p>
          </table:table-cell>
          <table:table-cell office:value-type="float" office:value="213764" calcext:value-type="float">
            <text:p>213764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8" calcext:value-type="float">
            <text:p>528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64.2129" calcext:value-type="float">
            <text:p>64.2129</text:p>
          </table:table-cell>
          <table:table-cell table:formula="of:=[.G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09094" calcext:value-type="float">
            <text:p>609094</text:p>
          </table:table-cell>
          <table:table-cell office:value-type="float" office:value="82614" calcext:value-type="float">
            <text:p>82614</text:p>
          </table:table-cell>
          <table:table-cell office:value-type="float" office:value="33081" calcext:value-type="float">
            <text:p>33081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60.9094" calcext:value-type="float">
            <text:p>60.9094</text:p>
          </table:table-cell>
          <table:table-cell table:formula="of:=[.Y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9235" calcext:value-type="float">
            <text:p>609235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60.9235" calcext:value-type="float">
            <text:p>60.9235</text:p>
          </table:table-cell>
          <table:table-cell table:formula="of:=[.Y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09231" calcext:value-type="float">
            <text:p>609231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60.9231" calcext:value-type="float">
            <text:p>60.9231</text:p>
          </table:table-cell>
          <table:table-cell table:formula="of:=[.Y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2710" calcext:value-type="float">
            <text:p>592710</text:p>
          </table:table-cell>
          <table:table-cell office:value-type="float" office:value="82614" calcext:value-type="float">
            <text:p>82614</text:p>
          </table:table-cell>
          <table:table-cell office:value-type="float" office:value="33081" calcext:value-type="float">
            <text:p>33081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59.271" calcext:value-type="float">
            <text:p>59.271</text:p>
          </table:table-cell>
          <table:table-cell table:formula="of:=[.Y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2851" calcext:value-type="float">
            <text:p>592851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59.2851" calcext:value-type="float">
            <text:p>59.2851</text:p>
          </table:table-cell>
          <table:table-cell table:formula="of:=[.Y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92847" calcext:value-type="float">
            <text:p>592847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59.2847" calcext:value-type="float">
            <text:p>59.2847</text:p>
          </table:table-cell>
          <table:table-cell table:formula="of:=[.Y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78075" calcext:value-type="float">
            <text:p>578075</text:p>
          </table:table-cell>
          <table:table-cell office:value-type="float" office:value="117444" calcext:value-type="float">
            <text:p>117444</text:p>
          </table:table-cell>
          <table:table-cell office:value-type="float" office:value="67911" calcext:value-type="float">
            <text:p>67911</text:p>
          </table:table-cell>
          <table:table-cell office:value-type="float" office:value="230283" calcext:value-type="float">
            <text:p>230283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57.8075" calcext:value-type="float">
            <text:p>57.8075</text:p>
          </table:table-cell>
          <table:table-cell table:formula="of:=[.Y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0683" calcext:value-type="float">
            <text:p>590683</text:p>
          </table:table-cell>
          <table:table-cell office:value-type="float" office:value="129984" calcext:value-type="float">
            <text:p>129984</text:p>
          </table:table-cell>
          <table:table-cell office:value-type="float" office:value="80451" calcext:value-type="float">
            <text:p>80451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59.0683" calcext:value-type="float">
            <text:p>59.0683</text:p>
          </table:table-cell>
          <table:table-cell table:formula="of:=[.Y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90679" calcext:value-type="float">
            <text:p>590679</text:p>
          </table:table-cell>
          <table:table-cell office:value-type="float" office:value="129984" calcext:value-type="float">
            <text:p>129984</text:p>
          </table:table-cell>
          <table:table-cell office:value-type="float" office:value="80451" calcext:value-type="float">
            <text:p>80451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59.0679" calcext:value-type="float">
            <text:p>59.0679</text:p>
          </table:table-cell>
          <table:table-cell table:formula="of:=[.Y1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63603" calcext:value-type="float">
            <text:p>563603</text:p>
          </table:table-cell>
          <table:table-cell office:value-type="float" office:value="119355" calcext:value-type="float">
            <text:p>119355</text:p>
          </table:table-cell>
          <table:table-cell office:value-type="float" office:value="69822" calcext:value-type="float">
            <text:p>69822</text:p>
          </table:table-cell>
          <table:table-cell office:value-type="float" office:value="230283" calcext:value-type="float">
            <text:p>230283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56.3603" calcext:value-type="float">
            <text:p>56.3603</text:p>
          </table:table-cell>
          <table:table-cell table:formula="of:=[.Y1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8772" calcext:value-type="float">
            <text:p>588772</text:p>
          </table:table-cell>
          <table:table-cell office:value-type="float" office:value="144456" calcext:value-type="float">
            <text:p>144456</text:p>
          </table:table-cell>
          <table:table-cell office:value-type="float" office:value="94923" calcext:value-type="float">
            <text:p>94923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58.8772" calcext:value-type="float">
            <text:p>58.8772</text:p>
          </table:table-cell>
          <table:table-cell table:formula="of:=[.Y1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588768" calcext:value-type="float">
            <text:p>588768</text:p>
          </table:table-cell>
          <table:table-cell office:value-type="float" office:value="144456" calcext:value-type="float">
            <text:p>144456</text:p>
          </table:table-cell>
          <table:table-cell office:value-type="float" office:value="94923" calcext:value-type="float">
            <text:p>94923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58.8768" calcext:value-type="float">
            <text:p>58.8768</text:p>
          </table:table-cell>
          <table:table-cell table:formula="of:=[.Y1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12317" calcext:value-type="float">
            <text:p>512317</text:p>
          </table:table-cell>
          <table:table-cell office:value-type="float" office:value="51813" calcext:value-type="float">
            <text:p>51813</text:p>
          </table:table-cell>
          <table:table-cell office:value-type="float" office:value="2280" calcext:value-type="float">
            <text:p>2280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51.2317" calcext:value-type="float">
            <text:p>51.2317</text:p>
          </table:table-cell>
          <table:table-cell table:formula="of:=[.Y1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2328" calcext:value-type="float">
            <text:p>512328</text:p>
          </table:table-cell>
          <table:table-cell office:value-type="float" office:value="51758" calcext:value-type="float">
            <text:p>51758</text:p>
          </table:table-cell>
          <table:table-cell office:value-type="float" office:value="2225" calcext:value-type="float">
            <text:p>2225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51.2328" calcext:value-type="float">
            <text:p>51.2328</text:p>
          </table:table-cell>
          <table:table-cell table:formula="of:=[.Y1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12324" calcext:value-type="float">
            <text:p>512324</text:p>
          </table:table-cell>
          <table:table-cell office:value-type="float" office:value="51758" calcext:value-type="float">
            <text:p>51758</text:p>
          </table:table-cell>
          <table:table-cell office:value-type="float" office:value="2225" calcext:value-type="float">
            <text:p>2225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51.2324" calcext:value-type="float">
            <text:p>51.2324</text:p>
          </table:table-cell>
          <table:table-cell table:formula="of:=[.Y1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95933" calcext:value-type="float">
            <text:p>495933</text:p>
          </table:table-cell>
          <table:table-cell office:value-type="float" office:value="51813" calcext:value-type="float">
            <text:p>51813</text:p>
          </table:table-cell>
          <table:table-cell office:value-type="float" office:value="2280" calcext:value-type="float">
            <text:p>2280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49.5933" calcext:value-type="float">
            <text:p>49.5933</text:p>
          </table:table-cell>
          <table:table-cell table:formula="of:=[.Y1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5944" calcext:value-type="float">
            <text:p>495944</text:p>
          </table:table-cell>
          <table:table-cell office:value-type="float" office:value="51758" calcext:value-type="float">
            <text:p>51758</text:p>
          </table:table-cell>
          <table:table-cell office:value-type="float" office:value="2225" calcext:value-type="float">
            <text:p>2225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49.5944" calcext:value-type="float">
            <text:p>49.5944</text:p>
          </table:table-cell>
          <table:table-cell table:formula="of:=[.Y1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95940" calcext:value-type="float">
            <text:p>495940</text:p>
          </table:table-cell>
          <table:table-cell office:value-type="float" office:value="51758" calcext:value-type="float">
            <text:p>51758</text:p>
          </table:table-cell>
          <table:table-cell office:value-type="float" office:value="2225" calcext:value-type="float">
            <text:p>2225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49.594" calcext:value-type="float">
            <text:p>49.594</text:p>
          </table:table-cell>
          <table:table-cell table:formula="of:=[.Y1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97709" calcext:value-type="float">
            <text:p>497709</text:p>
          </table:table-cell>
          <table:table-cell office:value-type="float" office:value="53717" calcext:value-type="float">
            <text:p>53717</text:p>
          </table:table-cell>
          <table:table-cell office:value-type="float" office:value="4184" calcext:value-type="float">
            <text:p>4184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49.7709" calcext:value-type="float">
            <text:p>49.7709</text:p>
          </table:table-cell>
          <table:table-cell table:formula="of:=[.Y2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7776" calcext:value-type="float">
            <text:p>497776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49.7776" calcext:value-type="float">
            <text:p>49.7776</text:p>
          </table:table-cell>
          <table:table-cell table:formula="of:=[.Y2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97772" calcext:value-type="float">
            <text:p>497772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49.7772" calcext:value-type="float">
            <text:p>49.7772</text:p>
          </table:table-cell>
          <table:table-cell table:formula="of:=[.Y2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81325" calcext:value-type="float">
            <text:p>481325</text:p>
          </table:table-cell>
          <table:table-cell office:value-type="float" office:value="53717" calcext:value-type="float">
            <text:p>53717</text:p>
          </table:table-cell>
          <table:table-cell office:value-type="float" office:value="4184" calcext:value-type="float">
            <text:p>4184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48.1325" calcext:value-type="float">
            <text:p>48.1325</text:p>
          </table:table-cell>
          <table:table-cell table:formula="of:=[.Y2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1392" calcext:value-type="float">
            <text:p>481392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48.1392" calcext:value-type="float">
            <text:p>48.1392</text:p>
          </table:table-cell>
          <table:table-cell table:formula="of:=[.Y2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81388" calcext:value-type="float">
            <text:p>481388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48.1388" calcext:value-type="float">
            <text:p>48.1388</text:p>
          </table:table-cell>
          <table:table-cell table:formula="of:=[.Y2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97709" calcext:value-type="float">
            <text:p>497709</text:p>
          </table:table-cell>
          <table:table-cell office:value-type="float" office:value="53717" calcext:value-type="float">
            <text:p>53717</text:p>
          </table:table-cell>
          <table:table-cell office:value-type="float" office:value="4184" calcext:value-type="float">
            <text:p>4184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49.7709" calcext:value-type="float">
            <text:p>49.7709</text:p>
          </table:table-cell>
          <table:table-cell table:formula="of:=[.Y2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7776" calcext:value-type="float">
            <text:p>497776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49.7776" calcext:value-type="float">
            <text:p>49.7776</text:p>
          </table:table-cell>
          <table:table-cell table:formula="of:=[.Y2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97772" calcext:value-type="float">
            <text:p>497772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49.7772" calcext:value-type="float">
            <text:p>49.7772</text:p>
          </table:table-cell>
          <table:table-cell table:formula="of:=[.Y2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81325" calcext:value-type="float">
            <text:p>481325</text:p>
          </table:table-cell>
          <table:table-cell office:value-type="float" office:value="53717" calcext:value-type="float">
            <text:p>53717</text:p>
          </table:table-cell>
          <table:table-cell office:value-type="float" office:value="4184" calcext:value-type="float">
            <text:p>4184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48.1325" calcext:value-type="float">
            <text:p>48.1325</text:p>
          </table:table-cell>
          <table:table-cell table:formula="of:=[.Y2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1392" calcext:value-type="float">
            <text:p>481392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48.1392" calcext:value-type="float">
            <text:p>48.1392</text:p>
          </table:table-cell>
          <table:table-cell table:formula="of:=[.Y3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81388" calcext:value-type="float">
            <text:p>481388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48.1388" calcext:value-type="float">
            <text:p>48.1388</text:p>
          </table:table-cell>
          <table:table-cell table:formula="of:=[.Y3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21094" calcext:value-type="float">
            <text:p>321094</text:p>
          </table:table-cell>
          <table:table-cell office:value-type="float" office:value="642183" calcext:value-type="float">
            <text:p>642183</text:p>
          </table:table-cell>
          <table:table-cell office:value-type="float" office:value="66236" calcext:value-type="float">
            <text:p>66236</text:p>
          </table:table-cell>
          <table:table-cell office:value-type="float" office:value="16706" calcext:value-type="float">
            <text:p>16706</text:p>
          </table:table-cell>
          <table:table-cell office:value-type="float" office:value="213774" calcext:value-type="float">
            <text:p>213774</text:p>
          </table:table-cell>
          <table:table-cell office:value-type="float" office:value="16382" calcext:value-type="float">
            <text:p>16382</text:p>
          </table:table-cell>
          <table:table-cell office:value-type="float" office:value="7" calcext:value-type="float">
            <text:p>7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32.1094" calcext:value-type="float">
            <text:p>32.1094</text:p>
          </table:table-cell>
          <table:table-cell table:formula="of:=[.Y3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1089" calcext:value-type="float">
            <text:p>321089</text:p>
          </table:table-cell>
          <table:table-cell office:value-type="float" office:value="642174" calcext:value-type="float">
            <text:p>642174</text:p>
          </table:table-cell>
          <table:table-cell office:value-type="float" office:value="66238" calcext:value-type="float">
            <text:p>66238</text:p>
          </table:table-cell>
          <table:table-cell office:value-type="float" office:value="16708" calcext:value-type="float">
            <text:p>16708</text:p>
          </table:table-cell>
          <table:table-cell office:value-type="float" office:value="213774" calcext:value-type="float">
            <text:p>213774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32.1089" calcext:value-type="float">
            <text:p>32.1089</text:p>
          </table:table-cell>
          <table:table-cell table:formula="of:=[.Y33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4574" calcext:value-type="float">
            <text:p>304574</text:p>
          </table:table-cell>
          <table:table-cell office:value-type="float" office:value="609146" calcext:value-type="float">
            <text:p>609146</text:p>
          </table:table-cell>
          <table:table-cell office:value-type="float" office:value="82609" calcext:value-type="float">
            <text:p>82609</text:p>
          </table:table-cell>
          <table:table-cell office:value-type="float" office:value="33079" calcext:value-type="float">
            <text:p>33079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30.4574" calcext:value-type="float">
            <text:p>30.4574</text:p>
          </table:table-cell>
          <table:table-cell table:formula="of:=[.Y3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4570" calcext:value-type="float">
            <text:p>304570</text:p>
          </table:table-cell>
          <table:table-cell office:value-type="float" office:value="609136" calcext:value-type="float">
            <text:p>609136</text:p>
          </table:table-cell>
          <table:table-cell office:value-type="float" office:value="82612" calcext:value-type="float">
            <text:p>82612</text:p>
          </table:table-cell>
          <table:table-cell office:value-type="float" office:value="33082" calcext:value-type="float">
            <text:p>33082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30.457" calcext:value-type="float">
            <text:p>30.457</text:p>
          </table:table-cell>
          <table:table-cell table:formula="of:=[.Y3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4646" calcext:value-type="float">
            <text:p>304646</text:p>
          </table:table-cell>
          <table:table-cell office:value-type="float" office:value="609287" calcext:value-type="float">
            <text:p>609287</text:p>
          </table:table-cell>
          <table:table-cell office:value-type="float" office:value="82620" calcext:value-type="float">
            <text:p>82620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30.4646" calcext:value-type="float">
            <text:p>30.4646</text:p>
          </table:table-cell>
          <table:table-cell table:formula="of:=[.Y36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4635" calcext:value-type="float">
            <text:p>304635</text:p>
          </table:table-cell>
          <table:table-cell office:value-type="float" office:value="609269" calcext:value-type="float">
            <text:p>609269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3" calcext:value-type="float">
            <text:p>33093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30.4635" calcext:value-type="float">
            <text:p>30.4635</text:p>
          </table:table-cell>
          <table:table-cell table:formula="of:=[.Y37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635" calcext:value-type="float">
            <text:p>304635</text:p>
          </table:table-cell>
          <table:table-cell office:value-type="float" office:value="609269" calcext:value-type="float">
            <text:p>609269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3" calcext:value-type="float">
            <text:p>33093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30.4635" calcext:value-type="float">
            <text:p>30.4635</text:p>
          </table:table-cell>
          <table:table-cell table:formula="of:=[.Y38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6382" calcext:value-type="float">
            <text:p>296382</text:p>
          </table:table-cell>
          <table:table-cell office:value-type="float" office:value="592762" calcext:value-type="float">
            <text:p>592762</text:p>
          </table:table-cell>
          <table:table-cell office:value-type="float" office:value="82609" calcext:value-type="float">
            <text:p>82609</text:p>
          </table:table-cell>
          <table:table-cell office:value-type="float" office:value="33079" calcext:value-type="float">
            <text:p>33079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29.6382" calcext:value-type="float">
            <text:p>29.6382</text:p>
          </table:table-cell>
          <table:table-cell table:formula="of:=[.Y39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378" calcext:value-type="float">
            <text:p>296378</text:p>
          </table:table-cell>
          <table:table-cell office:value-type="float" office:value="592752" calcext:value-type="float">
            <text:p>592752</text:p>
          </table:table-cell>
          <table:table-cell office:value-type="float" office:value="82612" calcext:value-type="float">
            <text:p>82612</text:p>
          </table:table-cell>
          <table:table-cell office:value-type="float" office:value="33082" calcext:value-type="float">
            <text:p>33082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29.6378" calcext:value-type="float">
            <text:p>29.6378</text:p>
          </table:table-cell>
          <table:table-cell table:formula="of:=[.Y40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6454" calcext:value-type="float">
            <text:p>296454</text:p>
          </table:table-cell>
          <table:table-cell office:value-type="float" office:value="592903" calcext:value-type="float">
            <text:p>592903</text:p>
          </table:table-cell>
          <table:table-cell office:value-type="float" office:value="82620" calcext:value-type="float">
            <text:p>82620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29.6454" calcext:value-type="float">
            <text:p>29.6454</text:p>
          </table:table-cell>
          <table:table-cell table:formula="of:=[.Y41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96443" calcext:value-type="float">
            <text:p>296443</text:p>
          </table:table-cell>
          <table:table-cell office:value-type="float" office:value="592885" calcext:value-type="float">
            <text:p>592885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3" calcext:value-type="float">
            <text:p>33093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29.6443" calcext:value-type="float">
            <text:p>29.6443</text:p>
          </table:table-cell>
          <table:table-cell table:formula="of:=[.Y42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6443" calcext:value-type="float">
            <text:p>296443</text:p>
          </table:table-cell>
          <table:table-cell office:value-type="float" office:value="592885" calcext:value-type="float">
            <text:p>592885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3" calcext:value-type="float">
            <text:p>33093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29.6443" calcext:value-type="float">
            <text:p>29.6443</text:p>
          </table:table-cell>
          <table:table-cell table:formula="of:=[.Y43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9063" calcext:value-type="float">
            <text:p>289063</text:p>
          </table:table-cell>
          <table:table-cell office:value-type="float" office:value="578124" calcext:value-type="float">
            <text:p>578124</text:p>
          </table:table-cell>
          <table:table-cell office:value-type="float" office:value="117439" calcext:value-type="float">
            <text:p>117439</text:p>
          </table:table-cell>
          <table:table-cell office:value-type="float" office:value="67909" calcext:value-type="float">
            <text:p>67909</text:p>
          </table:table-cell>
          <table:table-cell office:value-type="float" office:value="230293" calcext:value-type="float">
            <text:p>230293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28.9063" calcext:value-type="float">
            <text:p>28.9063</text:p>
          </table:table-cell>
          <table:table-cell table:formula="of:=[.Y4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9059" calcext:value-type="float">
            <text:p>289059</text:p>
          </table:table-cell>
          <table:table-cell office:value-type="float" office:value="578115" calcext:value-type="float">
            <text:p>578115</text:p>
          </table:table-cell>
          <table:table-cell office:value-type="float" office:value="117442" calcext:value-type="float">
            <text:p>117442</text:p>
          </table:table-cell>
          <table:table-cell office:value-type="float" office:value="67912" calcext:value-type="float">
            <text:p>67912</text:p>
          </table:table-cell>
          <table:table-cell office:value-type="float" office:value="230293" calcext:value-type="float">
            <text:p>230293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28.9059" calcext:value-type="float">
            <text:p>28.9059</text:p>
          </table:table-cell>
          <table:table-cell table:formula="of:=[.Y4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5369" calcext:value-type="float">
            <text:p>295369</text:p>
          </table:table-cell>
          <table:table-cell office:value-type="float" office:value="590733" calcext:value-type="float">
            <text:p>590733</text:p>
          </table:table-cell>
          <table:table-cell office:value-type="float" office:value="129981" calcext:value-type="float">
            <text:p>129981</text:p>
          </table:table-cell>
          <table:table-cell office:value-type="float" office:value="80451" calcext:value-type="float">
            <text:p>80451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29.5369" calcext:value-type="float">
            <text:p>29.5369</text:p>
          </table:table-cell>
          <table:table-cell table:formula="of:=[.Y46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5358" calcext:value-type="float">
            <text:p>295358</text:p>
          </table:table-cell>
          <table:table-cell office:value-type="float" office:value="590715" calcext:value-type="float">
            <text:p>590715</text:p>
          </table:table-cell>
          <table:table-cell office:value-type="float" office:value="129984" calcext:value-type="float">
            <text:p>129984</text:p>
          </table:table-cell>
          <table:table-cell office:value-type="float" office:value="80454" calcext:value-type="float">
            <text:p>8045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29.5358" calcext:value-type="float">
            <text:p>29.5358</text:p>
          </table:table-cell>
          <table:table-cell table:formula="of:=[.Y47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358" calcext:value-type="float">
            <text:p>295358</text:p>
          </table:table-cell>
          <table:table-cell office:value-type="float" office:value="590715" calcext:value-type="float">
            <text:p>590715</text:p>
          </table:table-cell>
          <table:table-cell office:value-type="float" office:value="129984" calcext:value-type="float">
            <text:p>129984</text:p>
          </table:table-cell>
          <table:table-cell office:value-type="float" office:value="80454" calcext:value-type="float">
            <text:p>8045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29.5358" calcext:value-type="float">
            <text:p>29.5358</text:p>
          </table:table-cell>
          <table:table-cell table:formula="of:=[.Y48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1827" calcext:value-type="float">
            <text:p>281827</text:p>
          </table:table-cell>
          <table:table-cell office:value-type="float" office:value="563652" calcext:value-type="float">
            <text:p>563652</text:p>
          </table:table-cell>
          <table:table-cell office:value-type="float" office:value="119350" calcext:value-type="float">
            <text:p>119350</text:p>
          </table:table-cell>
          <table:table-cell office:value-type="float" office:value="69820" calcext:value-type="float">
            <text:p>69820</text:p>
          </table:table-cell>
          <table:table-cell office:value-type="float" office:value="230293" calcext:value-type="float">
            <text:p>230293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28.1827" calcext:value-type="float">
            <text:p>28.1827</text:p>
          </table:table-cell>
          <table:table-cell table:formula="of:=[.Y49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1823" calcext:value-type="float">
            <text:p>281823</text:p>
          </table:table-cell>
          <table:table-cell office:value-type="float" office:value="563643" calcext:value-type="float">
            <text:p>563643</text:p>
          </table:table-cell>
          <table:table-cell office:value-type="float" office:value="119353" calcext:value-type="float">
            <text:p>119353</text:p>
          </table:table-cell>
          <table:table-cell office:value-type="float" office:value="69823" calcext:value-type="float">
            <text:p>69823</text:p>
          </table:table-cell>
          <table:table-cell office:value-type="float" office:value="230293" calcext:value-type="float">
            <text:p>230293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28.1823" calcext:value-type="float">
            <text:p>28.1823</text:p>
          </table:table-cell>
          <table:table-cell table:formula="of:=[.Y50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4413" calcext:value-type="float">
            <text:p>294413</text:p>
          </table:table-cell>
          <table:table-cell office:value-type="float" office:value="588822" calcext:value-type="float">
            <text:p>588822</text:p>
          </table:table-cell>
          <table:table-cell office:value-type="float" office:value="144453" calcext:value-type="float">
            <text:p>144453</text:p>
          </table:table-cell>
          <table:table-cell office:value-type="float" office:value="94923" calcext:value-type="float">
            <text:p>9492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29.4413" calcext:value-type="float">
            <text:p>29.4413</text:p>
          </table:table-cell>
          <table:table-cell table:formula="of:=[.Y51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294402" calcext:value-type="float">
            <text:p>294402</text:p>
          </table:table-cell>
          <table:table-cell office:value-type="float" office:value="588804" calcext:value-type="float">
            <text:p>588804</text:p>
          </table:table-cell>
          <table:table-cell office:value-type="float" office:value="144456" calcext:value-type="float">
            <text:p>144456</text:p>
          </table:table-cell>
          <table:table-cell office:value-type="float" office:value="94926" calcext:value-type="float">
            <text:p>9492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29.4402" calcext:value-type="float">
            <text:p>29.4402</text:p>
          </table:table-cell>
          <table:table-cell table:formula="of:=[.Y52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4402" calcext:value-type="float">
            <text:p>294402</text:p>
          </table:table-cell>
          <table:table-cell office:value-type="float" office:value="588804" calcext:value-type="float">
            <text:p>588804</text:p>
          </table:table-cell>
          <table:table-cell office:value-type="float" office:value="144456" calcext:value-type="float">
            <text:p>144456</text:p>
          </table:table-cell>
          <table:table-cell office:value-type="float" office:value="94926" calcext:value-type="float">
            <text:p>9492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29.4402" calcext:value-type="float">
            <text:p>29.4402</text:p>
          </table:table-cell>
          <table:table-cell table:formula="of:=[.Y5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6185" calcext:value-type="float">
            <text:p>256185</text:p>
          </table:table-cell>
          <table:table-cell office:value-type="float" office:value="512367" calcext:value-type="float">
            <text:p>512367</text:p>
          </table:table-cell>
          <table:table-cell office:value-type="float" office:value="51809" calcext:value-type="float">
            <text:p>51809</text:p>
          </table:table-cell>
          <table:table-cell office:value-type="float" office:value="2279" calcext:value-type="float">
            <text:p>2279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25.6185" calcext:value-type="float">
            <text:p>25.6185</text:p>
          </table:table-cell>
          <table:table-cell table:formula="of:=[.Y5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6180" calcext:value-type="float">
            <text:p>256180</text:p>
          </table:table-cell>
          <table:table-cell office:value-type="float" office:value="512356" calcext:value-type="float">
            <text:p>512356</text:p>
          </table:table-cell>
          <table:table-cell office:value-type="float" office:value="51810" calcext:value-type="float">
            <text:p>51810</text:p>
          </table:table-cell>
          <table:table-cell office:value-type="float" office:value="2280" calcext:value-type="float">
            <text:p>2280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25.618" calcext:value-type="float">
            <text:p>25.618</text:p>
          </table:table-cell>
          <table:table-cell table:formula="of:=[.Y5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190" calcext:value-type="float">
            <text:p>256190</text:p>
          </table:table-cell>
          <table:table-cell office:value-type="float" office:value="512376" calcext:value-type="float">
            <text:p>512376</text:p>
          </table:table-cell>
          <table:table-cell office:value-type="float" office:value="51756" calcext:value-type="float">
            <text:p>51756</text:p>
          </table:table-cell>
          <table:table-cell office:value-type="float" office:value="2226" calcext:value-type="float">
            <text:p>222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25.619" calcext:value-type="float">
            <text:p>25.619</text:p>
          </table:table-cell>
          <table:table-cell table:formula="of:=[.Y5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6183" calcext:value-type="float">
            <text:p>256183</text:p>
          </table:table-cell>
          <table:table-cell office:value-type="float" office:value="512362" calcext:value-type="float">
            <text:p>512362</text:p>
          </table:table-cell>
          <table:table-cell office:value-type="float" office:value="51757" calcext:value-type="float">
            <text:p>51757</text:p>
          </table:table-cell>
          <table:table-cell office:value-type="float" office:value="2227" calcext:value-type="float">
            <text:p>2227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25.6183" calcext:value-type="float">
            <text:p>25.6183</text:p>
          </table:table-cell>
          <table:table-cell table:formula="of:=[.Y5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6181" calcext:value-type="float">
            <text:p>256181</text:p>
          </table:table-cell>
          <table:table-cell office:value-type="float" office:value="512358" calcext:value-type="float">
            <text:p>512358</text:p>
          </table:table-cell>
          <table:table-cell office:value-type="float" office:value="51757" calcext:value-type="float">
            <text:p>51757</text:p>
          </table:table-cell>
          <table:table-cell office:value-type="float" office:value="2227" calcext:value-type="float">
            <text:p>2227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25.6181" calcext:value-type="float">
            <text:p>25.6181</text:p>
          </table:table-cell>
          <table:table-cell table:formula="of:=[.Y5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993" calcext:value-type="float">
            <text:p>247993</text:p>
          </table:table-cell>
          <table:table-cell office:value-type="float" office:value="495983" calcext:value-type="float">
            <text:p>495983</text:p>
          </table:table-cell>
          <table:table-cell office:value-type="float" office:value="51809" calcext:value-type="float">
            <text:p>51809</text:p>
          </table:table-cell>
          <table:table-cell office:value-type="float" office:value="2279" calcext:value-type="float">
            <text:p>2279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24.7993" calcext:value-type="float">
            <text:p>24.7993</text:p>
          </table:table-cell>
          <table:table-cell table:formula="of:=[.Y5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7988" calcext:value-type="float">
            <text:p>247988</text:p>
          </table:table-cell>
          <table:table-cell office:value-type="float" office:value="495972" calcext:value-type="float">
            <text:p>495972</text:p>
          </table:table-cell>
          <table:table-cell office:value-type="float" office:value="51810" calcext:value-type="float">
            <text:p>51810</text:p>
          </table:table-cell>
          <table:table-cell office:value-type="float" office:value="2280" calcext:value-type="float">
            <text:p>2280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24.7988" calcext:value-type="float">
            <text:p>24.7988</text:p>
          </table:table-cell>
          <table:table-cell table:formula="of:=[.Y6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998" calcext:value-type="float">
            <text:p>247998</text:p>
          </table:table-cell>
          <table:table-cell office:value-type="float" office:value="495992" calcext:value-type="float">
            <text:p>495992</text:p>
          </table:table-cell>
          <table:table-cell office:value-type="float" office:value="51756" calcext:value-type="float">
            <text:p>51756</text:p>
          </table:table-cell>
          <table:table-cell office:value-type="float" office:value="2226" calcext:value-type="float">
            <text:p>222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24.7998" calcext:value-type="float">
            <text:p>24.7998</text:p>
          </table:table-cell>
          <table:table-cell table:formula="of:=[.Y6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47991" calcext:value-type="float">
            <text:p>247991</text:p>
          </table:table-cell>
          <table:table-cell office:value-type="float" office:value="495978" calcext:value-type="float">
            <text:p>495978</text:p>
          </table:table-cell>
          <table:table-cell office:value-type="float" office:value="51757" calcext:value-type="float">
            <text:p>51757</text:p>
          </table:table-cell>
          <table:table-cell office:value-type="float" office:value="2227" calcext:value-type="float">
            <text:p>2227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24.7991" calcext:value-type="float">
            <text:p>24.7991</text:p>
          </table:table-cell>
          <table:table-cell table:formula="of:=[.Y6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7989" calcext:value-type="float">
            <text:p>247989</text:p>
          </table:table-cell>
          <table:table-cell office:value-type="float" office:value="495974" calcext:value-type="float">
            <text:p>495974</text:p>
          </table:table-cell>
          <table:table-cell office:value-type="float" office:value="51757" calcext:value-type="float">
            <text:p>51757</text:p>
          </table:table-cell>
          <table:table-cell office:value-type="float" office:value="2227" calcext:value-type="float">
            <text:p>2227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24.7989" calcext:value-type="float">
            <text:p>24.7989</text:p>
          </table:table-cell>
          <table:table-cell table:formula="of:=[.Y6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8881" calcext:value-type="float">
            <text:p>248881</text:p>
          </table:table-cell>
          <table:table-cell office:value-type="float" office:value="497759" calcext:value-type="float">
            <text:p>497759</text:p>
          </table:table-cell>
          <table:table-cell office:value-type="float" office:value="53713" calcext:value-type="float">
            <text:p>53713</text:p>
          </table:table-cell>
          <table:table-cell office:value-type="float" office:value="4183" calcext:value-type="float">
            <text:p>418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24.8881" calcext:value-type="float">
            <text:p>24.8881</text:p>
          </table:table-cell>
          <table:table-cell table:formula="of:=[.Y6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876" calcext:value-type="float">
            <text:p>248876</text:p>
          </table:table-cell>
          <table:table-cell office:value-type="float" office:value="497748" calcext:value-type="float">
            <text:p>497748</text:p>
          </table:table-cell>
          <table:table-cell office:value-type="float" office:value="53714" calcext:value-type="float">
            <text:p>53714</text:p>
          </table:table-cell>
          <table:table-cell office:value-type="float" office:value="4184" calcext:value-type="float">
            <text:p>418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24.8876" calcext:value-type="float">
            <text:p>24.8876</text:p>
          </table:table-cell>
          <table:table-cell table:formula="of:=[.Y6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8914" calcext:value-type="float">
            <text:p>248914</text:p>
          </table:table-cell>
          <table:table-cell office:value-type="float" office:value="497824" calcext:value-type="float">
            <text:p>497824</text:p>
          </table:table-cell>
          <table:table-cell office:value-type="float" office:value="53716" calcext:value-type="float">
            <text:p>53716</text:p>
          </table:table-cell>
          <table:table-cell office:value-type="float" office:value="4186" calcext:value-type="float">
            <text:p>418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24.8914" calcext:value-type="float">
            <text:p>24.8914</text:p>
          </table:table-cell>
          <table:table-cell table:formula="of:=[.Y6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8907" calcext:value-type="float">
            <text:p>248907</text:p>
          </table:table-cell>
          <table:table-cell office:value-type="float" office:value="497811" calcext:value-type="float">
            <text:p>497811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24.8907" calcext:value-type="float">
            <text:p>24.8907</text:p>
          </table:table-cell>
          <table:table-cell table:formula="of:=[.Y6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905" calcext:value-type="float">
            <text:p>248905</text:p>
          </table:table-cell>
          <table:table-cell office:value-type="float" office:value="497807" calcext:value-type="float">
            <text:p>497807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24.8905" calcext:value-type="float">
            <text:p>24.8905</text:p>
          </table:table-cell>
          <table:table-cell table:formula="of:=[.Y6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689" calcext:value-type="float">
            <text:p>240689</text:p>
          </table:table-cell>
          <table:table-cell office:value-type="float" office:value="481375" calcext:value-type="float">
            <text:p>481375</text:p>
          </table:table-cell>
          <table:table-cell office:value-type="float" office:value="53713" calcext:value-type="float">
            <text:p>53713</text:p>
          </table:table-cell>
          <table:table-cell office:value-type="float" office:value="4183" calcext:value-type="float">
            <text:p>418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24.0689" calcext:value-type="float">
            <text:p>24.0689</text:p>
          </table:table-cell>
          <table:table-cell table:formula="of:=[.Y6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684" calcext:value-type="float">
            <text:p>240684</text:p>
          </table:table-cell>
          <table:table-cell office:value-type="float" office:value="481364" calcext:value-type="float">
            <text:p>481364</text:p>
          </table:table-cell>
          <table:table-cell office:value-type="float" office:value="53714" calcext:value-type="float">
            <text:p>53714</text:p>
          </table:table-cell>
          <table:table-cell office:value-type="float" office:value="4184" calcext:value-type="float">
            <text:p>418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24.0684" calcext:value-type="float">
            <text:p>24.0684</text:p>
          </table:table-cell>
          <table:table-cell table:formula="of:=[.Y7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722" calcext:value-type="float">
            <text:p>240722</text:p>
          </table:table-cell>
          <table:table-cell office:value-type="float" office:value="481440" calcext:value-type="float">
            <text:p>481440</text:p>
          </table:table-cell>
          <table:table-cell office:value-type="float" office:value="53716" calcext:value-type="float">
            <text:p>53716</text:p>
          </table:table-cell>
          <table:table-cell office:value-type="float" office:value="4186" calcext:value-type="float">
            <text:p>418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24.0722" calcext:value-type="float">
            <text:p>24.0722</text:p>
          </table:table-cell>
          <table:table-cell table:formula="of:=[.Y7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40715" calcext:value-type="float">
            <text:p>240715</text:p>
          </table:table-cell>
          <table:table-cell office:value-type="float" office:value="481427" calcext:value-type="float">
            <text:p>481427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24.0715" calcext:value-type="float">
            <text:p>24.0715</text:p>
          </table:table-cell>
          <table:table-cell table:formula="of:=[.Y7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713" calcext:value-type="float">
            <text:p>240713</text:p>
          </table:table-cell>
          <table:table-cell office:value-type="float" office:value="481423" calcext:value-type="float">
            <text:p>481423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24.0713" calcext:value-type="float">
            <text:p>24.0713</text:p>
          </table:table-cell>
          <table:table-cell table:formula="of:=[.Y7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8881" calcext:value-type="float">
            <text:p>248881</text:p>
          </table:table-cell>
          <table:table-cell office:value-type="float" office:value="497759" calcext:value-type="float">
            <text:p>497759</text:p>
          </table:table-cell>
          <table:table-cell office:value-type="float" office:value="53713" calcext:value-type="float">
            <text:p>53713</text:p>
          </table:table-cell>
          <table:table-cell office:value-type="float" office:value="4183" calcext:value-type="float">
            <text:p>418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24.8881" calcext:value-type="float">
            <text:p>24.8881</text:p>
          </table:table-cell>
          <table:table-cell table:formula="of:=[.Y7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876" calcext:value-type="float">
            <text:p>248876</text:p>
          </table:table-cell>
          <table:table-cell office:value-type="float" office:value="497748" calcext:value-type="float">
            <text:p>497748</text:p>
          </table:table-cell>
          <table:table-cell office:value-type="float" office:value="53714" calcext:value-type="float">
            <text:p>53714</text:p>
          </table:table-cell>
          <table:table-cell office:value-type="float" office:value="4184" calcext:value-type="float">
            <text:p>418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24.8876" calcext:value-type="float">
            <text:p>24.8876</text:p>
          </table:table-cell>
          <table:table-cell table:formula="of:=[.Y7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8914" calcext:value-type="float">
            <text:p>248914</text:p>
          </table:table-cell>
          <table:table-cell office:value-type="float" office:value="497824" calcext:value-type="float">
            <text:p>497824</text:p>
          </table:table-cell>
          <table:table-cell office:value-type="float" office:value="53716" calcext:value-type="float">
            <text:p>53716</text:p>
          </table:table-cell>
          <table:table-cell office:value-type="float" office:value="4186" calcext:value-type="float">
            <text:p>418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24.8914" calcext:value-type="float">
            <text:p>24.8914</text:p>
          </table:table-cell>
          <table:table-cell table:formula="of:=[.Y7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8907" calcext:value-type="float">
            <text:p>248907</text:p>
          </table:table-cell>
          <table:table-cell office:value-type="float" office:value="497811" calcext:value-type="float">
            <text:p>497811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24.8907" calcext:value-type="float">
            <text:p>24.8907</text:p>
          </table:table-cell>
          <table:table-cell table:formula="of:=[.Y7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905" calcext:value-type="float">
            <text:p>248905</text:p>
          </table:table-cell>
          <table:table-cell office:value-type="float" office:value="497807" calcext:value-type="float">
            <text:p>497807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24.8905" calcext:value-type="float">
            <text:p>24.8905</text:p>
          </table:table-cell>
          <table:table-cell table:formula="of:=[.Y7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689" calcext:value-type="float">
            <text:p>240689</text:p>
          </table:table-cell>
          <table:table-cell office:value-type="float" office:value="481375" calcext:value-type="float">
            <text:p>481375</text:p>
          </table:table-cell>
          <table:table-cell office:value-type="float" office:value="53713" calcext:value-type="float">
            <text:p>53713</text:p>
          </table:table-cell>
          <table:table-cell office:value-type="float" office:value="4183" calcext:value-type="float">
            <text:p>418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24.0689" calcext:value-type="float">
            <text:p>24.0689</text:p>
          </table:table-cell>
          <table:table-cell table:formula="of:=[.Y7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684" calcext:value-type="float">
            <text:p>240684</text:p>
          </table:table-cell>
          <table:table-cell office:value-type="float" office:value="481364" calcext:value-type="float">
            <text:p>481364</text:p>
          </table:table-cell>
          <table:table-cell office:value-type="float" office:value="53714" calcext:value-type="float">
            <text:p>53714</text:p>
          </table:table-cell>
          <table:table-cell office:value-type="float" office:value="4184" calcext:value-type="float">
            <text:p>418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24.0684" calcext:value-type="float">
            <text:p>24.0684</text:p>
          </table:table-cell>
          <table:table-cell table:formula="of:=[.Y8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722" calcext:value-type="float">
            <text:p>240722</text:p>
          </table:table-cell>
          <table:table-cell office:value-type="float" office:value="481440" calcext:value-type="float">
            <text:p>481440</text:p>
          </table:table-cell>
          <table:table-cell office:value-type="float" office:value="53716" calcext:value-type="float">
            <text:p>53716</text:p>
          </table:table-cell>
          <table:table-cell office:value-type="float" office:value="4186" calcext:value-type="float">
            <text:p>418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24.0722" calcext:value-type="float">
            <text:p>24.0722</text:p>
          </table:table-cell>
          <table:table-cell table:formula="of:=[.Y8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40715" calcext:value-type="float">
            <text:p>240715</text:p>
          </table:table-cell>
          <table:table-cell office:value-type="float" office:value="481427" calcext:value-type="float">
            <text:p>481427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24.0715" calcext:value-type="float">
            <text:p>24.0715</text:p>
          </table:table-cell>
          <table:table-cell table:formula="of:=[.Y8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713" calcext:value-type="float">
            <text:p>240713</text:p>
          </table:table-cell>
          <table:table-cell office:value-type="float" office:value="481423" calcext:value-type="float">
            <text:p>481423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24.0713" calcext:value-type="float">
            <text:p>24.0713</text:p>
          </table:table-cell>
          <table:table-cell table:formula="of:=[.Y8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0598" calcext:value-type="float">
            <text:p>160598</text:p>
          </table:table-cell>
          <table:table-cell office:value-type="float" office:value="642323" calcext:value-type="float">
            <text:p>642323</text:p>
          </table:table-cell>
          <table:table-cell office:value-type="float" office:value="66230" calcext:value-type="float">
            <text:p>66230</text:p>
          </table:table-cell>
          <table:table-cell office:value-type="float" office:value="16706" calcext:value-type="float">
            <text:p>16706</text:p>
          </table:table-cell>
          <table:table-cell office:value-type="float" office:value="213788" calcext:value-type="float">
            <text:p>213788</text:p>
          </table:table-cell>
          <table:table-cell office:value-type="float" office:value="16380" calcext:value-type="float">
            <text:p>16380</text:p>
          </table:table-cell>
          <table:table-cell office:value-type="float" office:value="59" calcext:value-type="float">
            <text:p>5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16.0598" calcext:value-type="float">
            <text:p>16.0598</text:p>
          </table:table-cell>
          <table:table-cell table:formula="of:=[.Y8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579" calcext:value-type="float">
            <text:p>160579</text:p>
          </table:table-cell>
          <table:table-cell office:value-type="float" office:value="642274" calcext:value-type="float">
            <text:p>642274</text:p>
          </table:table-cell>
          <table:table-cell office:value-type="float" office:value="66235" calcext:value-type="float">
            <text:p>66235</text:p>
          </table:table-cell>
          <table:table-cell office:value-type="float" office:value="16711" calcext:value-type="float">
            <text:p>16711</text:p>
          </table:table-cell>
          <table:table-cell office:value-type="float" office:value="213788" calcext:value-type="float">
            <text:p>213788</text:p>
          </table:table-cell>
          <table:table-cell office:value-type="float" office:value="16380" calcext:value-type="float">
            <text:p>16380</text:p>
          </table:table-cell>
          <table:table-cell office:value-type="float" office:value="26" calcext:value-type="float">
            <text:p>2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16.0579" calcext:value-type="float">
            <text:p>16.0579</text:p>
          </table:table-cell>
          <table:table-cell table:formula="of:=[.Y8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574" calcext:value-type="float">
            <text:p>160574</text:p>
          </table:table-cell>
          <table:table-cell office:value-type="float" office:value="642262" calcext:value-type="float">
            <text:p>642262</text:p>
          </table:table-cell>
          <table:table-cell office:value-type="float" office:value="66235" calcext:value-type="float">
            <text:p>66235</text:p>
          </table:table-cell>
          <table:table-cell office:value-type="float" office:value="16711" calcext:value-type="float">
            <text:p>16711</text:p>
          </table:table-cell>
          <table:table-cell office:value-type="float" office:value="213788" calcext:value-type="float">
            <text:p>213788</text:p>
          </table:table-cell>
          <table:table-cell office:value-type="float" office:value="16380" calcext:value-type="float">
            <text:p>16380</text:p>
          </table:table-cell>
          <table:table-cell office:value-type="float" office:value="19" calcext:value-type="float">
            <text:p>1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16.0574" calcext:value-type="float">
            <text:p>16.0574</text:p>
          </table:table-cell>
          <table:table-cell table:formula="of:=[.Y8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4895" calcext:value-type="float">
            <text:p>154895</text:p>
          </table:table-cell>
          <table:table-cell office:value-type="float" office:value="619513" calcext:value-type="float">
            <text:p>619513</text:p>
          </table:table-cell>
          <table:table-cell office:value-type="float" office:value="82599" calcext:value-type="float">
            <text:p>82599</text:p>
          </table:table-cell>
          <table:table-cell office:value-type="float" office:value="33075" calcext:value-type="float">
            <text:p>33075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5179" calcext:value-type="float">
            <text:p>51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15.4895" calcext:value-type="float">
            <text:p>15.4895</text:p>
          </table:table-cell>
          <table:table-cell table:formula="of:=[.Y8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2305" calcext:value-type="float">
            <text:p>152305</text:p>
          </table:table-cell>
          <table:table-cell office:value-type="float" office:value="609208" calcext:value-type="float">
            <text:p>609208</text:p>
          </table:table-cell>
          <table:table-cell office:value-type="float" office:value="82606" calcext:value-type="float">
            <text:p>82606</text:p>
          </table:table-cell>
          <table:table-cell office:value-type="float" office:value="33082" calcext:value-type="float">
            <text:p>33082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15.2305" calcext:value-type="float">
            <text:p>15.2305</text:p>
          </table:table-cell>
          <table:table-cell table:formula="of:=[.Y8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2310" calcext:value-type="float">
            <text:p>152310</text:p>
          </table:table-cell>
          <table:table-cell office:value-type="float" office:value="609210" calcext:value-type="float">
            <text:p>609210</text:p>
          </table:table-cell>
          <table:table-cell office:value-type="float" office:value="82608" calcext:value-type="float">
            <text:p>82608</text:p>
          </table:table-cell>
          <table:table-cell office:value-type="float" office:value="33084" calcext:value-type="float">
            <text:p>33084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4" calcext:value-type="float">
            <text:p>1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15.231" calcext:value-type="float">
            <text:p>15.231</text:p>
          </table:table-cell>
          <table:table-cell table:formula="of:=[.Y8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834" calcext:value-type="float">
            <text:p>152834</text:p>
          </table:table-cell>
          <table:table-cell office:value-type="float" office:value="609926" calcext:value-type="float">
            <text:p>609926</text:p>
          </table:table-cell>
          <table:table-cell office:value-type="float" office:value="82616" calcext:value-type="float">
            <text:p>82616</text:p>
          </table:table-cell>
          <table:table-cell office:value-type="float" office:value="33092" calcext:value-type="float">
            <text:p>33092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449" calcext:value-type="float">
            <text:p>44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15.2834" calcext:value-type="float">
            <text:p>15.2834</text:p>
          </table:table-cell>
          <table:table-cell table:formula="of:=[.Y9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2349" calcext:value-type="float">
            <text:p>152349</text:p>
          </table:table-cell>
          <table:table-cell office:value-type="float" office:value="609361" calcext:value-type="float">
            <text:p>609361</text:p>
          </table:table-cell>
          <table:table-cell office:value-type="float" office:value="82619" calcext:value-type="float">
            <text:p>82619</text:p>
          </table:table-cell>
          <table:table-cell office:value-type="float" office:value="33095" calcext:value-type="float">
            <text:p>33095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05" calcext:value-type="float">
            <text:p>10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15.2349" calcext:value-type="float">
            <text:p>15.2349</text:p>
          </table:table-cell>
          <table:table-cell table:formula="of:=[.Y9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2344" calcext:value-type="float">
            <text:p>152344</text:p>
          </table:table-cell>
          <table:table-cell office:value-type="float" office:value="609344" calcext:value-type="float">
            <text:p>609344</text:p>
          </table:table-cell>
          <table:table-cell office:value-type="float" office:value="82620" calcext:value-type="float">
            <text:p>82620</text:p>
          </table:table-cell>
          <table:table-cell office:value-type="float" office:value="33096" calcext:value-type="float">
            <text:p>33096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85" calcext:value-type="float">
            <text:p>8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15.2344" calcext:value-type="float">
            <text:p>15.2344</text:p>
          </table:table-cell>
          <table:table-cell table:formula="of:=[.Y9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2340" calcext:value-type="float">
            <text:p>152340</text:p>
          </table:table-cell>
          <table:table-cell office:value-type="float" office:value="609338" calcext:value-type="float">
            <text:p>609338</text:p>
          </table:table-cell>
          <table:table-cell office:value-type="float" office:value="82621" calcext:value-type="float">
            <text:p>82621</text:p>
          </table:table-cell>
          <table:table-cell office:value-type="float" office:value="33097" calcext:value-type="float">
            <text:p>33097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82" calcext:value-type="float">
            <text:p>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15.234" calcext:value-type="float">
            <text:p>15.234</text:p>
          </table:table-cell>
          <table:table-cell table:formula="of:=[.Y9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040" calcext:value-type="float">
            <text:p>150040</text:p>
          </table:table-cell>
          <table:table-cell office:value-type="float" office:value="599735" calcext:value-type="float">
            <text:p>599735</text:p>
          </table:table-cell>
          <table:table-cell office:value-type="float" office:value="82603" calcext:value-type="float">
            <text:p>82603</text:p>
          </table:table-cell>
          <table:table-cell office:value-type="float" office:value="33079" calcext:value-type="float">
            <text:p>33079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3479" calcext:value-type="float">
            <text:p>34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15.004" calcext:value-type="float">
            <text:p>15.004</text:p>
          </table:table-cell>
          <table:table-cell table:formula="of:=[.Y9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8209" calcext:value-type="float">
            <text:p>148209</text:p>
          </table:table-cell>
          <table:table-cell office:value-type="float" office:value="592824" calcext:value-type="float">
            <text:p>592824</text:p>
          </table:table-cell>
          <table:table-cell office:value-type="float" office:value="82606" calcext:value-type="float">
            <text:p>82606</text:p>
          </table:table-cell>
          <table:table-cell office:value-type="float" office:value="33082" calcext:value-type="float">
            <text:p>33082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14.8209" calcext:value-type="float">
            <text:p>14.8209</text:p>
          </table:table-cell>
          <table:table-cell table:formula="of:=[.Y9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8214" calcext:value-type="float">
            <text:p>148214</text:p>
          </table:table-cell>
          <table:table-cell office:value-type="float" office:value="592826" calcext:value-type="float">
            <text:p>592826</text:p>
          </table:table-cell>
          <table:table-cell office:value-type="float" office:value="82608" calcext:value-type="float">
            <text:p>82608</text:p>
          </table:table-cell>
          <table:table-cell office:value-type="float" office:value="33084" calcext:value-type="float">
            <text:p>33084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4" calcext:value-type="float">
            <text:p>1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14.8214" calcext:value-type="float">
            <text:p>14.8214</text:p>
          </table:table-cell>
          <table:table-cell table:formula="of:=[.Y9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282" calcext:value-type="float">
            <text:p>148282</text:p>
          </table:table-cell>
          <table:table-cell office:value-type="float" office:value="593045" calcext:value-type="float">
            <text:p>593045</text:p>
          </table:table-cell>
          <table:table-cell office:value-type="float" office:value="82616" calcext:value-type="float">
            <text:p>82616</text:p>
          </table:table-cell>
          <table:table-cell office:value-type="float" office:value="33092" calcext:value-type="float">
            <text:p>33092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78" calcext:value-type="float">
            <text:p>17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14.8282" calcext:value-type="float">
            <text:p>14.8282</text:p>
          </table:table-cell>
          <table:table-cell table:formula="of:=[.Y9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8253" calcext:value-type="float">
            <text:p>148253</text:p>
          </table:table-cell>
          <table:table-cell office:value-type="float" office:value="592977" calcext:value-type="float">
            <text:p>592977</text:p>
          </table:table-cell>
          <table:table-cell office:value-type="float" office:value="82619" calcext:value-type="float">
            <text:p>82619</text:p>
          </table:table-cell>
          <table:table-cell office:value-type="float" office:value="33095" calcext:value-type="float">
            <text:p>33095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05" calcext:value-type="float">
            <text:p>10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14.8253" calcext:value-type="float">
            <text:p>14.8253</text:p>
          </table:table-cell>
          <table:table-cell table:formula="of:=[.Y9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8248" calcext:value-type="float">
            <text:p>148248</text:p>
          </table:table-cell>
          <table:table-cell office:value-type="float" office:value="592960" calcext:value-type="float">
            <text:p>592960</text:p>
          </table:table-cell>
          <table:table-cell office:value-type="float" office:value="82620" calcext:value-type="float">
            <text:p>82620</text:p>
          </table:table-cell>
          <table:table-cell office:value-type="float" office:value="33096" calcext:value-type="float">
            <text:p>33096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85" calcext:value-type="float">
            <text:p>8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14.8248" calcext:value-type="float">
            <text:p>14.8248</text:p>
          </table:table-cell>
          <table:table-cell table:formula="of:=[.Y9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8244" calcext:value-type="float">
            <text:p>148244</text:p>
          </table:table-cell>
          <table:table-cell office:value-type="float" office:value="592954" calcext:value-type="float">
            <text:p>592954</text:p>
          </table:table-cell>
          <table:table-cell office:value-type="float" office:value="82621" calcext:value-type="float">
            <text:p>82621</text:p>
          </table:table-cell>
          <table:table-cell office:value-type="float" office:value="33097" calcext:value-type="float">
            <text:p>33097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82" calcext:value-type="float">
            <text:p>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14.8244" calcext:value-type="float">
            <text:p>14.8244</text:p>
          </table:table-cell>
          <table:table-cell table:formula="of:=[.Y10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4572" calcext:value-type="float">
            <text:p>144572</text:p>
          </table:table-cell>
          <table:table-cell office:value-type="float" office:value="578245" calcext:value-type="float">
            <text:p>578245</text:p>
          </table:table-cell>
          <table:table-cell office:value-type="float" office:value="117436" calcext:value-type="float">
            <text:p>117436</text:p>
          </table:table-cell>
          <table:table-cell office:value-type="float" office:value="67912" calcext:value-type="float">
            <text:p>67912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51" calcext:value-type="float">
            <text:p>5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14.4572" calcext:value-type="float">
            <text:p>14.4572</text:p>
          </table:table-cell>
          <table:table-cell table:formula="of:=[.Y10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4549" calcext:value-type="float">
            <text:p>144549</text:p>
          </table:table-cell>
          <table:table-cell office:value-type="float" office:value="578185" calcext:value-type="float">
            <text:p>578185</text:p>
          </table:table-cell>
          <table:table-cell office:value-type="float" office:value="117436" calcext:value-type="float">
            <text:p>117436</text:p>
          </table:table-cell>
          <table:table-cell office:value-type="float" office:value="67912" calcext:value-type="float">
            <text:p>67912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14.4549" calcext:value-type="float">
            <text:p>14.4549</text:p>
          </table:table-cell>
          <table:table-cell table:formula="of:=[.Y10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4558" calcext:value-type="float">
            <text:p>144558</text:p>
          </table:table-cell>
          <table:table-cell office:value-type="float" office:value="578199" calcext:value-type="float">
            <text:p>578199</text:p>
          </table:table-cell>
          <table:table-cell office:value-type="float" office:value="117438" calcext:value-type="float">
            <text:p>117438</text:p>
          </table:table-cell>
          <table:table-cell office:value-type="float" office:value="67914" calcext:value-type="float">
            <text:p>67914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20" calcext:value-type="float">
            <text:p>2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14.4558" calcext:value-type="float">
            <text:p>14.4558</text:p>
          </table:table-cell>
          <table:table-cell table:formula="of:=[.Y10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9080" calcext:value-type="float">
            <text:p>149080</text:p>
          </table:table-cell>
          <table:table-cell office:value-type="float" office:value="595698" calcext:value-type="float">
            <text:p>595698</text:p>
          </table:table-cell>
          <table:table-cell office:value-type="float" office:value="129977" calcext:value-type="float">
            <text:p>129977</text:p>
          </table:table-cell>
          <table:table-cell office:value-type="float" office:value="80453" calcext:value-type="float">
            <text:p>80453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2600" calcext:value-type="float">
            <text:p>260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14.908" calcext:value-type="float">
            <text:p>14.908</text:p>
          </table:table-cell>
          <table:table-cell table:formula="of:=[.Y10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7705" calcext:value-type="float">
            <text:p>147705</text:p>
          </table:table-cell>
          <table:table-cell office:value-type="float" office:value="590798" calcext:value-type="float">
            <text:p>590798</text:p>
          </table:table-cell>
          <table:table-cell office:value-type="float" office:value="129982" calcext:value-type="float">
            <text:p>129982</text:p>
          </table:table-cell>
          <table:table-cell office:value-type="float" office:value="80458" calcext:value-type="float">
            <text:p>8045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01" calcext:value-type="float">
            <text:p>10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14.7705" calcext:value-type="float">
            <text:p>14.7705</text:p>
          </table:table-cell>
          <table:table-cell table:formula="of:=[.Y10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7701" calcext:value-type="float">
            <text:p>147701</text:p>
          </table:table-cell>
          <table:table-cell office:value-type="float" office:value="590783" calcext:value-type="float">
            <text:p>590783</text:p>
          </table:table-cell>
          <table:table-cell office:value-type="float" office:value="129982" calcext:value-type="float">
            <text:p>129982</text:p>
          </table:table-cell>
          <table:table-cell office:value-type="float" office:value="80458" calcext:value-type="float">
            <text:p>8045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2" calcext:value-type="float">
            <text:p>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14.7701" calcext:value-type="float">
            <text:p>14.7701</text:p>
          </table:table-cell>
          <table:table-cell table:formula="of:=[.Y10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7698" calcext:value-type="float">
            <text:p>147698</text:p>
          </table:table-cell>
          <table:table-cell office:value-type="float" office:value="590780" calcext:value-type="float">
            <text:p>590780</text:p>
          </table:table-cell>
          <table:table-cell office:value-type="float" office:value="129982" calcext:value-type="float">
            <text:p>129982</text:p>
          </table:table-cell>
          <table:table-cell office:value-type="float" office:value="80458" calcext:value-type="float">
            <text:p>8045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1" calcext:value-type="float">
            <text:p>8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14.7698" calcext:value-type="float">
            <text:p>14.7698</text:p>
          </table:table-cell>
          <table:table-cell table:formula="of:=[.Y10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953" calcext:value-type="float">
            <text:p>140953</text:p>
          </table:table-cell>
          <table:table-cell office:value-type="float" office:value="563772" calcext:value-type="float">
            <text:p>563772</text:p>
          </table:table-cell>
          <table:table-cell office:value-type="float" office:value="119347" calcext:value-type="float">
            <text:p>119347</text:p>
          </table:table-cell>
          <table:table-cell office:value-type="float" office:value="69823" calcext:value-type="float">
            <text:p>69823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51" calcext:value-type="float">
            <text:p>5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14.0953" calcext:value-type="float">
            <text:p>14.0953</text:p>
          </table:table-cell>
          <table:table-cell table:formula="of:=[.Y10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931" calcext:value-type="float">
            <text:p>140931</text:p>
          </table:table-cell>
          <table:table-cell office:value-type="float" office:value="563713" calcext:value-type="float">
            <text:p>563713</text:p>
          </table:table-cell>
          <table:table-cell office:value-type="float" office:value="119347" calcext:value-type="float">
            <text:p>119347</text:p>
          </table:table-cell>
          <table:table-cell office:value-type="float" office:value="69823" calcext:value-type="float">
            <text:p>69823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14.0931" calcext:value-type="float">
            <text:p>14.0931</text:p>
          </table:table-cell>
          <table:table-cell table:formula="of:=[.Y10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939" calcext:value-type="float">
            <text:p>140939</text:p>
          </table:table-cell>
          <table:table-cell office:value-type="float" office:value="563727" calcext:value-type="float">
            <text:p>563727</text:p>
          </table:table-cell>
          <table:table-cell office:value-type="float" office:value="119349" calcext:value-type="float">
            <text:p>119349</text:p>
          </table:table-cell>
          <table:table-cell office:value-type="float" office:value="69825" calcext:value-type="float">
            <text:p>69825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20" calcext:value-type="float">
            <text:p>2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14.0939" calcext:value-type="float">
            <text:p>14.0939</text:p>
          </table:table-cell>
          <table:table-cell table:formula="of:=[.Y11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343" calcext:value-type="float">
            <text:p>148343</text:p>
          </table:table-cell>
          <table:table-cell office:value-type="float" office:value="592816" calcext:value-type="float">
            <text:p>592816</text:p>
          </table:table-cell>
          <table:table-cell office:value-type="float" office:value="144450" calcext:value-type="float">
            <text:p>144450</text:p>
          </table:table-cell>
          <table:table-cell office:value-type="float" office:value="94926" calcext:value-type="float">
            <text:p>94926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2112" calcext:value-type="float">
            <text:p>211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14.8343" calcext:value-type="float">
            <text:p>14.8343</text:p>
          </table:table-cell>
          <table:table-cell table:formula="of:=[.Y11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47227" calcext:value-type="float">
            <text:p>147227</text:p>
          </table:table-cell>
          <table:table-cell office:value-type="float" office:value="588887" calcext:value-type="float">
            <text:p>588887</text:p>
          </table:table-cell>
          <table:table-cell office:value-type="float" office:value="144454" calcext:value-type="float">
            <text:p>144454</text:p>
          </table:table-cell>
          <table:table-cell office:value-type="float" office:value="94930" calcext:value-type="float">
            <text:p>94930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01" calcext:value-type="float">
            <text:p>10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14.7227" calcext:value-type="float">
            <text:p>14.7227</text:p>
          </table:table-cell>
          <table:table-cell table:formula="of:=[.Y11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7223" calcext:value-type="float">
            <text:p>147223</text:p>
          </table:table-cell>
          <table:table-cell office:value-type="float" office:value="588872" calcext:value-type="float">
            <text:p>588872</text:p>
          </table:table-cell>
          <table:table-cell office:value-type="float" office:value="144455" calcext:value-type="float">
            <text:p>144455</text:p>
          </table:table-cell>
          <table:table-cell office:value-type="float" office:value="94931" calcext:value-type="float">
            <text:p>949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2" calcext:value-type="float">
            <text:p>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14.7223" calcext:value-type="float">
            <text:p>14.7223</text:p>
          </table:table-cell>
          <table:table-cell table:formula="of:=[.Y11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7220" calcext:value-type="float">
            <text:p>147220</text:p>
          </table:table-cell>
          <table:table-cell office:value-type="float" office:value="588869" calcext:value-type="float">
            <text:p>588869</text:p>
          </table:table-cell>
          <table:table-cell office:value-type="float" office:value="144455" calcext:value-type="float">
            <text:p>144455</text:p>
          </table:table-cell>
          <table:table-cell office:value-type="float" office:value="94931" calcext:value-type="float">
            <text:p>949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1" calcext:value-type="float">
            <text:p>8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14.722" calcext:value-type="float">
            <text:p>14.722</text:p>
          </table:table-cell>
          <table:table-cell table:formula="of:=[.Y11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8698" calcext:value-type="float">
            <text:p>128698</text:p>
          </table:table-cell>
          <table:table-cell office:value-type="float" office:value="514755" calcext:value-type="float">
            <text:p>514755</text:p>
          </table:table-cell>
          <table:table-cell office:value-type="float" office:value="51802" calcext:value-type="float">
            <text:p>51802</text:p>
          </table:table-cell>
          <table:table-cell office:value-type="float" office:value="2278" calcext:value-type="float">
            <text:p>227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185" calcext:value-type="float">
            <text:p>118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12.8698" calcext:value-type="float">
            <text:p>12.8698</text:p>
          </table:table-cell>
          <table:table-cell table:formula="of:=[.Y11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109" calcext:value-type="float">
            <text:p>128109</text:p>
          </table:table-cell>
          <table:table-cell office:value-type="float" office:value="512424" calcext:value-type="float">
            <text:p>512424</text:p>
          </table:table-cell>
          <table:table-cell office:value-type="float" office:value="51802" calcext:value-type="float">
            <text:p>51802</text:p>
          </table:table-cell>
          <table:table-cell office:value-type="float" office:value="2278" calcext:value-type="float">
            <text:p>227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12.8109" calcext:value-type="float">
            <text:p>12.8109</text:p>
          </table:table-cell>
          <table:table-cell table:formula="of:=[.Y116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107" calcext:value-type="float">
            <text:p>128107</text:p>
          </table:table-cell>
          <table:table-cell office:value-type="float" office:value="512416" calcext:value-type="float">
            <text:p>512416</text:p>
          </table:table-cell>
          <table:table-cell office:value-type="float" office:value="51804" calcext:value-type="float">
            <text:p>51804</text:p>
          </table:table-cell>
          <table:table-cell office:value-type="float" office:value="2280" calcext:value-type="float">
            <text:p>2280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9" calcext:value-type="float">
            <text:p>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12.8107" calcext:value-type="float">
            <text:p>12.8107</text:p>
          </table:table-cell>
          <table:table-cell table:formula="of:=[.Y117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717" calcext:value-type="float">
            <text:p>128717</text:p>
          </table:table-cell>
          <table:table-cell office:value-type="float" office:value="514773" calcext:value-type="float">
            <text:p>514773</text:p>
          </table:table-cell>
          <table:table-cell office:value-type="float" office:value="51752" calcext:value-type="float">
            <text:p>51752</text:p>
          </table:table-cell>
          <table:table-cell office:value-type="float" office:value="2228" calcext:value-type="float">
            <text:p>222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304" calcext:value-type="float">
            <text:p>130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12.8717" calcext:value-type="float">
            <text:p>12.8717</text:p>
          </table:table-cell>
          <table:table-cell table:formula="of:=[.Y118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112" calcext:value-type="float">
            <text:p>128112</text:p>
          </table:table-cell>
          <table:table-cell office:value-type="float" office:value="512429" calcext:value-type="float">
            <text:p>512429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98" calcext:value-type="float">
            <text:p>9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12.8112" calcext:value-type="float">
            <text:p>12.8112</text:p>
          </table:table-cell>
          <table:table-cell table:formula="of:=[.Y119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106" calcext:value-type="float">
            <text:p>128106</text:p>
          </table:table-cell>
          <table:table-cell office:value-type="float" office:value="512415" calcext:value-type="float">
            <text:p>512415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9" calcext:value-type="float">
            <text:p>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12.8106" calcext:value-type="float">
            <text:p>12.8106</text:p>
          </table:table-cell>
          <table:table-cell table:formula="of:=[.Y120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106" calcext:value-type="float">
            <text:p>128106</text:p>
          </table:table-cell>
          <table:table-cell office:value-type="float" office:value="512414" calcext:value-type="float">
            <text:p>512414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9" calcext:value-type="float">
            <text:p>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12.8106" calcext:value-type="float">
            <text:p>12.8106</text:p>
          </table:table-cell>
          <table:table-cell table:formula="of:=[.Y121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756" calcext:value-type="float">
            <text:p>124756</text:p>
          </table:table-cell>
          <table:table-cell office:value-type="float" office:value="498982" calcext:value-type="float">
            <text:p>498982</text:p>
          </table:table-cell>
          <table:table-cell office:value-type="float" office:value="51801" calcext:value-type="float">
            <text:p>51801</text:p>
          </table:table-cell>
          <table:table-cell office:value-type="float" office:value="2277" calcext:value-type="float">
            <text:p>2277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491" calcext:value-type="float">
            <text:p>149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12.4756" calcext:value-type="float">
            <text:p>12.4756</text:p>
          </table:table-cell>
          <table:table-cell table:formula="of:=[.Y122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4013" calcext:value-type="float">
            <text:p>124013</text:p>
          </table:table-cell>
          <table:table-cell office:value-type="float" office:value="496040" calcext:value-type="float">
            <text:p>496040</text:p>
          </table:table-cell>
          <table:table-cell office:value-type="float" office:value="51802" calcext:value-type="float">
            <text:p>51802</text:p>
          </table:table-cell>
          <table:table-cell office:value-type="float" office:value="2278" calcext:value-type="float">
            <text:p>227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12.4013" calcext:value-type="float">
            <text:p>12.4013</text:p>
          </table:table-cell>
          <table:table-cell table:formula="of:=[.Y123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4011" calcext:value-type="float">
            <text:p>124011</text:p>
          </table:table-cell>
          <table:table-cell office:value-type="float" office:value="496032" calcext:value-type="float">
            <text:p>496032</text:p>
          </table:table-cell>
          <table:table-cell office:value-type="float" office:value="51804" calcext:value-type="float">
            <text:p>51804</text:p>
          </table:table-cell>
          <table:table-cell office:value-type="float" office:value="2280" calcext:value-type="float">
            <text:p>2280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9" calcext:value-type="float">
            <text:p>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12.4011" calcext:value-type="float">
            <text:p>12.4011</text:p>
          </table:table-cell>
          <table:table-cell table:formula="of:=[.Y12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4594" calcext:value-type="float">
            <text:p>124594</text:p>
          </table:table-cell>
          <table:table-cell office:value-type="float" office:value="498244" calcext:value-type="float">
            <text:p>498244</text:p>
          </table:table-cell>
          <table:table-cell office:value-type="float" office:value="51752" calcext:value-type="float">
            <text:p>51752</text:p>
          </table:table-cell>
          <table:table-cell office:value-type="float" office:value="2228" calcext:value-type="float">
            <text:p>222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232" calcext:value-type="float">
            <text:p>123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12.4594" calcext:value-type="float">
            <text:p>12.4594</text:p>
          </table:table-cell>
          <table:table-cell table:formula="of:=[.Y12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24016" calcext:value-type="float">
            <text:p>124016</text:p>
          </table:table-cell>
          <table:table-cell office:value-type="float" office:value="496045" calcext:value-type="float">
            <text:p>496045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98" calcext:value-type="float">
            <text:p>9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12.4016" calcext:value-type="float">
            <text:p>12.4016</text:p>
          </table:table-cell>
          <table:table-cell table:formula="of:=[.Y126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010" calcext:value-type="float">
            <text:p>124010</text:p>
          </table:table-cell>
          <table:table-cell office:value-type="float" office:value="496031" calcext:value-type="float">
            <text:p>496031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9" calcext:value-type="float">
            <text:p>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12.401" calcext:value-type="float">
            <text:p>12.401</text:p>
          </table:table-cell>
          <table:table-cell table:formula="of:=[.Y127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010" calcext:value-type="float">
            <text:p>124010</text:p>
          </table:table-cell>
          <table:table-cell office:value-type="float" office:value="496030" calcext:value-type="float">
            <text:p>496030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9" calcext:value-type="float">
            <text:p>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12.401" calcext:value-type="float">
            <text:p>12.401</text:p>
          </table:table-cell>
          <table:table-cell table:formula="of:=[.Y128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8015" calcext:value-type="float">
            <text:p>128015</text:p>
          </table:table-cell>
          <table:table-cell office:value-type="float" office:value="512005" calcext:value-type="float">
            <text:p>512005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116" calcext:value-type="float">
            <text:p>711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12.8015" calcext:value-type="float">
            <text:p>12.8015</text:p>
          </table:table-cell>
          <table:table-cell table:formula="of:=[.Y129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4457" calcext:value-type="float">
            <text:p>124457</text:p>
          </table:table-cell>
          <table:table-cell office:value-type="float" office:value="497816" calcext:value-type="float">
            <text:p>497816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12.4457" calcext:value-type="float">
            <text:p>12.4457</text:p>
          </table:table-cell>
          <table:table-cell table:formula="of:=[.Y130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4464" calcext:value-type="float">
            <text:p>124464</text:p>
          </table:table-cell>
          <table:table-cell office:value-type="float" office:value="497819" calcext:value-type="float">
            <text:p>497819</text:p>
          </table:table-cell>
          <table:table-cell office:value-type="float" office:value="53708" calcext:value-type="float">
            <text:p>53708</text:p>
          </table:table-cell>
          <table:table-cell office:value-type="float" office:value="4184" calcext:value-type="float">
            <text:p>4184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12.4464" calcext:value-type="float">
            <text:p>12.4464</text:p>
          </table:table-cell>
          <table:table-cell table:formula="of:=[.Y131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1910" calcext:value-type="float">
            <text:p>131910</text:p>
          </table:table-cell>
          <table:table-cell office:value-type="float" office:value="527587" calcext:value-type="float">
            <text:p>527587</text:p>
          </table:table-cell>
          <table:table-cell office:value-type="float" office:value="53712" calcext:value-type="float">
            <text:p>53712</text:p>
          </table:table-cell>
          <table:table-cell office:value-type="float" office:value="4188" calcext:value-type="float">
            <text:p>418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4994" calcext:value-type="float">
            <text:p>1499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13.191" calcext:value-type="float">
            <text:p>13.191</text:p>
          </table:table-cell>
          <table:table-cell table:formula="of:=[.Y132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5372" calcext:value-type="float">
            <text:p>125372</text:p>
          </table:table-cell>
          <table:table-cell office:value-type="float" office:value="501463" calcext:value-type="float">
            <text:p>501463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890" calcext:value-type="float">
            <text:p>189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12.5372" calcext:value-type="float">
            <text:p>12.5372</text:p>
          </table:table-cell>
          <table:table-cell table:formula="of:=[.Y133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476" calcext:value-type="float">
            <text:p>124476</text:p>
          </table:table-cell>
          <table:table-cell office:value-type="float" office:value="497873" calcext:value-type="float">
            <text:p>497873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12.4476" calcext:value-type="float">
            <text:p>12.4476</text:p>
          </table:table-cell>
          <table:table-cell table:formula="of:=[.Y13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474" calcext:value-type="float">
            <text:p>124474</text:p>
          </table:table-cell>
          <table:table-cell office:value-type="float" office:value="497870" calcext:value-type="float">
            <text:p>497870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3" calcext:value-type="float">
            <text:p>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12.4474" calcext:value-type="float">
            <text:p>12.4474</text:p>
          </table:table-cell>
          <table:table-cell table:formula="of:=[.Y13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547" calcext:value-type="float">
            <text:p>123547</text:p>
          </table:table-cell>
          <table:table-cell office:value-type="float" office:value="494058" calcext:value-type="float">
            <text:p>494058</text:p>
          </table:table-cell>
          <table:table-cell office:value-type="float" office:value="53705" calcext:value-type="float">
            <text:p>53705</text:p>
          </table:table-cell>
          <table:table-cell office:value-type="float" office:value="4181" calcext:value-type="float">
            <text:p>418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6334" calcext:value-type="float">
            <text:p>633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12.3547" calcext:value-type="float">
            <text:p>12.3547</text:p>
          </table:table-cell>
          <table:table-cell table:formula="of:=[.Y136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361" calcext:value-type="float">
            <text:p>120361</text:p>
          </table:table-cell>
          <table:table-cell office:value-type="float" office:value="481432" calcext:value-type="float">
            <text:p>481432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12.0361" calcext:value-type="float">
            <text:p>12.0361</text:p>
          </table:table-cell>
          <table:table-cell table:formula="of:=[.Y137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368" calcext:value-type="float">
            <text:p>120368</text:p>
          </table:table-cell>
          <table:table-cell office:value-type="float" office:value="481435" calcext:value-type="float">
            <text:p>481435</text:p>
          </table:table-cell>
          <table:table-cell office:value-type="float" office:value="53708" calcext:value-type="float">
            <text:p>53708</text:p>
          </table:table-cell>
          <table:table-cell office:value-type="float" office:value="4184" calcext:value-type="float">
            <text:p>4184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12.0368" calcext:value-type="float">
            <text:p>12.0368</text:p>
          </table:table-cell>
          <table:table-cell table:formula="of:=[.Y138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65" calcext:value-type="float">
            <text:p>128065</text:p>
          </table:table-cell>
          <table:table-cell office:value-type="float" office:value="512166" calcext:value-type="float">
            <text:p>512166</text:p>
          </table:table-cell>
          <table:table-cell office:value-type="float" office:value="53712" calcext:value-type="float">
            <text:p>53712</text:p>
          </table:table-cell>
          <table:table-cell office:value-type="float" office:value="4188" calcext:value-type="float">
            <text:p>418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478" calcext:value-type="float">
            <text:p>1547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12.8065" calcext:value-type="float">
            <text:p>12.8065</text:p>
          </table:table-cell>
          <table:table-cell table:formula="of:=[.Y139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1204" calcext:value-type="float">
            <text:p>121204</text:p>
          </table:table-cell>
          <table:table-cell office:value-type="float" office:value="484790" calcext:value-type="float">
            <text:p>484790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746" calcext:value-type="float">
            <text:p>174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12.1204" calcext:value-type="float">
            <text:p>12.1204</text:p>
          </table:table-cell>
          <table:table-cell table:formula="of:=[.Y140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0380" calcext:value-type="float">
            <text:p>120380</text:p>
          </table:table-cell>
          <table:table-cell office:value-type="float" office:value="481489" calcext:value-type="float">
            <text:p>481489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12.038" calcext:value-type="float">
            <text:p>12.038</text:p>
          </table:table-cell>
          <table:table-cell table:formula="of:=[.Y141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378" calcext:value-type="float">
            <text:p>120378</text:p>
          </table:table-cell>
          <table:table-cell office:value-type="float" office:value="481486" calcext:value-type="float">
            <text:p>481486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3" calcext:value-type="float">
            <text:p>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12.0378" calcext:value-type="float">
            <text:p>12.0378</text:p>
          </table:table-cell>
          <table:table-cell table:formula="of:=[.Y142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8015" calcext:value-type="float">
            <text:p>128015</text:p>
          </table:table-cell>
          <table:table-cell office:value-type="float" office:value="512005" calcext:value-type="float">
            <text:p>512005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116" calcext:value-type="float">
            <text:p>711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12.8015" calcext:value-type="float">
            <text:p>12.8015</text:p>
          </table:table-cell>
          <table:table-cell table:formula="of:=[.Y143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4457" calcext:value-type="float">
            <text:p>124457</text:p>
          </table:table-cell>
          <table:table-cell office:value-type="float" office:value="497816" calcext:value-type="float">
            <text:p>497816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12.4457" calcext:value-type="float">
            <text:p>12.4457</text:p>
          </table:table-cell>
          <table:table-cell table:formula="of:=[.Y14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4464" calcext:value-type="float">
            <text:p>124464</text:p>
          </table:table-cell>
          <table:table-cell office:value-type="float" office:value="497819" calcext:value-type="float">
            <text:p>497819</text:p>
          </table:table-cell>
          <table:table-cell office:value-type="float" office:value="53708" calcext:value-type="float">
            <text:p>53708</text:p>
          </table:table-cell>
          <table:table-cell office:value-type="float" office:value="4184" calcext:value-type="float">
            <text:p>4184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12.4464" calcext:value-type="float">
            <text:p>12.4464</text:p>
          </table:table-cell>
          <table:table-cell table:formula="of:=[.Y14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1910" calcext:value-type="float">
            <text:p>131910</text:p>
          </table:table-cell>
          <table:table-cell office:value-type="float" office:value="527587" calcext:value-type="float">
            <text:p>527587</text:p>
          </table:table-cell>
          <table:table-cell office:value-type="float" office:value="53712" calcext:value-type="float">
            <text:p>53712</text:p>
          </table:table-cell>
          <table:table-cell office:value-type="float" office:value="4188" calcext:value-type="float">
            <text:p>418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4994" calcext:value-type="float">
            <text:p>1499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13.191" calcext:value-type="float">
            <text:p>13.191</text:p>
          </table:table-cell>
          <table:table-cell table:formula="of:=[.Y146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5372" calcext:value-type="float">
            <text:p>125372</text:p>
          </table:table-cell>
          <table:table-cell office:value-type="float" office:value="501463" calcext:value-type="float">
            <text:p>501463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890" calcext:value-type="float">
            <text:p>189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12.5372" calcext:value-type="float">
            <text:p>12.5372</text:p>
          </table:table-cell>
          <table:table-cell table:formula="of:=[.Y147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476" calcext:value-type="float">
            <text:p>124476</text:p>
          </table:table-cell>
          <table:table-cell office:value-type="float" office:value="497873" calcext:value-type="float">
            <text:p>497873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12.4476" calcext:value-type="float">
            <text:p>12.4476</text:p>
          </table:table-cell>
          <table:table-cell table:formula="of:=[.Y148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474" calcext:value-type="float">
            <text:p>124474</text:p>
          </table:table-cell>
          <table:table-cell office:value-type="float" office:value="497870" calcext:value-type="float">
            <text:p>497870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3" calcext:value-type="float">
            <text:p>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12.4474" calcext:value-type="float">
            <text:p>12.4474</text:p>
          </table:table-cell>
          <table:table-cell table:formula="of:=[.Y149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547" calcext:value-type="float">
            <text:p>123547</text:p>
          </table:table-cell>
          <table:table-cell office:value-type="float" office:value="494058" calcext:value-type="float">
            <text:p>494058</text:p>
          </table:table-cell>
          <table:table-cell office:value-type="float" office:value="53705" calcext:value-type="float">
            <text:p>53705</text:p>
          </table:table-cell>
          <table:table-cell office:value-type="float" office:value="4181" calcext:value-type="float">
            <text:p>418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6334" calcext:value-type="float">
            <text:p>633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12.3547" calcext:value-type="float">
            <text:p>12.3547</text:p>
          </table:table-cell>
          <table:table-cell table:formula="of:=[.Y150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361" calcext:value-type="float">
            <text:p>120361</text:p>
          </table:table-cell>
          <table:table-cell office:value-type="float" office:value="481432" calcext:value-type="float">
            <text:p>481432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12.0361" calcext:value-type="float">
            <text:p>12.0361</text:p>
          </table:table-cell>
          <table:table-cell table:formula="of:=[.Y151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368" calcext:value-type="float">
            <text:p>120368</text:p>
          </table:table-cell>
          <table:table-cell office:value-type="float" office:value="481435" calcext:value-type="float">
            <text:p>481435</text:p>
          </table:table-cell>
          <table:table-cell office:value-type="float" office:value="53708" calcext:value-type="float">
            <text:p>53708</text:p>
          </table:table-cell>
          <table:table-cell office:value-type="float" office:value="4184" calcext:value-type="float">
            <text:p>4184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12.0368" calcext:value-type="float">
            <text:p>12.0368</text:p>
          </table:table-cell>
          <table:table-cell table:formula="of:=[.Y152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65" calcext:value-type="float">
            <text:p>128065</text:p>
          </table:table-cell>
          <table:table-cell office:value-type="float" office:value="512166" calcext:value-type="float">
            <text:p>512166</text:p>
          </table:table-cell>
          <table:table-cell office:value-type="float" office:value="53712" calcext:value-type="float">
            <text:p>53712</text:p>
          </table:table-cell>
          <table:table-cell office:value-type="float" office:value="4188" calcext:value-type="float">
            <text:p>418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478" calcext:value-type="float">
            <text:p>1547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12.8065" calcext:value-type="float">
            <text:p>12.8065</text:p>
          </table:table-cell>
          <table:table-cell table:formula="of:=[.Y153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1204" calcext:value-type="float">
            <text:p>121204</text:p>
          </table:table-cell>
          <table:table-cell office:value-type="float" office:value="484790" calcext:value-type="float">
            <text:p>484790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746" calcext:value-type="float">
            <text:p>174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12.1204" calcext:value-type="float">
            <text:p>12.1204</text:p>
          </table:table-cell>
          <table:table-cell table:formula="of:=[.Y154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0380" calcext:value-type="float">
            <text:p>120380</text:p>
          </table:table-cell>
          <table:table-cell office:value-type="float" office:value="481489" calcext:value-type="float">
            <text:p>481489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12.038" calcext:value-type="float">
            <text:p>12.038</text:p>
          </table:table-cell>
          <table:table-cell table:formula="of:=[.Y155]" office:value-type="float" office:value="642129" calcext:value-type="float">
            <text:p>64212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378" calcext:value-type="float">
            <text:p>120378</text:p>
          </table:table-cell>
          <table:table-cell office:value-type="float" office:value="481486" calcext:value-type="float">
            <text:p>481486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3" calcext:value-type="float">
            <text:p>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12.0378" calcext:value-type="float">
            <text:p>12.0378</text:p>
          </table:table-cell>
          <table:table-cell table:formula="of:=[.Y15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9595" calcext:value-type="float">
            <text:p>89595</text:p>
          </table:table-cell>
          <table:table-cell office:value-type="float" office:value="715506" calcext:value-type="float">
            <text:p>715506</text:p>
          </table:table-cell>
          <table:table-cell office:value-type="float" office:value="57597" calcext:value-type="float">
            <text:p>57597</text:p>
          </table:table-cell>
          <table:table-cell office:value-type="float" office:value="8085" calcext:value-type="float">
            <text:p>8085</text:p>
          </table:table-cell>
          <table:table-cell office:value-type="float" office:value="213816" calcext:value-type="float">
            <text:p>213816</text:p>
          </table:table-cell>
          <table:table-cell office:value-type="float" office:value="16376" calcext:value-type="float">
            <text:p>16376</text:p>
          </table:table-cell>
          <table:table-cell office:value-type="float" office:value="46889" calcext:value-type="float">
            <text:p>4688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8.9595" calcext:value-type="float">
            <text:p>8.9595</text:p>
          </table:table-cell>
          <table:table-cell table:formula="of:=[.Y15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827" calcext:value-type="float">
            <text:p>80827</text:p>
          </table:table-cell>
          <table:table-cell office:value-type="float" office:value="646310" calcext:value-type="float">
            <text:p>646310</text:p>
          </table:table-cell>
          <table:table-cell office:value-type="float" office:value="66211" calcext:value-type="float">
            <text:p>66211</text:p>
          </table:table-cell>
          <table:table-cell office:value-type="float" office:value="16699" calcext:value-type="float">
            <text:p>16699</text:p>
          </table:table-cell>
          <table:table-cell office:value-type="float" office:value="213816" calcext:value-type="float">
            <text:p>213816</text:p>
          </table:table-cell>
          <table:table-cell office:value-type="float" office:value="16376" calcext:value-type="float">
            <text:p>16376</text:p>
          </table:table-cell>
          <table:table-cell office:value-type="float" office:value="2048" calcext:value-type="float">
            <text:p>204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8.0827" calcext:value-type="float">
            <text:p>8.0827</text:p>
          </table:table-cell>
          <table:table-cell table:formula="of:=[.Y15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355" calcext:value-type="float">
            <text:p>80355</text:p>
          </table:table-cell>
          <table:table-cell office:value-type="float" office:value="642629" calcext:value-type="float">
            <text:p>642629</text:p>
          </table:table-cell>
          <table:table-cell office:value-type="float" office:value="66217" calcext:value-type="float">
            <text:p>66217</text:p>
          </table:table-cell>
          <table:table-cell office:value-type="float" office:value="16705" calcext:value-type="float">
            <text:p>16705</text:p>
          </table:table-cell>
          <table:table-cell office:value-type="float" office:value="213816" calcext:value-type="float">
            <text:p>213816</text:p>
          </table:table-cell>
          <table:table-cell office:value-type="float" office:value="16376" calcext:value-type="float">
            <text:p>16376</text:p>
          </table:table-cell>
          <table:table-cell office:value-type="float" office:value="179" calcext:value-type="float">
            <text:p>17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8.0355" calcext:value-type="float">
            <text:p>8.0355</text:p>
          </table:table-cell>
          <table:table-cell table:formula="of:=[.Y15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331" calcext:value-type="float">
            <text:p>80331</text:p>
          </table:table-cell>
          <table:table-cell office:value-type="float" office:value="642526" calcext:value-type="float">
            <text:p>642526</text:p>
          </table:table-cell>
          <table:table-cell office:value-type="float" office:value="66221" calcext:value-type="float">
            <text:p>66221</text:p>
          </table:table-cell>
          <table:table-cell office:value-type="float" office:value="16709" calcext:value-type="float">
            <text:p>16709</text:p>
          </table:table-cell>
          <table:table-cell office:value-type="float" office:value="213816" calcext:value-type="float">
            <text:p>213816</text:p>
          </table:table-cell>
          <table:table-cell office:value-type="float" office:value="16376" calcext:value-type="float">
            <text:p>16376</text:p>
          </table:table-cell>
          <table:table-cell office:value-type="float" office:value="120" calcext:value-type="float">
            <text:p>120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8.0331" calcext:value-type="float">
            <text:p>8.0331</text:p>
          </table:table-cell>
          <table:table-cell table:formula="of:=[.Y16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5909" calcext:value-type="float">
            <text:p>85909</text:p>
          </table:table-cell>
          <table:table-cell office:value-type="float" office:value="685959" calcext:value-type="float">
            <text:p>685959</text:p>
          </table:table-cell>
          <table:table-cell office:value-type="float" office:value="82571" calcext:value-type="float">
            <text:p>82571</text:p>
          </table:table-cell>
          <table:table-cell office:value-type="float" office:value="33059" calcext:value-type="float">
            <text:p>33059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3273" calcext:value-type="float">
            <text:p>4327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8.5909" calcext:value-type="float">
            <text:p>8.5909</text:p>
          </table:table-cell>
          <table:table-cell table:formula="of:=[.Y16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319" calcext:value-type="float">
            <text:p>77319</text:p>
          </table:table-cell>
          <table:table-cell office:value-type="float" office:value="618120" calcext:value-type="float">
            <text:p>618120</text:p>
          </table:table-cell>
          <table:table-cell office:value-type="float" office:value="82588" calcext:value-type="float">
            <text:p>82588</text:p>
          </table:table-cell>
          <table:table-cell office:value-type="float" office:value="33076" calcext:value-type="float">
            <text:p>3307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485" calcext:value-type="float">
            <text:p>448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7.7319" calcext:value-type="float">
            <text:p>7.7319</text:p>
          </table:table-cell>
          <table:table-cell table:formula="of:=[.Y16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768" calcext:value-type="float">
            <text:p>76768</text:p>
          </table:table-cell>
          <table:table-cell office:value-type="float" office:value="612958" calcext:value-type="float">
            <text:p>612958</text:p>
          </table:table-cell>
          <table:table-cell office:value-type="float" office:value="82595" calcext:value-type="float">
            <text:p>82595</text:p>
          </table:table-cell>
          <table:table-cell office:value-type="float" office:value="33083" calcext:value-type="float">
            <text:p>33083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1877" calcext:value-type="float">
            <text:p>187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7.6768" calcext:value-type="float">
            <text:p>7.6768</text:p>
          </table:table-cell>
          <table:table-cell table:formula="of:=[.Y16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677" calcext:value-type="float">
            <text:p>77677</text:p>
          </table:table-cell>
          <table:table-cell office:value-type="float" office:value="619109" calcext:value-type="float">
            <text:p>619109</text:p>
          </table:table-cell>
          <table:table-cell office:value-type="float" office:value="82598" calcext:value-type="float">
            <text:p>82598</text:p>
          </table:table-cell>
          <table:table-cell office:value-type="float" office:value="33086" calcext:value-type="float">
            <text:p>3308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942" calcext:value-type="float">
            <text:p>494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7.7677" calcext:value-type="float">
            <text:p>7.7677</text:p>
          </table:table-cell>
          <table:table-cell table:formula="of:=[.Y16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788" calcext:value-type="float">
            <text:p>86788</text:p>
          </table:table-cell>
          <table:table-cell office:value-type="float" office:value="692020" calcext:value-type="float">
            <text:p>692020</text:p>
          </table:table-cell>
          <table:table-cell office:value-type="float" office:value="82608" calcext:value-type="float">
            <text:p>82608</text:p>
          </table:table-cell>
          <table:table-cell office:value-type="float" office:value="33096" calcext:value-type="float">
            <text:p>3309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7946" calcext:value-type="float">
            <text:p>4794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8.6788" calcext:value-type="float">
            <text:p>8.6788</text:p>
          </table:table-cell>
          <table:table-cell table:formula="of:=[.Y16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895" calcext:value-type="float">
            <text:p>77895</text:p>
          </table:table-cell>
          <table:table-cell office:value-type="float" office:value="622050" calcext:value-type="float">
            <text:p>622050</text:p>
          </table:table-cell>
          <table:table-cell office:value-type="float" office:value="82616" calcext:value-type="float">
            <text:p>82616</text:p>
          </table:table-cell>
          <table:table-cell office:value-type="float" office:value="33104" calcext:value-type="float">
            <text:p>33104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6548" calcext:value-type="float">
            <text:p>654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7.7895" calcext:value-type="float">
            <text:p>7.7895</text:p>
          </table:table-cell>
          <table:table-cell table:formula="of:=[.Y16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234" calcext:value-type="float">
            <text:p>76234</text:p>
          </table:table-cell>
          <table:table-cell office:value-type="float" office:value="609733" calcext:value-type="float">
            <text:p>609733</text:p>
          </table:table-cell>
          <table:table-cell office:value-type="float" office:value="82617" calcext:value-type="float">
            <text:p>82617</text:p>
          </table:table-cell>
          <table:table-cell office:value-type="float" office:value="33105" calcext:value-type="float">
            <text:p>33105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7.6234" calcext:value-type="float">
            <text:p>7.6234</text:p>
          </table:table-cell>
          <table:table-cell table:formula="of:=[.Y16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6229" calcext:value-type="float">
            <text:p>76229</text:p>
          </table:table-cell>
          <table:table-cell office:value-type="float" office:value="609697" calcext:value-type="float">
            <text:p>609697</text:p>
          </table:table-cell>
          <table:table-cell office:value-type="float" office:value="82617" calcext:value-type="float">
            <text:p>82617</text:p>
          </table:table-cell>
          <table:table-cell office:value-type="float" office:value="33105" calcext:value-type="float">
            <text:p>33105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62" calcext:value-type="float">
            <text:p>26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7.6229" calcext:value-type="float">
            <text:p>7.6229</text:p>
          </table:table-cell>
          <table:table-cell table:formula="of:=[.Y16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800" calcext:value-type="float">
            <text:p>84800</text:p>
          </table:table-cell>
          <table:table-cell office:value-type="float" office:value="676868" calcext:value-type="float">
            <text:p>676868</text:p>
          </table:table-cell>
          <table:table-cell office:value-type="float" office:value="82571" calcext:value-type="float">
            <text:p>82571</text:p>
          </table:table-cell>
          <table:table-cell office:value-type="float" office:value="33059" calcext:value-type="float">
            <text:p>33059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8854" calcext:value-type="float">
            <text:p>4885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8.48" calcext:value-type="float">
            <text:p>8.48</text:p>
          </table:table-cell>
          <table:table-cell table:formula="of:=[.Y16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547" calcext:value-type="float">
            <text:p>75547</text:p>
          </table:table-cell>
          <table:table-cell office:value-type="float" office:value="603622" calcext:value-type="float">
            <text:p>603622</text:p>
          </table:table-cell>
          <table:table-cell office:value-type="float" office:value="82590" calcext:value-type="float">
            <text:p>82590</text:p>
          </table:table-cell>
          <table:table-cell office:value-type="float" office:value="33078" calcext:value-type="float">
            <text:p>33078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5425" calcext:value-type="float">
            <text:p>542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7.5547" calcext:value-type="float">
            <text:p>7.5547</text:p>
          </table:table-cell>
          <table:table-cell table:formula="of:=[.Y17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717" calcext:value-type="float">
            <text:p>74717</text:p>
          </table:table-cell>
          <table:table-cell office:value-type="float" office:value="596216" calcext:value-type="float">
            <text:p>596216</text:p>
          </table:table-cell>
          <table:table-cell office:value-type="float" office:value="82599" calcext:value-type="float">
            <text:p>82599</text:p>
          </table:table-cell>
          <table:table-cell office:value-type="float" office:value="33087" calcext:value-type="float">
            <text:p>33087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1691" calcext:value-type="float">
            <text:p>16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7.4717" calcext:value-type="float">
            <text:p>7.4717</text:p>
          </table:table-cell>
          <table:table-cell table:formula="of:=[.Y17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4698" calcext:value-type="float">
            <text:p>74698</text:p>
          </table:table-cell>
          <table:table-cell office:value-type="float" office:value="596043" calcext:value-type="float">
            <text:p>596043</text:p>
          </table:table-cell>
          <table:table-cell office:value-type="float" office:value="82598" calcext:value-type="float">
            <text:p>82598</text:p>
          </table:table-cell>
          <table:table-cell office:value-type="float" office:value="33086" calcext:value-type="float">
            <text:p>3308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1606" calcext:value-type="float">
            <text:p>160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7.4698" calcext:value-type="float">
            <text:p>7.4698</text:p>
          </table:table-cell>
          <table:table-cell table:formula="of:=[.Y17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121" calcext:value-type="float">
            <text:p>84121</text:p>
          </table:table-cell>
          <table:table-cell office:value-type="float" office:value="671003" calcext:value-type="float">
            <text:p>671003</text:p>
          </table:table-cell>
          <table:table-cell office:value-type="float" office:value="82608" calcext:value-type="float">
            <text:p>82608</text:p>
          </table:table-cell>
          <table:table-cell office:value-type="float" office:value="33096" calcext:value-type="float">
            <text:p>3309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4405" calcext:value-type="float">
            <text:p>4440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8.4121" calcext:value-type="float">
            <text:p>8.4121</text:p>
          </table:table-cell>
          <table:table-cell table:formula="of:=[.Y17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4760" calcext:value-type="float">
            <text:p>74760</text:p>
          </table:table-cell>
          <table:table-cell office:value-type="float" office:value="597388" calcext:value-type="float">
            <text:p>597388</text:p>
          </table:table-cell>
          <table:table-cell office:value-type="float" office:value="82616" calcext:value-type="float">
            <text:p>82616</text:p>
          </table:table-cell>
          <table:table-cell office:value-type="float" office:value="33104" calcext:value-type="float">
            <text:p>33104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410" calcext:value-type="float">
            <text:p>2410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7.476" calcext:value-type="float">
            <text:p>7.476</text:p>
          </table:table-cell>
          <table:table-cell table:formula="of:=[.Y17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187" calcext:value-type="float">
            <text:p>74187</text:p>
          </table:table-cell>
          <table:table-cell office:value-type="float" office:value="593350" calcext:value-type="float">
            <text:p>593350</text:p>
          </table:table-cell>
          <table:table-cell office:value-type="float" office:value="82617" calcext:value-type="float">
            <text:p>82617</text:p>
          </table:table-cell>
          <table:table-cell office:value-type="float" office:value="33105" calcext:value-type="float">
            <text:p>33105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85" calcext:value-type="float">
            <text:p>28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7.4187" calcext:value-type="float">
            <text:p>7.4187</text:p>
          </table:table-cell>
          <table:table-cell table:formula="of:=[.Y17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181" calcext:value-type="float">
            <text:p>74181</text:p>
          </table:table-cell>
          <table:table-cell office:value-type="float" office:value="593310" calcext:value-type="float">
            <text:p>593310</text:p>
          </table:table-cell>
          <table:table-cell office:value-type="float" office:value="82617" calcext:value-type="float">
            <text:p>82617</text:p>
          </table:table-cell>
          <table:table-cell office:value-type="float" office:value="33105" calcext:value-type="float">
            <text:p>33105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61" calcext:value-type="float">
            <text:p>26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7.4181" calcext:value-type="float">
            <text:p>7.4181</text:p>
          </table:table-cell>
          <table:table-cell table:formula="of:=[.Y17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532" calcext:value-type="float">
            <text:p>83532</text:p>
          </table:table-cell>
          <table:table-cell office:value-type="float" office:value="667135" calcext:value-type="float">
            <text:p>667135</text:p>
          </table:table-cell>
          <table:table-cell office:value-type="float" office:value="117394" calcext:value-type="float">
            <text:p>117394</text:p>
          </table:table-cell>
          <table:table-cell office:value-type="float" office:value="67882" calcext:value-type="float">
            <text:p>67882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52666" calcext:value-type="float">
            <text:p>5266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8.3532" calcext:value-type="float">
            <text:p>8.3532</text:p>
          </table:table-cell>
          <table:table-cell table:formula="of:=[.Y17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007" calcext:value-type="float">
            <text:p>74007</text:p>
          </table:table-cell>
          <table:table-cell office:value-type="float" office:value="591176" calcext:value-type="float">
            <text:p>591176</text:p>
          </table:table-cell>
          <table:table-cell office:value-type="float" office:value="117418" calcext:value-type="float">
            <text:p>117418</text:p>
          </table:table-cell>
          <table:table-cell office:value-type="float" office:value="67906" calcext:value-type="float">
            <text:p>67906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6528" calcext:value-type="float">
            <text:p>652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7.4007" calcext:value-type="float">
            <text:p>7.4007</text:p>
          </table:table-cell>
          <table:table-cell table:formula="of:=[.Y17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2351" calcext:value-type="float">
            <text:p>72351</text:p>
          </table:table-cell>
          <table:table-cell office:value-type="float" office:value="578603" calcext:value-type="float">
            <text:p>578603</text:p>
          </table:table-cell>
          <table:table-cell office:value-type="float" office:value="117429" calcext:value-type="float">
            <text:p>117429</text:p>
          </table:table-cell>
          <table:table-cell office:value-type="float" office:value="67917" calcext:value-type="float">
            <text:p>67917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205" calcext:value-type="float">
            <text:p>20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7.2351" calcext:value-type="float">
            <text:p>7.2351</text:p>
          </table:table-cell>
          <table:table-cell table:formula="of:=[.Y17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2332" calcext:value-type="float">
            <text:p>72332</text:p>
          </table:table-cell>
          <table:table-cell office:value-type="float" office:value="578528" calcext:value-type="float">
            <text:p>578528</text:p>
          </table:table-cell>
          <table:table-cell office:value-type="float" office:value="117430" calcext:value-type="float">
            <text:p>117430</text:p>
          </table:table-cell>
          <table:table-cell office:value-type="float" office:value="67918" calcext:value-type="float">
            <text:p>67918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163" calcext:value-type="float">
            <text:p>16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7.2332" calcext:value-type="float">
            <text:p>7.2332</text:p>
          </table:table-cell>
          <table:table-cell table:formula="of:=[.Y18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571" calcext:value-type="float">
            <text:p>84571</text:p>
          </table:table-cell>
          <table:table-cell office:value-type="float" office:value="674758" calcext:value-type="float">
            <text:p>674758</text:p>
          </table:table-cell>
          <table:table-cell office:value-type="float" office:value="129970" calcext:value-type="float">
            <text:p>129970</text:p>
          </table:table-cell>
          <table:table-cell office:value-type="float" office:value="80458" calcext:value-type="float">
            <text:p>8045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8635" calcext:value-type="float">
            <text:p>4863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8.4571" calcext:value-type="float">
            <text:p>8.4571</text:p>
          </table:table-cell>
          <table:table-cell table:formula="of:=[.Y18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332" calcext:value-type="float">
            <text:p>75332</text:p>
          </table:table-cell>
          <table:table-cell office:value-type="float" office:value="601999" calcext:value-type="float">
            <text:p>601999</text:p>
          </table:table-cell>
          <table:table-cell office:value-type="float" office:value="129977" calcext:value-type="float">
            <text:p>129977</text:p>
          </table:table-cell>
          <table:table-cell office:value-type="float" office:value="80465" calcext:value-type="float">
            <text:p>80465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791" calcext:value-type="float">
            <text:p>57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7.5332" calcext:value-type="float">
            <text:p>7.5332</text:p>
          </table:table-cell>
          <table:table-cell table:formula="of:=[.Y18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917" calcext:value-type="float">
            <text:p>73917</text:p>
          </table:table-cell>
          <table:table-cell office:value-type="float" office:value="591136" calcext:value-type="float">
            <text:p>591136</text:p>
          </table:table-cell>
          <table:table-cell office:value-type="float" office:value="129979" calcext:value-type="float">
            <text:p>129979</text:p>
          </table:table-cell>
          <table:table-cell office:value-type="float" office:value="80467" calcext:value-type="float">
            <text:p>8046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59" calcext:value-type="float">
            <text:p>25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7.3917" calcext:value-type="float">
            <text:p>7.3917</text:p>
          </table:table-cell>
          <table:table-cell table:formula="of:=[.Y18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3908" calcext:value-type="float">
            <text:p>73908</text:p>
          </table:table-cell>
          <table:table-cell office:value-type="float" office:value="591100" calcext:value-type="float">
            <text:p>591100</text:p>
          </table:table-cell>
          <table:table-cell office:value-type="float" office:value="129979" calcext:value-type="float">
            <text:p>129979</text:p>
          </table:table-cell>
          <table:table-cell office:value-type="float" office:value="80467" calcext:value-type="float">
            <text:p>8046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38" calcext:value-type="float">
            <text:p>23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7.3908" calcext:value-type="float">
            <text:p>7.3908</text:p>
          </table:table-cell>
          <table:table-cell table:formula="of:=[.Y18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765" calcext:value-type="float">
            <text:p>81765</text:p>
          </table:table-cell>
          <table:table-cell office:value-type="float" office:value="652760" calcext:value-type="float">
            <text:p>652760</text:p>
          </table:table-cell>
          <table:table-cell office:value-type="float" office:value="119301" calcext:value-type="float">
            <text:p>119301</text:p>
          </table:table-cell>
          <table:table-cell office:value-type="float" office:value="69789" calcext:value-type="float">
            <text:p>69789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52023" calcext:value-type="float">
            <text:p>5202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8.1765" calcext:value-type="float">
            <text:p>8.1765</text:p>
          </table:table-cell>
          <table:table-cell table:formula="of:=[.Y18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929" calcext:value-type="float">
            <text:p>71929</text:p>
          </table:table-cell>
          <table:table-cell office:value-type="float" office:value="574813" calcext:value-type="float">
            <text:p>574813</text:p>
          </table:table-cell>
          <table:table-cell office:value-type="float" office:value="119330" calcext:value-type="float">
            <text:p>119330</text:p>
          </table:table-cell>
          <table:table-cell office:value-type="float" office:value="69818" calcext:value-type="float">
            <text:p>69818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5573" calcext:value-type="float">
            <text:p>557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7.1929" calcext:value-type="float">
            <text:p>7.1929</text:p>
          </table:table-cell>
          <table:table-cell table:formula="of:=[.Y18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541" calcext:value-type="float">
            <text:p>70541</text:p>
          </table:table-cell>
          <table:table-cell office:value-type="float" office:value="564148" calcext:value-type="float">
            <text:p>564148</text:p>
          </table:table-cell>
          <table:table-cell office:value-type="float" office:value="119341" calcext:value-type="float">
            <text:p>119341</text:p>
          </table:table-cell>
          <table:table-cell office:value-type="float" office:value="69829" calcext:value-type="float">
            <text:p>69829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213" calcext:value-type="float">
            <text:p>2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7.0541" calcext:value-type="float">
            <text:p>7.0541</text:p>
          </table:table-cell>
          <table:table-cell table:formula="of:=[.Y18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523" calcext:value-type="float">
            <text:p>70523</text:p>
          </table:table-cell>
          <table:table-cell office:value-type="float" office:value="564055" calcext:value-type="float">
            <text:p>564055</text:p>
          </table:table-cell>
          <table:table-cell office:value-type="float" office:value="119341" calcext:value-type="float">
            <text:p>119341</text:p>
          </table:table-cell>
          <table:table-cell office:value-type="float" office:value="69829" calcext:value-type="float">
            <text:p>69829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163" calcext:value-type="float">
            <text:p>16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7.0523" calcext:value-type="float">
            <text:p>7.0523</text:p>
          </table:table-cell>
          <table:table-cell table:formula="of:=[.Y18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257" calcext:value-type="float">
            <text:p>84257</text:p>
          </table:table-cell>
          <table:table-cell office:value-type="float" office:value="672280" calcext:value-type="float">
            <text:p>672280</text:p>
          </table:table-cell>
          <table:table-cell office:value-type="float" office:value="144442" calcext:value-type="float">
            <text:p>144442</text:p>
          </table:table-cell>
          <table:table-cell office:value-type="float" office:value="94930" calcext:value-type="float">
            <text:p>94930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8182" calcext:value-type="float">
            <text:p>4818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8.4257" calcext:value-type="float">
            <text:p>8.4257</text:p>
          </table:table-cell>
          <table:table-cell table:formula="of:=[.Y18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75093" calcext:value-type="float">
            <text:p>75093</text:p>
          </table:table-cell>
          <table:table-cell office:value-type="float" office:value="600088" calcext:value-type="float">
            <text:p>600088</text:p>
          </table:table-cell>
          <table:table-cell office:value-type="float" office:value="144449" calcext:value-type="float">
            <text:p>144449</text:p>
          </table:table-cell>
          <table:table-cell office:value-type="float" office:value="94937" calcext:value-type="float">
            <text:p>9493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791" calcext:value-type="float">
            <text:p>57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7.5093" calcext:value-type="float">
            <text:p>7.5093</text:p>
          </table:table-cell>
          <table:table-cell table:formula="of:=[.Y19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678" calcext:value-type="float">
            <text:p>73678</text:p>
          </table:table-cell>
          <table:table-cell office:value-type="float" office:value="589225" calcext:value-type="float">
            <text:p>589225</text:p>
          </table:table-cell>
          <table:table-cell office:value-type="float" office:value="144451" calcext:value-type="float">
            <text:p>144451</text:p>
          </table:table-cell>
          <table:table-cell office:value-type="float" office:value="94939" calcext:value-type="float">
            <text:p>949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59" calcext:value-type="float">
            <text:p>25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7.3678" calcext:value-type="float">
            <text:p>7.3678</text:p>
          </table:table-cell>
          <table:table-cell table:formula="of:=[.Y19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3669" calcext:value-type="float">
            <text:p>73669</text:p>
          </table:table-cell>
          <table:table-cell office:value-type="float" office:value="589189" calcext:value-type="float">
            <text:p>589189</text:p>
          </table:table-cell>
          <table:table-cell office:value-type="float" office:value="144451" calcext:value-type="float">
            <text:p>144451</text:p>
          </table:table-cell>
          <table:table-cell office:value-type="float" office:value="94939" calcext:value-type="float">
            <text:p>949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38" calcext:value-type="float">
            <text:p>23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7.3669" calcext:value-type="float">
            <text:p>7.3669</text:p>
          </table:table-cell>
          <table:table-cell table:formula="of:=[.Y19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7374" calcext:value-type="float">
            <text:p>77374</text:p>
          </table:table-cell>
          <table:table-cell office:value-type="float" office:value="618033" calcext:value-type="float">
            <text:p>618033</text:p>
          </table:table-cell>
          <table:table-cell office:value-type="float" office:value="51720" calcext:value-type="float">
            <text:p>51720</text:p>
          </table:table-cell>
          <table:table-cell office:value-type="float" office:value="2208" calcext:value-type="float">
            <text:p>220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2613" calcext:value-type="float">
            <text:p>626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7.7374" calcext:value-type="float">
            <text:p>7.7374</text:p>
          </table:table-cell>
          <table:table-cell table:formula="of:=[.Y19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546" calcext:value-type="float">
            <text:p>65546</text:p>
          </table:table-cell>
          <table:table-cell office:value-type="float" office:value="523428" calcext:value-type="float">
            <text:p>523428</text:p>
          </table:table-cell>
          <table:table-cell office:value-type="float" office:value="51773" calcext:value-type="float">
            <text:p>51773</text:p>
          </table:table-cell>
          <table:table-cell office:value-type="float" office:value="2261" calcext:value-type="float">
            <text:p>226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582" calcext:value-type="float">
            <text:p>558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6.5546" calcext:value-type="float">
            <text:p>6.5546</text:p>
          </table:table-cell>
          <table:table-cell table:formula="of:=[.Y19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126" calcext:value-type="float">
            <text:p>65126</text:p>
          </table:table-cell>
          <table:table-cell office:value-type="float" office:value="520097" calcext:value-type="float">
            <text:p>520097</text:p>
          </table:table-cell>
          <table:table-cell office:value-type="float" office:value="51784" calcext:value-type="float">
            <text:p>51784</text:p>
          </table:table-cell>
          <table:table-cell office:value-type="float" office:value="2272" calcext:value-type="float">
            <text:p>227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846" calcext:value-type="float">
            <text:p>384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6.5126" calcext:value-type="float">
            <text:p>6.5126</text:p>
          </table:table-cell>
          <table:table-cell table:formula="of:=[.Y19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252" calcext:value-type="float">
            <text:p>64252</text:p>
          </table:table-cell>
          <table:table-cell office:value-type="float" office:value="513402" calcext:value-type="float">
            <text:p>513402</text:p>
          </table:table-cell>
          <table:table-cell office:value-type="float" office:value="51792" calcext:value-type="float">
            <text:p>51792</text:p>
          </table:table-cell>
          <table:table-cell office:value-type="float" office:value="2280" calcext:value-type="float">
            <text:p>2280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87" calcext:value-type="float">
            <text:p>48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6.4252" calcext:value-type="float">
            <text:p>6.4252</text:p>
          </table:table-cell>
          <table:table-cell table:formula="of:=[.Y19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939" calcext:value-type="float">
            <text:p>76939</text:p>
          </table:table-cell>
          <table:table-cell office:value-type="float" office:value="614005" calcext:value-type="float">
            <text:p>614005</text:p>
          </table:table-cell>
          <table:table-cell office:value-type="float" office:value="51744" calcext:value-type="float">
            <text:p>51744</text:p>
          </table:table-cell>
          <table:table-cell office:value-type="float" office:value="2232" calcext:value-type="float">
            <text:p>223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1382" calcext:value-type="float">
            <text:p>6138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7.6939" calcext:value-type="float">
            <text:p>7.6939</text:p>
          </table:table-cell>
          <table:table-cell table:formula="of:=[.Y19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784" calcext:value-type="float">
            <text:p>65784</text:p>
          </table:table-cell>
          <table:table-cell office:value-type="float" office:value="525547" calcext:value-type="float">
            <text:p>525547</text:p>
          </table:table-cell>
          <table:table-cell office:value-type="float" office:value="51750" calcext:value-type="float">
            <text:p>51750</text:p>
          </table:table-cell>
          <table:table-cell office:value-type="float" office:value="2238" calcext:value-type="float">
            <text:p>223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844" calcext:value-type="float">
            <text:p>684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6.5784" calcext:value-type="float">
            <text:p>6.5784</text:p>
          </table:table-cell>
          <table:table-cell table:formula="of:=[.Y19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200" calcext:value-type="float">
            <text:p>64200</text:p>
          </table:table-cell>
          <table:table-cell office:value-type="float" office:value="513163" calcext:value-type="float">
            <text:p>513163</text:p>
          </table:table-cell>
          <table:table-cell office:value-type="float" office:value="51751" calcext:value-type="float">
            <text:p>51751</text:p>
          </table:table-cell>
          <table:table-cell office:value-type="float" office:value="2239" calcext:value-type="float">
            <text:p>22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73" calcext:value-type="float">
            <text:p>47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6.42" calcext:value-type="float">
            <text:p>6.42</text:p>
          </table:table-cell>
          <table:table-cell table:formula="of:=[.Y19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581" calcext:value-type="float">
            <text:p>64581</text:p>
          </table:table-cell>
          <table:table-cell office:value-type="float" office:value="515542" calcext:value-type="float">
            <text:p>515542</text:p>
          </table:table-cell>
          <table:table-cell office:value-type="float" office:value="51751" calcext:value-type="float">
            <text:p>51751</text:p>
          </table:table-cell>
          <table:table-cell office:value-type="float" office:value="2239" calcext:value-type="float">
            <text:p>22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657" calcext:value-type="float">
            <text:p>165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6.4581" calcext:value-type="float">
            <text:p>6.4581</text:p>
          </table:table-cell>
          <table:table-cell table:formula="of:=[.Y20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613" calcext:value-type="float">
            <text:p>75613</text:p>
          </table:table-cell>
          <table:table-cell office:value-type="float" office:value="603815" calcext:value-type="float">
            <text:p>603815</text:p>
          </table:table-cell>
          <table:table-cell office:value-type="float" office:value="51719" calcext:value-type="float">
            <text:p>51719</text:p>
          </table:table-cell>
          <table:table-cell office:value-type="float" office:value="2207" calcext:value-type="float">
            <text:p>220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5148" calcext:value-type="float">
            <text:p>6514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7.5613" calcext:value-type="float">
            <text:p>7.5613</text:p>
          </table:table-cell>
          <table:table-cell table:formula="of:=[.Y20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601" calcext:value-type="float">
            <text:p>63601</text:p>
          </table:table-cell>
          <table:table-cell office:value-type="float" office:value="507614" calcext:value-type="float">
            <text:p>507614</text:p>
          </table:table-cell>
          <table:table-cell office:value-type="float" office:value="51770" calcext:value-type="float">
            <text:p>51770</text:p>
          </table:table-cell>
          <table:table-cell office:value-type="float" office:value="2258" calcext:value-type="float">
            <text:p>225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870" calcext:value-type="float">
            <text:p>5870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6.3601" calcext:value-type="float">
            <text:p>6.3601</text:p>
          </table:table-cell>
          <table:table-cell table:formula="of:=[.Y20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555" calcext:value-type="float">
            <text:p>62555</text:p>
          </table:table-cell>
          <table:table-cell office:value-type="float" office:value="499815" calcext:value-type="float">
            <text:p>499815</text:p>
          </table:table-cell>
          <table:table-cell office:value-type="float" office:value="51791" calcext:value-type="float">
            <text:p>51791</text:p>
          </table:table-cell>
          <table:table-cell office:value-type="float" office:value="2279" calcext:value-type="float">
            <text:p>227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898" calcext:value-type="float">
            <text:p>189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6.2555" calcext:value-type="float">
            <text:p>6.2555</text:p>
          </table:table-cell>
          <table:table-cell table:formula="of:=[.Y20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461" calcext:value-type="float">
            <text:p>62461</text:p>
          </table:table-cell>
          <table:table-cell office:value-type="float" office:value="498570" calcext:value-type="float">
            <text:p>498570</text:p>
          </table:table-cell>
          <table:table-cell office:value-type="float" office:value="51791" calcext:value-type="float">
            <text:p>51791</text:p>
          </table:table-cell>
          <table:table-cell office:value-type="float" office:value="2279" calcext:value-type="float">
            <text:p>227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263" calcext:value-type="float">
            <text:p>126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6.2461" calcext:value-type="float">
            <text:p>6.2461</text:p>
          </table:table-cell>
          <table:table-cell table:formula="of:=[.Y20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604" calcext:value-type="float">
            <text:p>75604</text:p>
          </table:table-cell>
          <table:table-cell office:value-type="float" office:value="603637" calcext:value-type="float">
            <text:p>603637</text:p>
          </table:table-cell>
          <table:table-cell office:value-type="float" office:value="51744" calcext:value-type="float">
            <text:p>51744</text:p>
          </table:table-cell>
          <table:table-cell office:value-type="float" office:value="2232" calcext:value-type="float">
            <text:p>223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5695" calcext:value-type="float">
            <text:p>656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7.5604" calcext:value-type="float">
            <text:p>7.5604</text:p>
          </table:table-cell>
          <table:table-cell table:formula="of:=[.Y20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3502" calcext:value-type="float">
            <text:p>63502</text:p>
          </table:table-cell>
          <table:table-cell office:value-type="float" office:value="507425" calcext:value-type="float">
            <text:p>507425</text:p>
          </table:table-cell>
          <table:table-cell office:value-type="float" office:value="51749" calcext:value-type="float">
            <text:p>51749</text:p>
          </table:table-cell>
          <table:table-cell office:value-type="float" office:value="2237" calcext:value-type="float">
            <text:p>223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932" calcext:value-type="float">
            <text:p>593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6.3502" calcext:value-type="float">
            <text:p>6.3502</text:p>
          </table:table-cell>
          <table:table-cell table:formula="of:=[.Y20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145" calcext:value-type="float">
            <text:p>62145</text:p>
          </table:table-cell>
          <table:table-cell office:value-type="float" office:value="496710" calcext:value-type="float">
            <text:p>496710</text:p>
          </table:table-cell>
          <table:table-cell office:value-type="float" office:value="51751" calcext:value-type="float">
            <text:p>51751</text:p>
          </table:table-cell>
          <table:table-cell office:value-type="float" office:value="2239" calcext:value-type="float">
            <text:p>22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36" calcext:value-type="float">
            <text:p>43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6.2145" calcext:value-type="float">
            <text:p>6.2145</text:p>
          </table:table-cell>
          <table:table-cell table:formula="of:=[.Y20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527" calcext:value-type="float">
            <text:p>62527</text:p>
          </table:table-cell>
          <table:table-cell office:value-type="float" office:value="499502" calcext:value-type="float">
            <text:p>499502</text:p>
          </table:table-cell>
          <table:table-cell office:value-type="float" office:value="51751" calcext:value-type="float">
            <text:p>51751</text:p>
          </table:table-cell>
          <table:table-cell office:value-type="float" office:value="2239" calcext:value-type="float">
            <text:p>22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828" calcext:value-type="float">
            <text:p>182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6.2527" calcext:value-type="float">
            <text:p>6.2527</text:p>
          </table:table-cell>
          <table:table-cell table:formula="of:=[.Y20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665" calcext:value-type="float">
            <text:p>76665</text:p>
          </table:table-cell>
          <table:table-cell office:value-type="float" office:value="612254" calcext:value-type="float">
            <text:p>612254</text:p>
          </table:table-cell>
          <table:table-cell office:value-type="float" office:value="53660" calcext:value-type="float">
            <text:p>53660</text:p>
          </table:table-cell>
          <table:table-cell office:value-type="float" office:value="4148" calcext:value-type="float">
            <text:p>414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9395" calcext:value-type="float">
            <text:p>693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7.6665" calcext:value-type="float">
            <text:p>7.6665</text:p>
          </table:table-cell>
          <table:table-cell table:formula="of:=[.Y20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631" calcext:value-type="float">
            <text:p>62631</text:p>
          </table:table-cell>
          <table:table-cell office:value-type="float" office:value="500343" calcext:value-type="float">
            <text:p>500343</text:p>
          </table:table-cell>
          <table:table-cell office:value-type="float" office:value="53683" calcext:value-type="float">
            <text:p>53683</text:p>
          </table:table-cell>
          <table:table-cell office:value-type="float" office:value="4171" calcext:value-type="float">
            <text:p>417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324" calcext:value-type="float">
            <text:p>132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6.2631" calcext:value-type="float">
            <text:p>6.2631</text:p>
          </table:table-cell>
          <table:table-cell table:formula="of:=[.Y21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303" calcext:value-type="float">
            <text:p>62303</text:p>
          </table:table-cell>
          <table:table-cell office:value-type="float" office:value="498240" calcext:value-type="float">
            <text:p>498240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22" calcext:value-type="float">
            <text:p>22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6.2303" calcext:value-type="float">
            <text:p>6.2303</text:p>
          </table:table-cell>
          <table:table-cell table:formula="of:=[.Y21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292" calcext:value-type="float">
            <text:p>62292</text:p>
          </table:table-cell>
          <table:table-cell office:value-type="float" office:value="498192" calcext:value-type="float">
            <text:p>498192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93" calcext:value-type="float">
            <text:p>19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6.2292" calcext:value-type="float">
            <text:p>6.2292</text:p>
          </table:table-cell>
          <table:table-cell table:formula="of:=[.Y21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822" calcext:value-type="float">
            <text:p>75822</text:p>
          </table:table-cell>
          <table:table-cell office:value-type="float" office:value="605249" calcext:value-type="float">
            <text:p>605249</text:p>
          </table:table-cell>
          <table:table-cell office:value-type="float" office:value="53704" calcext:value-type="float">
            <text:p>53704</text:p>
          </table:table-cell>
          <table:table-cell office:value-type="float" office:value="4192" calcext:value-type="float">
            <text:p>419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3083" calcext:value-type="float">
            <text:p>630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7.5822" calcext:value-type="float">
            <text:p>7.5822</text:p>
          </table:table-cell>
          <table:table-cell table:formula="of:=[.Y21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824" calcext:value-type="float">
            <text:p>64824</text:p>
          </table:table-cell>
          <table:table-cell office:value-type="float" office:value="517826" calcext:value-type="float">
            <text:p>51782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0291" calcext:value-type="float">
            <text:p>102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6.4824" calcext:value-type="float">
            <text:p>6.4824</text:p>
          </table:table-cell>
          <table:table-cell table:formula="of:=[.Y21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309" calcext:value-type="float">
            <text:p>62309</text:p>
          </table:table-cell>
          <table:table-cell office:value-type="float" office:value="498296" calcext:value-type="float">
            <text:p>49829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18" calcext:value-type="float">
            <text:p>31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6.2309" calcext:value-type="float">
            <text:p>6.2309</text:p>
          </table:table-cell>
          <table:table-cell table:formula="of:=[.Y21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299" calcext:value-type="float">
            <text:p>62299</text:p>
          </table:table-cell>
          <table:table-cell office:value-type="float" office:value="498237" calcext:value-type="float">
            <text:p>498237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6.2299" calcext:value-type="float">
            <text:p>6.2299</text:p>
          </table:table-cell>
          <table:table-cell table:formula="of:=[.Y21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533" calcext:value-type="float">
            <text:p>75533</text:p>
          </table:table-cell>
          <table:table-cell office:value-type="float" office:value="603616" calcext:value-type="float">
            <text:p>603616</text:p>
          </table:table-cell>
          <table:table-cell office:value-type="float" office:value="53658" calcext:value-type="float">
            <text:p>53658</text:p>
          </table:table-cell>
          <table:table-cell office:value-type="float" office:value="4146" calcext:value-type="float">
            <text:p>4146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74084" calcext:value-type="float">
            <text:p>7408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7.5533" calcext:value-type="float">
            <text:p>7.5533</text:p>
          </table:table-cell>
          <table:table-cell table:formula="of:=[.Y21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448" calcext:value-type="float">
            <text:p>62448</text:p>
          </table:table-cell>
          <table:table-cell office:value-type="float" office:value="498548" calcext:value-type="float">
            <text:p>498548</text:p>
          </table:table-cell>
          <table:table-cell office:value-type="float" office:value="53683" calcext:value-type="float">
            <text:p>53683</text:p>
          </table:table-cell>
          <table:table-cell office:value-type="float" office:value="4171" calcext:value-type="float">
            <text:p>417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8721" calcext:value-type="float">
            <text:p>872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6.2448" calcext:value-type="float">
            <text:p>6.2448</text:p>
          </table:table-cell>
          <table:table-cell table:formula="of:=[.Y21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53" calcext:value-type="float">
            <text:p>60253</text:p>
          </table:table-cell>
          <table:table-cell office:value-type="float" office:value="481851" calcext:value-type="float">
            <text:p>481851</text:p>
          </table:table-cell>
          <table:table-cell office:value-type="float" office:value="53695" calcext:value-type="float">
            <text:p>53695</text:p>
          </table:table-cell>
          <table:table-cell office:value-type="float" office:value="4183" calcext:value-type="float">
            <text:p>4183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19" calcext:value-type="float">
            <text:p>21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6.0253" calcext:value-type="float">
            <text:p>6.0253</text:p>
          </table:table-cell>
          <table:table-cell table:formula="of:=[.Y21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246" calcext:value-type="float">
            <text:p>60246</text:p>
          </table:table-cell>
          <table:table-cell office:value-type="float" office:value="481812" calcext:value-type="float">
            <text:p>481812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95" calcext:value-type="float">
            <text:p>1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6.0246" calcext:value-type="float">
            <text:p>6.0246</text:p>
          </table:table-cell>
          <table:table-cell table:formula="of:=[.Y22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56" calcext:value-type="float">
            <text:p>75056</text:p>
          </table:table-cell>
          <table:table-cell office:value-type="float" office:value="599401" calcext:value-type="float">
            <text:p>599401</text:p>
          </table:table-cell>
          <table:table-cell office:value-type="float" office:value="53704" calcext:value-type="float">
            <text:p>53704</text:p>
          </table:table-cell>
          <table:table-cell office:value-type="float" office:value="4192" calcext:value-type="float">
            <text:p>419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70887" calcext:value-type="float">
            <text:p>7088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7.5056" calcext:value-type="float">
            <text:p>7.5056</text:p>
          </table:table-cell>
          <table:table-cell table:formula="of:=[.Y22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2799" calcext:value-type="float">
            <text:p>62799</text:p>
          </table:table-cell>
          <table:table-cell office:value-type="float" office:value="501326" calcext:value-type="float">
            <text:p>50132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0235" calcext:value-type="float">
            <text:p>1023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6.2799" calcext:value-type="float">
            <text:p>6.2799</text:p>
          </table:table-cell>
          <table:table-cell table:formula="of:=[.Y22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259" calcext:value-type="float">
            <text:p>60259</text:p>
          </table:table-cell>
          <table:table-cell office:value-type="float" office:value="481899" calcext:value-type="float">
            <text:p>481899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13" calcext:value-type="float">
            <text:p>3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6.0259" calcext:value-type="float">
            <text:p>6.0259</text:p>
          </table:table-cell>
          <table:table-cell table:formula="of:=[.Y22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251" calcext:value-type="float">
            <text:p>60251</text:p>
          </table:table-cell>
          <table:table-cell office:value-type="float" office:value="481853" calcext:value-type="float">
            <text:p>481853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6.0251" calcext:value-type="float">
            <text:p>6.0251</text:p>
          </table:table-cell>
          <table:table-cell table:formula="of:=[.Y22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665" calcext:value-type="float">
            <text:p>76665</text:p>
          </table:table-cell>
          <table:table-cell office:value-type="float" office:value="612254" calcext:value-type="float">
            <text:p>612254</text:p>
          </table:table-cell>
          <table:table-cell office:value-type="float" office:value="53660" calcext:value-type="float">
            <text:p>53660</text:p>
          </table:table-cell>
          <table:table-cell office:value-type="float" office:value="4148" calcext:value-type="float">
            <text:p>414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9395" calcext:value-type="float">
            <text:p>693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7.6665" calcext:value-type="float">
            <text:p>7.6665</text:p>
          </table:table-cell>
          <table:table-cell table:formula="of:=[.Y22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631" calcext:value-type="float">
            <text:p>62631</text:p>
          </table:table-cell>
          <table:table-cell office:value-type="float" office:value="500343" calcext:value-type="float">
            <text:p>500343</text:p>
          </table:table-cell>
          <table:table-cell office:value-type="float" office:value="53683" calcext:value-type="float">
            <text:p>53683</text:p>
          </table:table-cell>
          <table:table-cell office:value-type="float" office:value="4171" calcext:value-type="float">
            <text:p>417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324" calcext:value-type="float">
            <text:p>132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6.2631" calcext:value-type="float">
            <text:p>6.2631</text:p>
          </table:table-cell>
          <table:table-cell table:formula="of:=[.Y22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303" calcext:value-type="float">
            <text:p>62303</text:p>
          </table:table-cell>
          <table:table-cell office:value-type="float" office:value="498240" calcext:value-type="float">
            <text:p>498240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22" calcext:value-type="float">
            <text:p>22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6.2303" calcext:value-type="float">
            <text:p>6.2303</text:p>
          </table:table-cell>
          <table:table-cell table:formula="of:=[.Y22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292" calcext:value-type="float">
            <text:p>62292</text:p>
          </table:table-cell>
          <table:table-cell office:value-type="float" office:value="498192" calcext:value-type="float">
            <text:p>498192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93" calcext:value-type="float">
            <text:p>19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6.2292" calcext:value-type="float">
            <text:p>6.2292</text:p>
          </table:table-cell>
          <table:table-cell table:formula="of:=[.Y22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822" calcext:value-type="float">
            <text:p>75822</text:p>
          </table:table-cell>
          <table:table-cell office:value-type="float" office:value="605249" calcext:value-type="float">
            <text:p>605249</text:p>
          </table:table-cell>
          <table:table-cell office:value-type="float" office:value="53704" calcext:value-type="float">
            <text:p>53704</text:p>
          </table:table-cell>
          <table:table-cell office:value-type="float" office:value="4192" calcext:value-type="float">
            <text:p>419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3083" calcext:value-type="float">
            <text:p>630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7.5822" calcext:value-type="float">
            <text:p>7.5822</text:p>
          </table:table-cell>
          <table:table-cell table:formula="of:=[.Y22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824" calcext:value-type="float">
            <text:p>64824</text:p>
          </table:table-cell>
          <table:table-cell office:value-type="float" office:value="517826" calcext:value-type="float">
            <text:p>51782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0291" calcext:value-type="float">
            <text:p>102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6.4824" calcext:value-type="float">
            <text:p>6.4824</text:p>
          </table:table-cell>
          <table:table-cell table:formula="of:=[.Y230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309" calcext:value-type="float">
            <text:p>62309</text:p>
          </table:table-cell>
          <table:table-cell office:value-type="float" office:value="498296" calcext:value-type="float">
            <text:p>49829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18" calcext:value-type="float">
            <text:p>31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6.2309" calcext:value-type="float">
            <text:p>6.2309</text:p>
          </table:table-cell>
          <table:table-cell table:formula="of:=[.Y231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299" calcext:value-type="float">
            <text:p>62299</text:p>
          </table:table-cell>
          <table:table-cell office:value-type="float" office:value="498237" calcext:value-type="float">
            <text:p>498237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6.2299" calcext:value-type="float">
            <text:p>6.2299</text:p>
          </table:table-cell>
          <table:table-cell table:formula="of:=[.Y232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533" calcext:value-type="float">
            <text:p>75533</text:p>
          </table:table-cell>
          <table:table-cell office:value-type="float" office:value="603616" calcext:value-type="float">
            <text:p>603616</text:p>
          </table:table-cell>
          <table:table-cell office:value-type="float" office:value="53658" calcext:value-type="float">
            <text:p>53658</text:p>
          </table:table-cell>
          <table:table-cell office:value-type="float" office:value="4146" calcext:value-type="float">
            <text:p>4146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74084" calcext:value-type="float">
            <text:p>7408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7.5533" calcext:value-type="float">
            <text:p>7.5533</text:p>
          </table:table-cell>
          <table:table-cell table:formula="of:=[.Y233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448" calcext:value-type="float">
            <text:p>62448</text:p>
          </table:table-cell>
          <table:table-cell office:value-type="float" office:value="498548" calcext:value-type="float">
            <text:p>498548</text:p>
          </table:table-cell>
          <table:table-cell office:value-type="float" office:value="53683" calcext:value-type="float">
            <text:p>53683</text:p>
          </table:table-cell>
          <table:table-cell office:value-type="float" office:value="4171" calcext:value-type="float">
            <text:p>417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8721" calcext:value-type="float">
            <text:p>872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6.2448" calcext:value-type="float">
            <text:p>6.2448</text:p>
          </table:table-cell>
          <table:table-cell table:formula="of:=[.Y234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53" calcext:value-type="float">
            <text:p>60253</text:p>
          </table:table-cell>
          <table:table-cell office:value-type="float" office:value="481851" calcext:value-type="float">
            <text:p>481851</text:p>
          </table:table-cell>
          <table:table-cell office:value-type="float" office:value="53695" calcext:value-type="float">
            <text:p>53695</text:p>
          </table:table-cell>
          <table:table-cell office:value-type="float" office:value="4183" calcext:value-type="float">
            <text:p>4183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19" calcext:value-type="float">
            <text:p>21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6.0253" calcext:value-type="float">
            <text:p>6.0253</text:p>
          </table:table-cell>
          <table:table-cell table:formula="of:=[.Y235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246" calcext:value-type="float">
            <text:p>60246</text:p>
          </table:table-cell>
          <table:table-cell office:value-type="float" office:value="481812" calcext:value-type="float">
            <text:p>481812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95" calcext:value-type="float">
            <text:p>1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6.0246" calcext:value-type="float">
            <text:p>6.0246</text:p>
          </table:table-cell>
          <table:table-cell table:formula="of:=[.Y236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56" calcext:value-type="float">
            <text:p>75056</text:p>
          </table:table-cell>
          <table:table-cell office:value-type="float" office:value="599401" calcext:value-type="float">
            <text:p>599401</text:p>
          </table:table-cell>
          <table:table-cell office:value-type="float" office:value="53704" calcext:value-type="float">
            <text:p>53704</text:p>
          </table:table-cell>
          <table:table-cell office:value-type="float" office:value="4192" calcext:value-type="float">
            <text:p>419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70887" calcext:value-type="float">
            <text:p>7088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7.5056" calcext:value-type="float">
            <text:p>7.5056</text:p>
          </table:table-cell>
          <table:table-cell table:formula="of:=[.Y237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2799" calcext:value-type="float">
            <text:p>62799</text:p>
          </table:table-cell>
          <table:table-cell office:value-type="float" office:value="501326" calcext:value-type="float">
            <text:p>50132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0235" calcext:value-type="float">
            <text:p>1023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6.2799" calcext:value-type="float">
            <text:p>6.2799</text:p>
          </table:table-cell>
          <table:table-cell table:formula="of:=[.Y238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259" calcext:value-type="float">
            <text:p>60259</text:p>
          </table:table-cell>
          <table:table-cell office:value-type="float" office:value="481899" calcext:value-type="float">
            <text:p>481899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13" calcext:value-type="float">
            <text:p>3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6.0259" calcext:value-type="float">
            <text:p>6.0259</text:p>
          </table:table-cell>
          <table:table-cell table:formula="of:=[.Y239]" office:value-type="float" office:value="642129" calcext:value-type="float">
            <text:p>642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251" calcext:value-type="float">
            <text:p>60251</text:p>
          </table:table-cell>
          <table:table-cell office:value-type="float" office:value="481853" calcext:value-type="float">
            <text:p>481853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  <table:table-cell/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6.0251" calcext:value-type="float">
            <text:p>6.0251</text:p>
          </table:table-cell>
          <table:table-cell table:formula="of:=[.Y240]" office:value-type="float" office:value="642129" calcext:value-type="float">
            <text:p>642129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10000" office:value-type="float" office:value="64.2129" calcext:value-type="float">
            <text:p>64.212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10000" office:value-type="float" office:value="60.9094" calcext:value-type="float">
            <text:p>60.909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10000" office:value-type="float" office:value="60.9235" calcext:value-type="float">
            <text:p>60.923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10000" office:value-type="float" office:value="60.9231" calcext:value-type="float">
            <text:p>60.923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10000" office:value-type="float" office:value="59.271" calcext:value-type="float">
            <text:p>59.27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10000" office:value-type="float" office:value="59.2851" calcext:value-type="float">
            <text:p>59.285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10000" office:value-type="float" office:value="59.2847" calcext:value-type="float">
            <text:p>59.284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10000" office:value-type="float" office:value="57.8075" calcext:value-type="float">
            <text:p>57.807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10000" office:value-type="float" office:value="59.0683" calcext:value-type="float">
            <text:p>59.068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10000" office:value-type="float" office:value="59.0679" calcext:value-type="float">
            <text:p>59.067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10000" office:value-type="float" office:value="56.3603" calcext:value-type="float">
            <text:p>56.360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10000" office:value-type="float" office:value="58.8772" calcext:value-type="float">
            <text:p>58.877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10000" office:value-type="float" office:value="58.8768" calcext:value-type="float">
            <text:p>58.876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10000" office:value-type="float" office:value="51.2317" calcext:value-type="float">
            <text:p>51.231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10000" office:value-type="float" office:value="51.2328" calcext:value-type="float">
            <text:p>51.232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10000" office:value-type="float" office:value="51.2324" calcext:value-type="float">
            <text:p>51.232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10000" office:value-type="float" office:value="49.5933" calcext:value-type="float">
            <text:p>49.593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10000" office:value-type="float" office:value="49.5944" calcext:value-type="float">
            <text:p>49.594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10000" office:value-type="float" office:value="49.594" calcext:value-type="float">
            <text:p>49.59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10000" office:value-type="float" office:value="49.7709" calcext:value-type="float">
            <text:p>49.770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10000" office:value-type="float" office:value="49.7776" calcext:value-type="float">
            <text:p>49.777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10000" office:value-type="float" office:value="49.7772" calcext:value-type="float">
            <text:p>49.777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10000" office:value-type="float" office:value="48.1325" calcext:value-type="float">
            <text:p>48.132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10000" office:value-type="float" office:value="48.1392" calcext:value-type="float">
            <text:p>48.139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10000" office:value-type="float" office:value="48.1388" calcext:value-type="float">
            <text:p>48.138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10000" office:value-type="float" office:value="49.7709" calcext:value-type="float">
            <text:p>49.770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10000" office:value-type="float" office:value="49.7776" calcext:value-type="float">
            <text:p>49.777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10000" office:value-type="float" office:value="49.7772" calcext:value-type="float">
            <text:p>49.777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10000" office:value-type="float" office:value="48.1325" calcext:value-type="float">
            <text:p>48.132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10000" office:value-type="float" office:value="48.1392" calcext:value-type="float">
            <text:p>48.139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10000" office:value-type="float" office:value="48.1388" calcext:value-type="float">
            <text:p>48.13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10000" office:value-type="float" office:value="32.1094" calcext:value-type="float">
            <text:p>32.109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10000" office:value-type="float" office:value="32.1089" calcext:value-type="float">
            <text:p>32.108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10000" office:value-type="float" office:value="30.4574" calcext:value-type="float">
            <text:p>30.457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10000" office:value-type="float" office:value="30.457" calcext:value-type="float">
            <text:p>30.45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10000" office:value-type="float" office:value="30.4646" calcext:value-type="float">
            <text:p>30.464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10000" office:value-type="float" office:value="30.4635" calcext:value-type="float">
            <text:p>30.463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10000" office:value-type="float" office:value="30.4635" calcext:value-type="float">
            <text:p>30.463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10000" office:value-type="float" office:value="29.6382" calcext:value-type="float">
            <text:p>29.638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10000" office:value-type="float" office:value="29.6378" calcext:value-type="float">
            <text:p>29.637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10000" office:value-type="float" office:value="29.6454" calcext:value-type="float">
            <text:p>29.645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10000" office:value-type="float" office:value="29.6443" calcext:value-type="float">
            <text:p>29.644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10000" office:value-type="float" office:value="29.6443" calcext:value-type="float">
            <text:p>29.6443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10000" office:value-type="float" office:value="28.9063" calcext:value-type="float">
            <text:p>28.9063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10000" office:value-type="float" office:value="28.9059" calcext:value-type="float">
            <text:p>28.9059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10000" office:value-type="float" office:value="29.5369" calcext:value-type="float">
            <text:p>29.5369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10000" office:value-type="float" office:value="29.5358" calcext:value-type="float">
            <text:p>29.535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10000" office:value-type="float" office:value="29.5358" calcext:value-type="float">
            <text:p>29.5358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10000" office:value-type="float" office:value="28.1827" calcext:value-type="float">
            <text:p>28.1827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10000" office:value-type="float" office:value="28.1823" calcext:value-type="float">
            <text:p>28.1823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10000" office:value-type="float" office:value="29.4413" calcext:value-type="float">
            <text:p>29.4413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10000" office:value-type="float" office:value="29.4402" calcext:value-type="float">
            <text:p>29.4402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10000" office:value-type="float" office:value="29.4402" calcext:value-type="float">
            <text:p>29.440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10000" office:value-type="float" office:value="25.6185" calcext:value-type="float">
            <text:p>25.618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10000" office:value-type="float" office:value="25.618" calcext:value-type="float">
            <text:p>25.61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10000" office:value-type="float" office:value="25.619" calcext:value-type="float">
            <text:p>25.61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10000" office:value-type="float" office:value="25.6183" calcext:value-type="float">
            <text:p>25.618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10000" office:value-type="float" office:value="25.6181" calcext:value-type="float">
            <text:p>25.618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10000" office:value-type="float" office:value="24.7993" calcext:value-type="float">
            <text:p>24.799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10000" office:value-type="float" office:value="24.7988" calcext:value-type="float">
            <text:p>24.798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10000" office:value-type="float" office:value="24.7998" calcext:value-type="float">
            <text:p>24.799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10000" office:value-type="float" office:value="24.7991" calcext:value-type="float">
            <text:p>24.799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10000" office:value-type="float" office:value="24.7989" calcext:value-type="float">
            <text:p>24.798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10000" office:value-type="float" office:value="24.8881" calcext:value-type="float">
            <text:p>24.888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10000" office:value-type="float" office:value="24.8876" calcext:value-type="float">
            <text:p>24.887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10000" office:value-type="float" office:value="24.8914" calcext:value-type="float">
            <text:p>24.891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10000" office:value-type="float" office:value="24.8907" calcext:value-type="float">
            <text:p>24.890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10000" office:value-type="float" office:value="24.8905" calcext:value-type="float">
            <text:p>24.890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10000" office:value-type="float" office:value="24.0689" calcext:value-type="float">
            <text:p>24.068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10000" office:value-type="float" office:value="24.0684" calcext:value-type="float">
            <text:p>24.068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10000" office:value-type="float" office:value="24.0722" calcext:value-type="float">
            <text:p>24.072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10000" office:value-type="float" office:value="24.0715" calcext:value-type="float">
            <text:p>24.071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10000" office:value-type="float" office:value="24.0713" calcext:value-type="float">
            <text:p>24.071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10000" office:value-type="float" office:value="24.8881" calcext:value-type="float">
            <text:p>24.888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10000" office:value-type="float" office:value="24.8876" calcext:value-type="float">
            <text:p>24.887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10000" office:value-type="float" office:value="24.8914" calcext:value-type="float">
            <text:p>24.891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10000" office:value-type="float" office:value="24.8907" calcext:value-type="float">
            <text:p>24.890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10000" office:value-type="float" office:value="24.8905" calcext:value-type="float">
            <text:p>24.890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10000" office:value-type="float" office:value="24.0689" calcext:value-type="float">
            <text:p>24.068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10000" office:value-type="float" office:value="24.0684" calcext:value-type="float">
            <text:p>24.068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10000" office:value-type="float" office:value="24.0722" calcext:value-type="float">
            <text:p>24.072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10000" office:value-type="float" office:value="24.0715" calcext:value-type="float">
            <text:p>24.071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10000" office:value-type="float" office:value="24.0713" calcext:value-type="float">
            <text:p>24.07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10000" office:value-type="float" office:value="16.0598" calcext:value-type="float">
            <text:p>16.059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10000" office:value-type="float" office:value="16.0579" calcext:value-type="float">
            <text:p>16.057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10000" office:value-type="float" office:value="16.0574" calcext:value-type="float">
            <text:p>16.057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10000" office:value-type="float" office:value="15.4895" calcext:value-type="float">
            <text:p>15.489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10000" office:value-type="float" office:value="15.2305" calcext:value-type="float">
            <text:p>15.230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10000" office:value-type="float" office:value="15.231" calcext:value-type="float">
            <text:p>15.23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10000" office:value-type="float" office:value="15.2834" calcext:value-type="float">
            <text:p>15.283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10000" office:value-type="float" office:value="15.2349" calcext:value-type="float">
            <text:p>15.234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10000" office:value-type="float" office:value="15.2344" calcext:value-type="float">
            <text:p>15.234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10000" office:value-type="float" office:value="15.234" calcext:value-type="float">
            <text:p>15.23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10000" office:value-type="float" office:value="15.004" calcext:value-type="float">
            <text:p>15.00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10000" office:value-type="float" office:value="14.8209" calcext:value-type="float">
            <text:p>14.820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10000" office:value-type="float" office:value="14.8214" calcext:value-type="float">
            <text:p>14.821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10000" office:value-type="float" office:value="14.8282" calcext:value-type="float">
            <text:p>14.828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10000" office:value-type="float" office:value="14.8253" calcext:value-type="float">
            <text:p>14.825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10000" office:value-type="float" office:value="14.8248" calcext:value-type="float">
            <text:p>14.824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10000" office:value-type="float" office:value="14.8244" calcext:value-type="float">
            <text:p>14.824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10000" office:value-type="float" office:value="14.4572" calcext:value-type="float">
            <text:p>14.457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10000" office:value-type="float" office:value="14.4549" calcext:value-type="float">
            <text:p>14.454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10000" office:value-type="float" office:value="14.4558" calcext:value-type="float">
            <text:p>14.455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10000" office:value-type="float" office:value="14.908" calcext:value-type="float">
            <text:p>14.90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10000" office:value-type="float" office:value="14.7705" calcext:value-type="float">
            <text:p>14.770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10000" office:value-type="float" office:value="14.7701" calcext:value-type="float">
            <text:p>14.770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10000" office:value-type="float" office:value="14.7698" calcext:value-type="float">
            <text:p>14.769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10000" office:value-type="float" office:value="14.0953" calcext:value-type="float">
            <text:p>14.095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10000" office:value-type="float" office:value="14.0931" calcext:value-type="float">
            <text:p>14.093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10000" office:value-type="float" office:value="14.0939" calcext:value-type="float">
            <text:p>14.093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10000" office:value-type="float" office:value="14.8343" calcext:value-type="float">
            <text:p>14.834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10000" office:value-type="float" office:value="14.7227" calcext:value-type="float">
            <text:p>14.7227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10000" office:value-type="float" office:value="14.7223" calcext:value-type="float">
            <text:p>14.722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10000" office:value-type="float" office:value="14.722" calcext:value-type="float">
            <text:p>14.72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10000" office:value-type="float" office:value="12.8698" calcext:value-type="float">
            <text:p>12.869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10000" office:value-type="float" office:value="12.8109" calcext:value-type="float">
            <text:p>12.810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10000" office:value-type="float" office:value="12.8107" calcext:value-type="float">
            <text:p>12.810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10000" office:value-type="float" office:value="12.8717" calcext:value-type="float">
            <text:p>12.871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10000" office:value-type="float" office:value="12.8112" calcext:value-type="float">
            <text:p>12.811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10000" office:value-type="float" office:value="12.8106" calcext:value-type="float">
            <text:p>12.810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10000" office:value-type="float" office:value="12.8106" calcext:value-type="float">
            <text:p>12.810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10000" office:value-type="float" office:value="12.4756" calcext:value-type="float">
            <text:p>12.475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10000" office:value-type="float" office:value="12.4013" calcext:value-type="float">
            <text:p>12.401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10000" office:value-type="float" office:value="12.4011" calcext:value-type="float">
            <text:p>12.401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10000" office:value-type="float" office:value="12.4594" calcext:value-type="float">
            <text:p>12.459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10000" office:value-type="float" office:value="12.4016" calcext:value-type="float">
            <text:p>12.401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10000" office:value-type="float" office:value="12.401" calcext:value-type="float">
            <text:p>12.40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10000" office:value-type="float" office:value="12.401" calcext:value-type="float">
            <text:p>12.40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10000" office:value-type="float" office:value="12.8015" calcext:value-type="float">
            <text:p>12.801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10000" office:value-type="float" office:value="12.4457" calcext:value-type="float">
            <text:p>12.445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10000" office:value-type="float" office:value="12.4464" calcext:value-type="float">
            <text:p>12.446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10000" office:value-type="float" office:value="13.191" calcext:value-type="float">
            <text:p>13.19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10000" office:value-type="float" office:value="12.5372" calcext:value-type="float">
            <text:p>12.537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10000" office:value-type="float" office:value="12.4476" calcext:value-type="float">
            <text:p>12.447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10000" office:value-type="float" office:value="12.4474" calcext:value-type="float">
            <text:p>12.447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10000" office:value-type="float" office:value="12.3547" calcext:value-type="float">
            <text:p>12.354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10000" office:value-type="float" office:value="12.0361" calcext:value-type="float">
            <text:p>12.036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10000" office:value-type="float" office:value="12.0368" calcext:value-type="float">
            <text:p>12.036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10000" office:value-type="float" office:value="12.8065" calcext:value-type="float">
            <text:p>12.806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10000" office:value-type="float" office:value="12.1204" calcext:value-type="float">
            <text:p>12.120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10000" office:value-type="float" office:value="12.038" calcext:value-type="float">
            <text:p>12.03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10000" office:value-type="float" office:value="12.0378" calcext:value-type="float">
            <text:p>12.037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10000" office:value-type="float" office:value="12.8015" calcext:value-type="float">
            <text:p>12.8015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10000" office:value-type="float" office:value="12.4457" calcext:value-type="float">
            <text:p>12.445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10000" office:value-type="float" office:value="12.4464" calcext:value-type="float">
            <text:p>12.4464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10000" office:value-type="float" office:value="13.191" calcext:value-type="float">
            <text:p>13.191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10000" office:value-type="float" office:value="12.5372" calcext:value-type="float">
            <text:p>12.537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10000" office:value-type="float" office:value="12.4476" calcext:value-type="float">
            <text:p>12.4476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10000" office:value-type="float" office:value="12.4474" calcext:value-type="float">
            <text:p>12.4474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10000" office:value-type="float" office:value="12.3547" calcext:value-type="float">
            <text:p>12.354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10000" office:value-type="float" office:value="12.0361" calcext:value-type="float">
            <text:p>12.0361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10000" office:value-type="float" office:value="12.0368" calcext:value-type="float">
            <text:p>12.036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10000" office:value-type="float" office:value="12.8065" calcext:value-type="float">
            <text:p>12.8065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10000" office:value-type="float" office:value="12.1204" calcext:value-type="float">
            <text:p>12.1204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10000" office:value-type="float" office:value="12.038" calcext:value-type="float">
            <text:p>12.03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10000" office:value-type="float" office:value="12.0378" calcext:value-type="float">
            <text:p>12.03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0000" office:value-type="float" office:value="8.9595" calcext:value-type="float">
            <text:p>8.95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0000" office:value-type="float" office:value="8.0827" calcext:value-type="float">
            <text:p>8.082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0000" office:value-type="float" office:value="8.0355" calcext:value-type="float">
            <text:p>8.035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0000" office:value-type="float" office:value="8.0331" calcext:value-type="float">
            <text:p>8.033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0000" office:value-type="float" office:value="8.5909" calcext:value-type="float">
            <text:p>8.590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0000" office:value-type="float" office:value="7.7319" calcext:value-type="float">
            <text:p>7.731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0000" office:value-type="float" office:value="7.6768" calcext:value-type="float">
            <text:p>7.676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0000" office:value-type="float" office:value="7.7677" calcext:value-type="float">
            <text:p>7.767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0000" office:value-type="float" office:value="8.6788" calcext:value-type="float">
            <text:p>8.67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0000" office:value-type="float" office:value="7.7895" calcext:value-type="float">
            <text:p>7.78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0000" office:value-type="float" office:value="7.6234" calcext:value-type="float">
            <text:p>7.623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0000" office:value-type="float" office:value="7.6229" calcext:value-type="float">
            <text:p>7.622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0000" office:value-type="float" office:value="8.48" calcext:value-type="float">
            <text:p>8.4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0000" office:value-type="float" office:value="7.5547" calcext:value-type="float">
            <text:p>7.554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0000" office:value-type="float" office:value="7.4717" calcext:value-type="float">
            <text:p>7.471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0000" office:value-type="float" office:value="7.4698" calcext:value-type="float">
            <text:p>7.469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0000" office:value-type="float" office:value="8.4121" calcext:value-type="float">
            <text:p>8.412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0000" office:value-type="float" office:value="7.476" calcext:value-type="float">
            <text:p>7.47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0000" office:value-type="float" office:value="7.4187" calcext:value-type="float">
            <text:p>7.418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0000" office:value-type="float" office:value="7.4181" calcext:value-type="float">
            <text:p>7.418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0000" office:value-type="float" office:value="8.3532" calcext:value-type="float">
            <text:p>8.35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0000" office:value-type="float" office:value="7.4007" calcext:value-type="float">
            <text:p>7.400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0000" office:value-type="float" office:value="7.2351" calcext:value-type="float">
            <text:p>7.235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0000" office:value-type="float" office:value="7.2332" calcext:value-type="float">
            <text:p>7.23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0000" office:value-type="float" office:value="8.4571" calcext:value-type="float">
            <text:p>8.457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0000" office:value-type="float" office:value="7.5332" calcext:value-type="float">
            <text:p>7.53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0000" office:value-type="float" office:value="7.3917" calcext:value-type="float">
            <text:p>7.391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0000" office:value-type="float" office:value="7.3908" calcext:value-type="float">
            <text:p>7.390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0000" office:value-type="float" office:value="8.1765" calcext:value-type="float">
            <text:p>8.176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0000" office:value-type="float" office:value="7.1929" calcext:value-type="float">
            <text:p>7.192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0000" office:value-type="float" office:value="7.0541" calcext:value-type="float">
            <text:p>7.054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0000" office:value-type="float" office:value="7.0523" calcext:value-type="float">
            <text:p>7.052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0000" office:value-type="float" office:value="8.4257" calcext:value-type="float">
            <text:p>8.425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0000" office:value-type="float" office:value="7.5093" calcext:value-type="float">
            <text:p>7.509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0000" office:value-type="float" office:value="7.3678" calcext:value-type="float">
            <text:p>7.367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0000" office:value-type="float" office:value="7.3669" calcext:value-type="float">
            <text:p>7.366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0000" office:value-type="float" office:value="7.7374" calcext:value-type="float">
            <text:p>7.737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0000" office:value-type="float" office:value="6.5546" calcext:value-type="float">
            <text:p>6.554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0000" office:value-type="float" office:value="6.5126" calcext:value-type="float">
            <text:p>6.512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0000" office:value-type="float" office:value="6.4252" calcext:value-type="float">
            <text:p>6.425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0000" office:value-type="float" office:value="7.6939" calcext:value-type="float">
            <text:p>7.693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0000" office:value-type="float" office:value="6.5784" calcext:value-type="float">
            <text:p>6.578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0000" office:value-type="float" office:value="6.42" calcext:value-type="float">
            <text:p>6.4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0000" office:value-type="float" office:value="6.4581" calcext:value-type="float">
            <text:p>6.458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0000" office:value-type="float" office:value="7.5613" calcext:value-type="float">
            <text:p>7.56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0000" office:value-type="float" office:value="6.3601" calcext:value-type="float">
            <text:p>6.36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0000" office:value-type="float" office:value="6.2555" calcext:value-type="float">
            <text:p>6.255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0000" office:value-type="float" office:value="6.2461" calcext:value-type="float">
            <text:p>6.246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0000" office:value-type="float" office:value="7.5604" calcext:value-type="float">
            <text:p>7.560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0000" office:value-type="float" office:value="6.3502" calcext:value-type="float">
            <text:p>6.350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0000" office:value-type="float" office:value="6.2145" calcext:value-type="float">
            <text:p>6.214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0000" office:value-type="float" office:value="6.2527" calcext:value-type="float">
            <text:p>6.252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0000" office:value-type="float" office:value="7.6665" calcext:value-type="float">
            <text:p>7.666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0000" office:value-type="float" office:value="6.2631" calcext:value-type="float">
            <text:p>6.263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0000" office:value-type="float" office:value="6.2303" calcext:value-type="float">
            <text:p>6.230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0000" office:value-type="float" office:value="6.2292" calcext:value-type="float">
            <text:p>6.229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0000" office:value-type="float" office:value="7.5822" calcext:value-type="float">
            <text:p>7.582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0000" office:value-type="float" office:value="6.4824" calcext:value-type="float">
            <text:p>6.48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0000" office:value-type="float" office:value="6.2309" calcext:value-type="float">
            <text:p>6.230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0000" office:value-type="float" office:value="6.2299" calcext:value-type="float">
            <text:p>6.229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0000" office:value-type="float" office:value="7.5533" calcext:value-type="float">
            <text:p>7.553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0000" office:value-type="float" office:value="6.2448" calcext:value-type="float">
            <text:p>6.244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0000" office:value-type="float" office:value="6.0253" calcext:value-type="float">
            <text:p>6.025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0000" office:value-type="float" office:value="6.0246" calcext:value-type="float">
            <text:p>6.024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0000" office:value-type="float" office:value="7.5056" calcext:value-type="float">
            <text:p>7.50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0000" office:value-type="float" office:value="6.2799" calcext:value-type="float">
            <text:p>6.279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0000" office:value-type="float" office:value="6.0259" calcext:value-type="float">
            <text:p>6.02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0000" office:value-type="float" office:value="6.0251" calcext:value-type="float">
            <text:p>6.025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0000" office:value-type="float" office:value="7.6665" calcext:value-type="float">
            <text:p>7.666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0000" office:value-type="float" office:value="6.2631" calcext:value-type="float">
            <text:p>6.263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0000" office:value-type="float" office:value="6.2303" calcext:value-type="float">
            <text:p>6.230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0000" office:value-type="float" office:value="6.2292" calcext:value-type="float">
            <text:p>6.229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0000" office:value-type="float" office:value="7.5822" calcext:value-type="float">
            <text:p>7.582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0000" office:value-type="float" office:value="6.4824" calcext:value-type="float">
            <text:p>6.48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0000" office:value-type="float" office:value="6.2309" calcext:value-type="float">
            <text:p>6.230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0000" office:value-type="float" office:value="6.2299" calcext:value-type="float">
            <text:p>6.229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0000" office:value-type="float" office:value="7.5533" calcext:value-type="float">
            <text:p>7.553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0000" office:value-type="float" office:value="6.2448" calcext:value-type="float">
            <text:p>6.244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0000" office:value-type="float" office:value="6.0253" calcext:value-type="float">
            <text:p>6.025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0000" office:value-type="float" office:value="6.0246" calcext:value-type="float">
            <text:p>6.024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0000" office:value-type="float" office:value="7.5056" calcext:value-type="float">
            <text:p>7.50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0000" office:value-type="float" office:value="6.2799" calcext:value-type="float">
            <text:p>6.279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0000" office:value-type="float" office:value="6.0259" calcext:value-type="float">
            <text:p>6.02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0000" office:value-type="float" office:value="6.0251" calcext:value-type="float">
            <text:p>6.025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9:27:36.103728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19:30:13.485424937</dc:date>
    <meta:generator>LibreOffice/4.2.4.2$Linux_X86_64 LibreOffice_project/420m0$Build-2</meta:generator>
    <meta:editing-duration>P0D</meta:editing-duration>
    <meta:editing-cycles>2</meta:editing-cycles>
    <meta:document-statistic meta:table-count="1" meta:cell-count="72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07cm" svg:height="9.005cm" xlink:href=".." xlink:type="simple" chart:class="chart:bar" chart:style-name="ch1">
        <chart:legend chart:legend-position="end" svg:x="16.231cm" svg:y="2.958cm" style:legend-expansion="high" chart:style-name="ch2"/>
        <chart:plot-area chart:style-name="ch3" table:cell-range-address="Sheet1.B246:Sheet1.G277" chart:data-source-has-labels="row" svg:x="0.84cm" svg:y="0.855cm" svg:width="14.611cm" svg:height="7.55cm">
          <chartooo:coordinate-region svg:x="1.461cm" svg:y="1.054cm" svg:width="13.99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7:Sheet1.B277" chart:label-cell-address="Sheet1.B246:Sheet1.B246" chart:class="chart:bar">
            <chart:data-point chart:repeated="31"/>
          </chart:series>
          <chart:series chart:style-name="ch8" chart:values-cell-range-address="Sheet1.C247:Sheet1.C277" chart:label-cell-address="Sheet1.C246:Sheet1.C246" chart:class="chart:bar">
            <chart:data-point chart:repeated="31"/>
          </chart:series>
          <chart:series chart:style-name="ch9" chart:values-cell-range-address="Sheet1.D247:Sheet1.D277" chart:label-cell-address="Sheet1.D246:Sheet1.D246" chart:class="chart:bar">
            <chart:data-point chart:repeated="31"/>
          </chart:series>
          <chart:series chart:style-name="ch10" chart:values-cell-range-address="Sheet1.E247:Sheet1.E277" chart:label-cell-address="Sheet1.E246:Sheet1.E246" chart:class="chart:bar">
            <chart:data-point chart:repeated="31"/>
          </chart:series>
          <chart:series chart:style-name="ch11" chart:values-cell-range-address="Sheet1.F247:Sheet1.F277" chart:label-cell-address="Sheet1.F246:Sheet1.F246" chart:class="chart:bar">
            <chart:data-point chart:repeated="31"/>
          </chart:series>
          <chart:series chart:style-name="ch12" chart:values-cell-range-address="Sheet1.G247:Sheet1.G277" chart:label-cell-address="Sheet1.G246:Sheet1.G246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6:Sheet1.B246</svg:desc>
                </draw:g>
              </table:table-cell>
              <table:table-cell office:value-type="string">
                <text:p> ALUs</text:p>
                <draw:g>
                  <svg:desc>Sheet1.C246:Sheet1.C246</svg:desc>
                </draw:g>
              </table:table-cell>
              <table:table-cell office:value-type="string">
                <text:p> MULs</text:p>
                <draw:g>
                  <svg:desc>Sheet1.D246:Sheet1.D246</svg:desc>
                </draw:g>
              </table:table-cell>
              <table:table-cell office:value-type="string">
                <text:p> LSUs</text:p>
                <draw:g>
                  <svg:desc>Sheet1.E246:Sheet1.E246</svg:desc>
                </draw:g>
              </table:table-cell>
              <table:table-cell office:value-type="string">
                <text:p> Banks</text:p>
                <draw:g>
                  <svg:desc>Sheet1.F246:Sheet1.F246</svg:desc>
                </draw:g>
              </table:table-cell>
              <table:table-cell office:value-type="string">
                <text:p>Cycles (10k)</text:p>
                <draw:g>
                  <svg:desc>Sheet1.G246:Sheet1.G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7:Sheet1.B277</svg:desc>
                </draw:g>
              </table:table-cell>
              <table:table-cell office:value-type="float" office:value="1">
                <text:p>1</text:p>
                <draw:g>
                  <svg:desc>Sheet1.C247:Sheet1.C277</svg:desc>
                </draw:g>
              </table:table-cell>
              <table:table-cell office:value-type="float" office:value="1">
                <text:p>1</text:p>
                <draw:g>
                  <svg:desc>Sheet1.D247:Sheet1.D277</svg:desc>
                </draw:g>
              </table:table-cell>
              <table:table-cell office:value-type="float" office:value="1">
                <text:p>1</text:p>
                <draw:g>
                  <svg:desc>Sheet1.E247:Sheet1.E277</svg:desc>
                </draw:g>
              </table:table-cell>
              <table:table-cell office:value-type="float" office:value="1">
                <text:p>1</text:p>
                <draw:g>
                  <svg:desc>Sheet1.F247:Sheet1.F277</svg:desc>
                </draw:g>
              </table:table-cell>
              <table:table-cell office:value-type="float" office:value="64.2129">
                <text:p>64.2129</text:p>
                <draw:g>
                  <svg:desc>Sheet1.G247:Sheet1.G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0.9094">
                <text:p>60.9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9235">
                <text:p>60.9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.9231">
                <text:p>60.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.271">
                <text:p>59.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.2851">
                <text:p>59.2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.2847">
                <text:p>59.2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.8075">
                <text:p>57.8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.0683">
                <text:p>59.0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.0679">
                <text:p>59.0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6.3603">
                <text:p>56.3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8.8772">
                <text:p>58.8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8.8768">
                <text:p>58.8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1.2317">
                <text:p>51.2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.2328">
                <text:p>51.2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.2324">
                <text:p>51.2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933">
                <text:p>49.5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944">
                <text:p>49.5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594">
                <text:p>49.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7709">
                <text:p>49.7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7776">
                <text:p>49.77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7772">
                <text:p>49.7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.1325">
                <text:p>48.1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.1392">
                <text:p>48.1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.1388">
                <text:p>48.1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7709">
                <text:p>49.77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7776">
                <text:p>49.77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7772">
                <text:p>49.77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.1325">
                <text:p>48.13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.1392">
                <text:p>48.1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.1388">
                <text:p>48.1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8cm" svg:height="9.006cm" xlink:href=".." xlink:type="simple" chart:class="chart:bar" chart:style-name="ch1">
        <chart:legend chart:legend-position="end" svg:x="16.204cm" svg:y="2.959cm" style:legend-expansion="high" chart:style-name="ch2"/>
        <chart:plot-area chart:style-name="ch3" table:cell-range-address="Sheet1.B278:Sheet1.G330" chart:data-source-has-labels="row" svg:x="0.839cm" svg:y="0.855cm" svg:width="14.587cm" svg:height="7.551cm">
          <chartooo:coordinate-region svg:x="1.46cm" svg:y="1.055cm" svg:width="13.966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9:Sheet1.B330" chart:label-cell-address="Sheet1.B278:Sheet1.B278" chart:class="chart:bar">
            <chart:data-point chart:repeated="52"/>
          </chart:series>
          <chart:series chart:style-name="ch8" chart:values-cell-range-address="Sheet1.C279:Sheet1.C330" chart:label-cell-address="Sheet1.C278:Sheet1.C278" chart:class="chart:bar">
            <chart:data-point chart:repeated="52"/>
          </chart:series>
          <chart:series chart:style-name="ch9" chart:values-cell-range-address="Sheet1.D279:Sheet1.D330" chart:label-cell-address="Sheet1.D278:Sheet1.D278" chart:class="chart:bar">
            <chart:data-point chart:repeated="52"/>
          </chart:series>
          <chart:series chart:style-name="ch10" chart:values-cell-range-address="Sheet1.E279:Sheet1.E330" chart:label-cell-address="Sheet1.E278:Sheet1.E278" chart:class="chart:bar">
            <chart:data-point chart:repeated="52"/>
          </chart:series>
          <chart:series chart:style-name="ch11" chart:values-cell-range-address="Sheet1.F279:Sheet1.F330" chart:label-cell-address="Sheet1.F278:Sheet1.F278" chart:class="chart:bar">
            <chart:data-point chart:repeated="52"/>
          </chart:series>
          <chart:series chart:style-name="ch12" chart:values-cell-range-address="Sheet1.G279:Sheet1.G330" chart:label-cell-address="Sheet1.G278:Sheet1.G278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8:Sheet1.B278</svg:desc>
                </draw:g>
              </table:table-cell>
              <table:table-cell office:value-type="string">
                <text:p> ALUs</text:p>
                <draw:g>
                  <svg:desc>Sheet1.C278:Sheet1.C278</svg:desc>
                </draw:g>
              </table:table-cell>
              <table:table-cell office:value-type="string">
                <text:p> MULs</text:p>
                <draw:g>
                  <svg:desc>Sheet1.D278:Sheet1.D278</svg:desc>
                </draw:g>
              </table:table-cell>
              <table:table-cell office:value-type="string">
                <text:p> LSUs</text:p>
                <draw:g>
                  <svg:desc>Sheet1.E278:Sheet1.E278</svg:desc>
                </draw:g>
              </table:table-cell>
              <table:table-cell office:value-type="string">
                <text:p> Banks</text:p>
                <draw:g>
                  <svg:desc>Sheet1.F278:Sheet1.F278</svg:desc>
                </draw:g>
              </table:table-cell>
              <table:table-cell office:value-type="string">
                <text:p>Cycles (10k)</text:p>
                <draw:g>
                  <svg:desc>Sheet1.G278:Sheet1.G2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9:Sheet1.B330</svg:desc>
                </draw:g>
              </table:table-cell>
              <table:table-cell office:value-type="float" office:value="1">
                <text:p>1</text:p>
                <draw:g>
                  <svg:desc>Sheet1.C279:Sheet1.C330</svg:desc>
                </draw:g>
              </table:table-cell>
              <table:table-cell office:value-type="float" office:value="1">
                <text:p>1</text:p>
                <draw:g>
                  <svg:desc>Sheet1.D279:Sheet1.D330</svg:desc>
                </draw:g>
              </table:table-cell>
              <table:table-cell office:value-type="float" office:value="1">
                <text:p>1</text:p>
                <draw:g>
                  <svg:desc>Sheet1.E279:Sheet1.E330</svg:desc>
                </draw:g>
              </table:table-cell>
              <table:table-cell office:value-type="float" office:value="1">
                <text:p>1</text:p>
                <draw:g>
                  <svg:desc>Sheet1.F279:Sheet1.F330</svg:desc>
                </draw:g>
              </table:table-cell>
              <table:table-cell office:value-type="float" office:value="32.1094">
                <text:p>32.1094</text:p>
                <draw:g>
                  <svg:desc>Sheet1.G279:Sheet1.G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1089">
                <text:p>32.1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4574">
                <text:p>30.4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0.457">
                <text:p>30.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4646">
                <text:p>30.4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4635">
                <text:p>30.4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.4635">
                <text:p>30.4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6382">
                <text:p>29.6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.6378">
                <text:p>29.6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6454">
                <text:p>29.6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6443">
                <text:p>29.6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6443">
                <text:p>29.6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9063">
                <text:p>28.9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9059">
                <text:p>28.9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5369">
                <text:p>29.5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5358">
                <text:p>29.5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5358">
                <text:p>29.5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1827">
                <text:p>28.1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1823">
                <text:p>28.1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4413">
                <text:p>29.4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4402">
                <text:p>29.4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4402">
                <text:p>29.4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185">
                <text:p>25.6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19">
                <text:p>25.6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6183">
                <text:p>25.61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.6181">
                <text:p>25.6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7993">
                <text:p>24.7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7988">
                <text:p>24.7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7998">
                <text:p>24.7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7991">
                <text:p>24.7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7989">
                <text:p>24.79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8881">
                <text:p>24.88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876">
                <text:p>24.8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914">
                <text:p>24.8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907">
                <text:p>24.8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905">
                <text:p>24.8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0689">
                <text:p>24.0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0684">
                <text:p>24.0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722">
                <text:p>24.0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715">
                <text:p>24.0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713">
                <text:p>24.0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8881">
                <text:p>24.8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876">
                <text:p>24.8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914">
                <text:p>24.8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907">
                <text:p>24.8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905">
                <text:p>24.8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0689">
                <text:p>24.0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0684">
                <text:p>24.06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722">
                <text:p>24.07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715">
                <text:p>24.0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713">
                <text:p>24.07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71cm" svg:height="9.006cm" xlink:href=".." xlink:type="simple" chart:class="chart:bar" chart:style-name="ch1">
        <chart:legend chart:legend-position="end" svg:x="16.395cm" svg:y="2.959cm" style:legend-expansion="high" chart:style-name="ch2"/>
        <chart:plot-area chart:style-name="ch3" table:cell-range-address="Sheet1.B331:Sheet1.G404" chart:data-source-has-labels="row" svg:x="0.843cm" svg:y="0.855cm" svg:width="14.766cm" svg:height="7.551cm">
          <chartooo:coordinate-region svg:x="1.464cm" svg:y="1.054cm" svg:width="14.145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2:Sheet1.B404" chart:label-cell-address="Sheet1.B331:Sheet1.B331" chart:class="chart:bar">
            <chart:data-point chart:repeated="73"/>
          </chart:series>
          <chart:series chart:style-name="ch8" chart:values-cell-range-address="Sheet1.C332:Sheet1.C404" chart:label-cell-address="Sheet1.C331:Sheet1.C331" chart:class="chart:bar">
            <chart:data-point chart:repeated="73"/>
          </chart:series>
          <chart:series chart:style-name="ch9" chart:values-cell-range-address="Sheet1.D332:Sheet1.D404" chart:label-cell-address="Sheet1.D331:Sheet1.D331" chart:class="chart:bar">
            <chart:data-point chart:repeated="73"/>
          </chart:series>
          <chart:series chart:style-name="ch10" chart:values-cell-range-address="Sheet1.E332:Sheet1.E404" chart:label-cell-address="Sheet1.E331:Sheet1.E331" chart:class="chart:bar">
            <chart:data-point chart:repeated="73"/>
          </chart:series>
          <chart:series chart:style-name="ch11" chart:values-cell-range-address="Sheet1.F332:Sheet1.F404" chart:label-cell-address="Sheet1.F331:Sheet1.F331" chart:class="chart:bar">
            <chart:data-point chart:repeated="73"/>
          </chart:series>
          <chart:series chart:style-name="ch12" chart:values-cell-range-address="Sheet1.G332:Sheet1.G404" chart:label-cell-address="Sheet1.G331:Sheet1.G331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31:Sheet1.B331</svg:desc>
                </draw:g>
              </table:table-cell>
              <table:table-cell office:value-type="string">
                <text:p> ALUs</text:p>
                <draw:g>
                  <svg:desc>Sheet1.C331:Sheet1.C331</svg:desc>
                </draw:g>
              </table:table-cell>
              <table:table-cell office:value-type="string">
                <text:p> MULs</text:p>
                <draw:g>
                  <svg:desc>Sheet1.D331:Sheet1.D331</svg:desc>
                </draw:g>
              </table:table-cell>
              <table:table-cell office:value-type="string">
                <text:p> LSUs</text:p>
                <draw:g>
                  <svg:desc>Sheet1.E331:Sheet1.E331</svg:desc>
                </draw:g>
              </table:table-cell>
              <table:table-cell office:value-type="string">
                <text:p> Banks</text:p>
                <draw:g>
                  <svg:desc>Sheet1.F331:Sheet1.F331</svg:desc>
                </draw:g>
              </table:table-cell>
              <table:table-cell office:value-type="string">
                <text:p>Cycles (10k)</text:p>
                <draw:g>
                  <svg:desc>Sheet1.G331:Sheet1.G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2:Sheet1.B404</svg:desc>
                </draw:g>
              </table:table-cell>
              <table:table-cell office:value-type="float" office:value="1">
                <text:p>1</text:p>
                <draw:g>
                  <svg:desc>Sheet1.C332:Sheet1.C404</svg:desc>
                </draw:g>
              </table:table-cell>
              <table:table-cell office:value-type="float" office:value="1">
                <text:p>1</text:p>
                <draw:g>
                  <svg:desc>Sheet1.D332:Sheet1.D404</svg:desc>
                </draw:g>
              </table:table-cell>
              <table:table-cell office:value-type="float" office:value="1">
                <text:p>1</text:p>
                <draw:g>
                  <svg:desc>Sheet1.E332:Sheet1.E404</svg:desc>
                </draw:g>
              </table:table-cell>
              <table:table-cell office:value-type="float" office:value="1">
                <text:p>1</text:p>
                <draw:g>
                  <svg:desc>Sheet1.F332:Sheet1.F404</svg:desc>
                </draw:g>
              </table:table-cell>
              <table:table-cell office:value-type="float" office:value="16.0598">
                <text:p>16.0598</text:p>
                <draw:g>
                  <svg:desc>Sheet1.G332:Sheet1.G4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0579">
                <text:p>16.0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0574">
                <text:p>16.0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4895">
                <text:p>15.4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2305">
                <text:p>15.2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231">
                <text:p>15.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2834">
                <text:p>15.2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2349">
                <text:p>15.2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2344">
                <text:p>15.2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234">
                <text:p>15.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004">
                <text:p>15.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209">
                <text:p>14.8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8214">
                <text:p>14.8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282">
                <text:p>14.8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253">
                <text:p>14.8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248">
                <text:p>14.8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8244">
                <text:p>14.8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4572">
                <text:p>14.4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4549">
                <text:p>14.4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4558">
                <text:p>14.4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908">
                <text:p>14.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7705">
                <text:p>14.7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7701">
                <text:p>14.7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7698">
                <text:p>14.7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0953">
                <text:p>14.0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0931">
                <text:p>14.09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0939">
                <text:p>14.09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343">
                <text:p>14.83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7227">
                <text:p>14.72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7223">
                <text:p>14.7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722">
                <text:p>14.7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698">
                <text:p>12.86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8109">
                <text:p>12.8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8107">
                <text:p>12.8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8717">
                <text:p>12.8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8112">
                <text:p>12.8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8106">
                <text:p>12.8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8106">
                <text:p>12.8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756">
                <text:p>12.47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4013">
                <text:p>12.4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011">
                <text:p>12.4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4594">
                <text:p>12.45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4016">
                <text:p>12.4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01">
                <text:p>12.4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01">
                <text:p>12.4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015">
                <text:p>12.8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4457">
                <text:p>12.4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464">
                <text:p>12.4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191">
                <text:p>13.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372">
                <text:p>12.53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476">
                <text:p>12.4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474">
                <text:p>12.44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547">
                <text:p>12.35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0361">
                <text:p>12.03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0368">
                <text:p>12.0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8065">
                <text:p>12.8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1204">
                <text:p>12.1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038">
                <text:p>12.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0378">
                <text:p>12.03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015">
                <text:p>12.8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4457">
                <text:p>12.44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464">
                <text:p>12.4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191">
                <text:p>13.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372">
                <text:p>12.53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476">
                <text:p>12.4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474">
                <text:p>12.4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547">
                <text:p>12.35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0361">
                <text:p>12.03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0368">
                <text:p>12.0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8065">
                <text:p>12.8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1204">
                <text:p>12.1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038">
                <text:p>12.0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0378">
                <text:p>12.0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78cm" svg:height="9cm" xlink:href=".." xlink:type="simple" chart:class="chart:bar" chart:style-name="ch1">
        <chart:legend chart:legend-position="end" svg:x="16.502cm" svg:y="2.956cm" style:legend-expansion="high" chart:style-name="ch2"/>
        <chart:plot-area chart:style-name="ch3" table:cell-range-address="Sheet1.B405:Sheet1.G489" chart:data-source-has-labels="row" svg:x="0.845cm" svg:y="0.855cm" svg:width="14.867cm" svg:height="7.545cm">
          <chartooo:coordinate-region svg:x="1.466cm" svg:y="1.054cm" svg:width="14.246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06:Sheet1.B489" chart:label-cell-address="Sheet1.B405:Sheet1.B405" chart:class="chart:bar">
            <chart:data-point chart:repeated="84"/>
          </chart:series>
          <chart:series chart:style-name="ch8" chart:values-cell-range-address="Sheet1.C406:Sheet1.C489" chart:label-cell-address="Sheet1.C405:Sheet1.C405" chart:class="chart:bar">
            <chart:data-point chart:repeated="84"/>
          </chart:series>
          <chart:series chart:style-name="ch9" chart:values-cell-range-address="Sheet1.D406:Sheet1.D489" chart:label-cell-address="Sheet1.D405:Sheet1.D405" chart:class="chart:bar">
            <chart:data-point chart:repeated="84"/>
          </chart:series>
          <chart:series chart:style-name="ch10" chart:values-cell-range-address="Sheet1.E406:Sheet1.E489" chart:label-cell-address="Sheet1.E405:Sheet1.E405" chart:class="chart:bar">
            <chart:data-point chart:repeated="84"/>
          </chart:series>
          <chart:series chart:style-name="ch11" chart:values-cell-range-address="Sheet1.F406:Sheet1.F489" chart:label-cell-address="Sheet1.F405:Sheet1.F405" chart:class="chart:bar">
            <chart:data-point chart:repeated="84"/>
          </chart:series>
          <chart:series chart:style-name="ch12" chart:values-cell-range-address="Sheet1.G406:Sheet1.G489" chart:label-cell-address="Sheet1.G405:Sheet1.G405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05:Sheet1.B405</svg:desc>
                </draw:g>
              </table:table-cell>
              <table:table-cell office:value-type="string">
                <text:p> ALUs</text:p>
                <draw:g>
                  <svg:desc>Sheet1.C405:Sheet1.C405</svg:desc>
                </draw:g>
              </table:table-cell>
              <table:table-cell office:value-type="string">
                <text:p> MULs</text:p>
                <draw:g>
                  <svg:desc>Sheet1.D405:Sheet1.D405</svg:desc>
                </draw:g>
              </table:table-cell>
              <table:table-cell office:value-type="string">
                <text:p> LSUs</text:p>
                <draw:g>
                  <svg:desc>Sheet1.E405:Sheet1.E405</svg:desc>
                </draw:g>
              </table:table-cell>
              <table:table-cell office:value-type="string">
                <text:p> Banks</text:p>
                <draw:g>
                  <svg:desc>Sheet1.F405:Sheet1.F405</svg:desc>
                </draw:g>
              </table:table-cell>
              <table:table-cell office:value-type="string">
                <text:p>Cycles (10k)</text:p>
                <draw:g>
                  <svg:desc>Sheet1.G405:Sheet1.G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06:Sheet1.B489</svg:desc>
                </draw:g>
              </table:table-cell>
              <table:table-cell office:value-type="float" office:value="1">
                <text:p>1</text:p>
                <draw:g>
                  <svg:desc>Sheet1.C406:Sheet1.C489</svg:desc>
                </draw:g>
              </table:table-cell>
              <table:table-cell office:value-type="float" office:value="1">
                <text:p>1</text:p>
                <draw:g>
                  <svg:desc>Sheet1.D406:Sheet1.D489</svg:desc>
                </draw:g>
              </table:table-cell>
              <table:table-cell office:value-type="float" office:value="1">
                <text:p>1</text:p>
                <draw:g>
                  <svg:desc>Sheet1.E406:Sheet1.E489</svg:desc>
                </draw:g>
              </table:table-cell>
              <table:table-cell office:value-type="float" office:value="1">
                <text:p>1</text:p>
                <draw:g>
                  <svg:desc>Sheet1.F406:Sheet1.F489</svg:desc>
                </draw:g>
              </table:table-cell>
              <table:table-cell office:value-type="float" office:value="8.9595">
                <text:p>8.9595</text:p>
                <draw:g>
                  <svg:desc>Sheet1.G406:Sheet1.G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0827">
                <text:p>8.0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355">
                <text:p>8.0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0331">
                <text:p>8.0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909">
                <text:p>8.5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7319">
                <text:p>7.7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6768">
                <text:p>7.6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7677">
                <text:p>7.7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6788">
                <text:p>8.6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7895">
                <text:p>7.7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6234">
                <text:p>7.6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6229">
                <text:p>7.6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547">
                <text:p>7.5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4717">
                <text:p>7.4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4698">
                <text:p>7.4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121">
                <text:p>8.4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76">
                <text:p>7.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187">
                <text:p>7.4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181">
                <text:p>7.4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532">
                <text:p>8.3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4007">
                <text:p>7.4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351">
                <text:p>7.2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32">
                <text:p>7.2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571">
                <text:p>8.4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332">
                <text:p>7.5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917">
                <text:p>7.39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908">
                <text:p>7.3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1765">
                <text:p>8.1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1929">
                <text:p>7.1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0541">
                <text:p>7.0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0523">
                <text:p>7.05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257">
                <text:p>8.4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093">
                <text:p>7.5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678">
                <text:p>7.3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669">
                <text:p>7.3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7374">
                <text:p>7.7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546">
                <text:p>6.55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5126">
                <text:p>6.5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4252">
                <text:p>6.4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6939">
                <text:p>7.69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784">
                <text:p>6.5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4581">
                <text:p>6.4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613">
                <text:p>7.5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3601">
                <text:p>6.3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555">
                <text:p>6.2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461">
                <text:p>6.2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604">
                <text:p>7.5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502">
                <text:p>6.3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145">
                <text:p>6.2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527">
                <text:p>6.2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631">
                <text:p>6.26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303">
                <text:p>6.2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292">
                <text:p>6.2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22">
                <text:p>7.58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824">
                <text:p>6.4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309">
                <text:p>6.23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299">
                <text:p>6.2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533">
                <text:p>7.55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448">
                <text:p>6.2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53">
                <text:p>6.0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246">
                <text:p>6.02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056">
                <text:p>7.5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799">
                <text:p>6.27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259">
                <text:p>6.02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0251">
                <text:p>6.0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631">
                <text:p>6.26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303">
                <text:p>6.2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292">
                <text:p>6.2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22">
                <text:p>7.58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824">
                <text:p>6.48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309">
                <text:p>6.2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299">
                <text:p>6.22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533">
                <text:p>7.5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448">
                <text:p>6.2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53">
                <text:p>6.02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246">
                <text:p>6.0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056">
                <text:p>7.5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799">
                <text:p>6.27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259">
                <text:p>6.02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0251">
                <text:p>6.02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136cm" svg:height="14.239cm" xlink:href=".." xlink:type="simple" chart:class="chart:bar" chart:style-name="ch1">
        <chart:legend chart:legend-position="end" svg:x="20.86cm" svg:y="5.575cm" style:legend-expansion="high" chart:style-name="ch2"/>
        <chart:plot-area chart:style-name="ch3" table:cell-range-address="Sheet1.R1:Sheet1.X241" chart:data-source-has-labels="both" svg:x="0.932cm" svg:y="1.271cm" svg:width="18.964cm" svg:height="11.703cm">
          <chartooo:coordinate-region svg:x="1.553cm" svg:y="1.47cm" svg:width="18.343cm" svg:height="10.458cm"/>
          <chart:axis chart:dimension="x" chart:name="primary-x" chart:style-name="ch4" chartooo:axis-type="text">
            <chart:title svg:x="9.285cm" svg:y="13.258cm" chart:style-name="ch5">
              <text:p>Compute Units</text:p>
            </chart:title>
            <chart:categories table:cell-range-address="Sheet1.R2:Sheet1.R2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S2:Sheet1.S241" chart:label-cell-address="Sheet1.S1:Sheet1.S1" chart:class="chart:bar">
            <chart:data-point chart:repeated="240"/>
          </chart:series>
          <chart:series chart:style-name="ch9" chart:values-cell-range-address="Sheet1.T2:Sheet1.T241" chart:label-cell-address="Sheet1.T1:Sheet1.T1" chart:class="chart:bar">
            <chart:data-point chart:repeated="240"/>
          </chart:series>
          <chart:series chart:style-name="ch10" chart:values-cell-range-address="Sheet1.U2:Sheet1.U241" chart:label-cell-address="Sheet1.U1:Sheet1.U1" chart:class="chart:bar">
            <chart:data-point chart:repeated="240"/>
          </chart:series>
          <chart:series chart:style-name="ch11" chart:values-cell-range-address="Sheet1.V2:Sheet1.V241" chart:label-cell-address="Sheet1.V1:Sheet1.V1" chart:class="chart:bar">
            <chart:data-point chart:repeated="240"/>
          </chart:series>
          <chart:series chart:style-name="ch12" chart:values-cell-range-address="Sheet1.W2:Sheet1.W241" chart:label-cell-address="Sheet1.W1:Sheet1.W1" chart:class="chart:bar">
            <chart:data-point chart:repeated="240"/>
          </chart:series>
          <chart:series chart:style-name="ch13" chart:values-cell-range-address="Sheet1.X2:Sheet1.X241" chart:label-cell-address="Sheet1.X1:Sheet1.X1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S1:Sheet1.S1</svg:desc>
                </draw:g>
              </table:table-cell>
              <table:table-cell office:value-type="string">
                <text:p> ALUs</text:p>
                <draw:g>
                  <svg:desc>Sheet1.T1:Sheet1.T1</svg:desc>
                </draw:g>
              </table:table-cell>
              <table:table-cell office:value-type="string">
                <text:p> MULs</text:p>
                <draw:g>
                  <svg:desc>Sheet1.U1:Sheet1.U1</svg:desc>
                </draw:g>
              </table:table-cell>
              <table:table-cell office:value-type="string">
                <text:p> LSUs</text:p>
                <draw:g>
                  <svg:desc>Sheet1.V1:Sheet1.V1</svg:desc>
                </draw:g>
              </table:table-cell>
              <table:table-cell office:value-type="string">
                <text:p> Banks</text:p>
                <draw:g>
                  <svg:desc>Sheet1.W1:Sheet1.W1</svg:desc>
                </draw:g>
              </table:table-cell>
              <table:table-cell office:value-type="string">
                <text:p>Cycles (10k)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2:Sheet1.R241</svg:desc>
                </draw:g>
              </table:table-cell>
              <table:table-cell office:value-type="float" office:value="1">
                <text:p>1</text:p>
                <draw:g>
                  <svg:desc>Sheet1.S2:Sheet1.S241</svg:desc>
                </draw:g>
              </table:table-cell>
              <table:table-cell office:value-type="float" office:value="1">
                <text:p>1</text:p>
                <draw:g>
                  <svg:desc>Sheet1.T2:Sheet1.T241</svg:desc>
                </draw:g>
              </table:table-cell>
              <table:table-cell office:value-type="float" office:value="1">
                <text:p>1</text:p>
                <draw:g>
                  <svg:desc>Sheet1.U2:Sheet1.U241</svg:desc>
                </draw:g>
              </table:table-cell>
              <table:table-cell office:value-type="float" office:value="1">
                <text:p>1</text:p>
                <draw:g>
                  <svg:desc>Sheet1.V2:Sheet1.V241</svg:desc>
                </draw:g>
              </table:table-cell>
              <table:table-cell office:value-type="float" office:value="1">
                <text:p>1</text:p>
                <draw:g>
                  <svg:desc>Sheet1.W2:Sheet1.W241</svg:desc>
                </draw:g>
              </table:table-cell>
              <table:table-cell office:value-type="float" office:value="64.2129">
                <text:p>64.2129</text:p>
                <draw:g>
                  <svg:desc>Sheet1.X2:Sheet1.X2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0.9094">
                <text:p>60.9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9235">
                <text:p>60.9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.9231">
                <text:p>60.9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.271">
                <text:p>59.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.2851">
                <text:p>59.2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.2847">
                <text:p>59.2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.8075">
                <text:p>57.8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.0683">
                <text:p>59.0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.0679">
                <text:p>59.0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6.3603">
                <text:p>56.3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8.8772">
                <text:p>58.8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8.8768">
                <text:p>58.8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1.2317">
                <text:p>51.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.2328">
                <text:p>51.2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.2324">
                <text:p>51.2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933">
                <text:p>49.5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944">
                <text:p>49.5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594">
                <text:p>49.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7709">
                <text:p>49.7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7776">
                <text:p>49.7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7772">
                <text:p>49.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.1325">
                <text:p>48.1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.1392">
                <text:p>48.1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.1388">
                <text:p>48.1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7709">
                <text:p>49.7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7776">
                <text:p>49.7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7772">
                <text:p>49.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.1325">
                <text:p>48.1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.1392">
                <text:p>48.1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.1388">
                <text:p>48.13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1094">
                <text:p>32.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1089">
                <text:p>32.1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4574">
                <text:p>30.4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0.457">
                <text:p>30.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4646">
                <text:p>30.4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4635">
                <text:p>30.4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.4635">
                <text:p>30.4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6382">
                <text:p>29.6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.6378">
                <text:p>29.6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6454">
                <text:p>29.6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6443">
                <text:p>29.6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6443">
                <text:p>29.6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9063">
                <text:p>28.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9059">
                <text:p>28.9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5369">
                <text:p>29.5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5358">
                <text:p>29.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5358">
                <text:p>29.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1827">
                <text:p>28.1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1823">
                <text:p>28.1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4413">
                <text:p>29.4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4402">
                <text:p>29.4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4402">
                <text:p>29.4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185">
                <text:p>25.6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19">
                <text:p>25.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6183">
                <text:p>25.6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.6181">
                <text:p>25.6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7993">
                <text:p>24.7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7988">
                <text:p>24.7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7998">
                <text:p>24.7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7991">
                <text:p>24.7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7989">
                <text:p>24.7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8881">
                <text:p>24.8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876">
                <text:p>24.8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914">
                <text:p>24.8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907">
                <text:p>24.8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905">
                <text:p>24.8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0689">
                <text:p>2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0684">
                <text:p>24.0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722">
                <text:p>24.0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715">
                <text:p>24.0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713">
                <text:p>24.0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8881">
                <text:p>24.8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876">
                <text:p>24.8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914">
                <text:p>24.8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907">
                <text:p>24.8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905">
                <text:p>24.8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0689">
                <text:p>2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0684">
                <text:p>24.0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722">
                <text:p>24.0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715">
                <text:p>24.0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713">
                <text:p>24.07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0598">
                <text:p>16.0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0579">
                <text:p>16.0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0574">
                <text:p>16.0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4895">
                <text:p>15.4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2305">
                <text:p>15.2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231">
                <text:p>15.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2834">
                <text:p>15.2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2349">
                <text:p>15.2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2344">
                <text:p>15.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234">
                <text:p>15.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004">
                <text:p>15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209">
                <text:p>14.8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8214">
                <text:p>14.8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282">
                <text:p>14.8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253">
                <text:p>14.8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248">
                <text:p>14.8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8244">
                <text:p>14.8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4572">
                <text:p>14.4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4549">
                <text:p>14.4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4558">
                <text:p>14.4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908">
                <text:p>14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7705">
                <text:p>14.7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7701">
                <text:p>14.7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7698">
                <text:p>14.7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0953">
                <text:p>14.0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0931">
                <text:p>14.0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0939">
                <text:p>14.0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343">
                <text:p>14.8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7227">
                <text:p>14.7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7223">
                <text:p>14.7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722">
                <text:p>14.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698">
                <text:p>12.8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8109">
                <text:p>12.8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8107">
                <text:p>12.8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8717">
                <text:p>12.8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8112">
                <text:p>12.8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8106">
                <text:p>12.8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8106">
                <text:p>12.8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756">
                <text:p>12.4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4013">
                <text:p>12.4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011">
                <text:p>12.4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4594">
                <text:p>12.4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4016">
                <text:p>12.4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01">
                <text:p>12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01">
                <text:p>12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015">
                <text:p>12.8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4457">
                <text:p>12.4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464">
                <text:p>12.4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191">
                <text:p>13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372">
                <text:p>12.5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476">
                <text:p>12.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474">
                <text:p>12.4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547">
                <text:p>12.3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0361">
                <text:p>12.0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0368">
                <text:p>12.0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8065">
                <text:p>12.8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1204">
                <text:p>12.1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038">
                <text:p>12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0378">
                <text:p>12.0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015">
                <text:p>12.8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4457">
                <text:p>12.4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464">
                <text:p>12.4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191">
                <text:p>13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372">
                <text:p>12.5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476">
                <text:p>12.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474">
                <text:p>12.4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547">
                <text:p>12.3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0361">
                <text:p>12.0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0368">
                <text:p>12.0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8065">
                <text:p>12.8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1204">
                <text:p>12.1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038">
                <text:p>12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0378">
                <text:p>12.03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9595">
                <text:p>8.9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0827">
                <text:p>8.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355">
                <text:p>8.0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0331">
                <text:p>8.0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909">
                <text:p>8.5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7319">
                <text:p>7.7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6768">
                <text:p>7.6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7677">
                <text:p>7.7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6788">
                <text:p>8.6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7895">
                <text:p>7.7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6234">
                <text:p>7.6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6229">
                <text:p>7.6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547">
                <text:p>7.5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4717">
                <text:p>7.4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4698">
                <text:p>7.4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121">
                <text:p>8.4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76">
                <text:p>7.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187">
                <text:p>7.4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181">
                <text:p>7.4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532">
                <text:p>8.3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4007">
                <text:p>7.4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351">
                <text:p>7.2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32">
                <text:p>7.2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571">
                <text:p>8.4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332">
                <text:p>7.5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917">
                <text:p>7.3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908">
                <text:p>7.3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1765">
                <text:p>8.1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1929">
                <text:p>7.1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0541">
                <text:p>7.0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0523">
                <text:p>7.0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257">
                <text:p>8.4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093">
                <text:p>7.5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678">
                <text:p>7.3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669">
                <text:p>7.3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7374">
                <text:p>7.7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546">
                <text:p>6.5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5126">
                <text:p>6.5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4252">
                <text:p>6.4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6939">
                <text:p>7.6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784">
                <text:p>6.5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4581">
                <text:p>6.4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613">
                <text:p>7.5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3601">
                <text:p>6.3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555">
                <text:p>6.2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461">
                <text:p>6.2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604">
                <text:p>7.5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502">
                <text:p>6.3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145">
                <text:p>6.2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527">
                <text:p>6.2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631">
                <text:p>6.2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303">
                <text:p>6.2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292">
                <text:p>6.2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22">
                <text:p>7.5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824">
                <text:p>6.4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309">
                <text:p>6.2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299">
                <text:p>6.2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533">
                <text:p>7.5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448">
                <text:p>6.2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53">
                <text:p>6.0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246">
                <text:p>6.0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056">
                <text:p>7.5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799">
                <text:p>6.2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259">
                <text:p>6.0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0251">
                <text:p>6.0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631">
                <text:p>6.2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303">
                <text:p>6.2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292">
                <text:p>6.2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22">
                <text:p>7.5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824">
                <text:p>6.4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309">
                <text:p>6.2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299">
                <text:p>6.2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533">
                <text:p>7.5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448">
                <text:p>6.2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53">
                <text:p>6.0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246">
                <text:p>6.0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056">
                <text:p>7.5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799">
                <text:p>6.2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259">
                <text:p>6.0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0251">
                <text:p>6.02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